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39mm"/>
    </style:style>
    <style:style style:name="co3" style:family="table-column">
      <style:table-column-properties fo:break-before="auto" style:column-width="16.51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20.74mm"/>
    </style:style>
    <style:style style:name="co6" style:family="table-column">
      <style:table-column-properties fo:break-before="auto" style:column-width="19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" table:style-name="ta1">
        <table:shapes>
          <draw:frame draw:z-index="0" draw:style-name="gr1" draw:text-style-name="P1" svg:width="232.98mm" svg:height="124.18mm" svg:x="0.87mm" svg:y="64.35mm">
            <loext:p draw:notify-on-update-of-ranges="A.A3:A.A14 A.B3:A.B3 A.B3:A.B14 A.A3:A.A14 A.C3:A.C3 A.C3:A.C14 A.A3:A.A14 A.D3:A.D3 A.D3:A.D14 A.A3:A.A14 A.E3:A.E3 A.E3:A.E14 A.A3:A.A14 A.F3:A.F3 A.F3:A.F14 A.A3:A.A14 A.G3:A.G3 A.G3:A.G14 A.A3:A.A14 A.H3:A.H3 A.H3:A.H14 A.A3:A.A14 A.I3:A.I3 A.I3:A.I14 A.A3:A.A14 A.J3:A.J3 A.J3:A.J14 A.A3:A.A14 A.K3:A.K3 A.K3:A.K14 A.A3:A.A14 A.L3:A.L3 A.L3:A.L14 A.A3:A.A14 A.M3:A.M3 A.M3:A.M14 A.A3:A.A14 A.N3:A.N3 A.N3:A.N14 A.A3:A.A14 A.O3:A.O3 A.O3:A.O14 A.A3:A.A14 A.P3:A.P3 A.P3:A.P14 A.A3:A.A14 A.Q3:A.Q3 A.Q3:A.Q14 A.A3:A.A14 A.R3:A.R3 A.R3:A.R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mm" svg:height="129.4mm" svg:x="5.14mm" svg:y="302.95mm">
            <loext:p draw:notify-on-update-of-ranges="A.A55:A.A65 A.B54:A.B54 A.B55:A.B65 A.A55:A.A65 A.C54:A.C54 A.C55:A.C65 A.A55:A.A65 A.D54:A.D54 A.D55:A.D65 A.A55:A.A65 A.E54:A.E54 A.E55:A.E65 A.A55:A.A65 A.F54:A.F54 A.F55:A.F65 A.A55:A.A65 A.G54:A.G54 A.G55:A.G65 A.A55:A.A65 A.H54:A.H54 A.H55:A.H65 A.A55:A.A65 A.I54:A.I54 A.I55:A.I65 A.A55:A.A65 A.J54:A.J54 A.J55:A.J65 A.A55:A.A65 A.K54:A.K54 A.K55:A.K6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30mm" svg:height="129.4mm" svg:x="90.21mm" svg:y="440.21mm">
            <loext:p draw:notify-on-update-of-ranges="A.A101:A.A111 A.B100:A.B100 A.B101:A.B111 A.A101:A.A111 A.C100:A.C100 A.C101:A.C1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 table:number-columns-spanned="17" table:number-rows-spanned="1">
            <text:p>M</text:p>
          </table:table-cell>
          <table:covered-table-cell table:number-columns-repeated="16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 = 50</text:p>
          </table:table-cell>
          <table:table-cell table:style-name="ce2" office:value-type="string" calcext:value-type="string">
            <text:p>M = 100</text:p>
          </table:table-cell>
          <table:table-cell table:style-name="ce2" office:value-type="string" calcext:value-type="string">
            <text:p>M = 150</text:p>
          </table:table-cell>
          <table:table-cell table:style-name="ce2" office:value-type="string" calcext:value-type="string">
            <text:p>M = 200</text:p>
          </table:table-cell>
          <table:table-cell table:style-name="ce2" office:value-type="string" calcext:value-type="string">
            <text:p>M = 250</text:p>
          </table:table-cell>
          <table:table-cell table:style-name="ce2" office:value-type="string" calcext:value-type="string">
            <text:p>M = 300</text:p>
          </table:table-cell>
          <table:table-cell table:style-name="ce2" office:value-type="string" calcext:value-type="string">
            <text:p>M = 350</text:p>
          </table:table-cell>
          <table:table-cell table:style-name="ce2" office:value-type="string" calcext:value-type="string">
            <text:p>M = 400</text:p>
          </table:table-cell>
          <table:table-cell table:style-name="ce2" office:value-type="string" calcext:value-type="string">
            <text:p>M = 1000</text:p>
          </table:table-cell>
          <table:table-cell table:style-name="ce2" office:value-type="string" calcext:value-type="string">
            <text:p>M = 5000</text:p>
          </table:table-cell>
          <table:table-cell table:style-name="ce2" office:value-type="string" calcext:value-type="string">
            <text:p>M = 10000</text:p>
          </table:table-cell>
          <table:table-cell table:style-name="ce2" office:value-type="string" calcext:value-type="string">
            <text:p>M = 15000</text:p>
          </table:table-cell>
          <table:table-cell table:style-name="ce2" office:value-type="string" calcext:value-type="string">
            <text:p>M = 20000</text:p>
          </table:table-cell>
          <table:table-cell table:style-name="ce2" office:value-type="string" calcext:value-type="string">
            <text:p>M =25000</text:p>
          </table:table-cell>
          <table:table-cell table:style-name="ce2" office:value-type="string" calcext:value-type="string">
            <text:p>M = 30000</text:p>
          </table:table-cell>
          <table:table-cell table:style-name="ce2" office:value-type="string" calcext:value-type="string">
            <text:p>M = 35000</text:p>
          </table:table-cell>
          <table:table-cell table:style-name="ce2" office:value-type="string" calcext:value-type="string">
            <text:p>M = 40000</text:p>
          </table:table-cell>
          <table:table-cell table:style-name="ce2" office:value-type="string" calcext:value-type="string">
            <text:p>T1</text:p>
          </table:table-cell>
          <table:table-cell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7" table:style-name="ce3" office:value-type="float" office:value="0" calcext:value-type="float">
            <text:p>0,00</text:p>
          </table:table-cell>
          <table:table-cell table:style-name="ce4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3" office:value-type="float" office:value="2.58877892851435" calcext:value-type="float">
            <text:p>2,59</text:p>
          </table:table-cell>
          <table:table-cell table:style-name="ce3" office:value-type="float" office:value="2.16475382556688" calcext:value-type="float">
            <text:p>2,16</text:p>
          </table:table-cell>
          <table:table-cell table:style-name="ce3" office:value-type="float" office:value="2.01908625497829" calcext:value-type="float">
            <text:p>2,02</text:p>
          </table:table-cell>
          <table:table-cell table:style-name="ce3" office:value-type="float" office:value="1.92192760827838" calcext:value-type="float">
            <text:p>1,92</text:p>
          </table:table-cell>
          <table:table-cell table:style-name="ce3" office:value-type="float" office:value="1.88354455632523" calcext:value-type="float">
            <text:p>1,88</text:p>
          </table:table-cell>
          <table:table-cell table:style-name="ce3" office:value-type="float" office:value="1.85009705295291" calcext:value-type="float">
            <text:p>1,85</text:p>
          </table:table-cell>
          <table:table-cell table:style-name="ce3" office:value-type="float" office:value="1.82513167730222" calcext:value-type="float">
            <text:p>1,83</text:p>
          </table:table-cell>
          <table:table-cell table:style-name="ce3" office:value-type="float" office:value="1.90539488496859" calcext:value-type="float">
            <text:p>1,91</text:p>
          </table:table-cell>
          <table:table-cell table:style-name="ce3" office:value-type="float" office:value="1.84833734905379" calcext:value-type="float">
            <text:p>1,85</text:p>
          </table:table-cell>
          <table:table-cell table:style-name="ce3" office:value-type="float" office:value="2.19638372936949" calcext:value-type="float">
            <text:p>2,20</text:p>
          </table:table-cell>
          <table:table-cell table:style-name="ce3" office:value-type="float" office:value="2.86582010253331" calcext:value-type="float">
            <text:p>2,87</text:p>
          </table:table-cell>
          <table:table-cell table:style-name="ce3" office:value-type="float" office:value="4.45400578440554" calcext:value-type="float">
            <text:p>4,45</text:p>
          </table:table-cell>
          <table:table-cell table:style-name="ce3" office:value-type="float" office:value="5.4284502116106" calcext:value-type="float">
            <text:p>5,43</text:p>
          </table:table-cell>
          <table:table-cell table:style-name="ce3" office:value-type="float" office:value="7.74014898751543" calcext:value-type="float">
            <text:p>7,74</text:p>
          </table:table-cell>
          <table:table-cell table:style-name="ce3" office:value-type="float" office:value="7.58293860264406" calcext:value-type="float">
            <text:p>7,58</text:p>
          </table:table-cell>
          <table:table-cell table:style-name="ce3" office:value-type="float" office:value="10.1797996943392" calcext:value-type="float">
            <text:p>10,18</text:p>
          </table:table-cell>
          <table:table-cell table:style-name="ce3" office:value-type="float" office:value="13.4096826743337" calcext:value-type="float">
            <text:p>13,41</text:p>
          </table:table-cell>
          <table:table-cell table:style-name="ce4" office:value-type="float" office:value="7.34943469090478" calcext:value-type="float">
            <text:p>7,3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3.60709740811864" calcext:value-type="float">
            <text:p>3,61</text:p>
          </table:table-cell>
          <table:table-cell table:style-name="ce3" office:value-type="float" office:value="3.1389905309238" calcext:value-type="float">
            <text:p>3,14</text:p>
          </table:table-cell>
          <table:table-cell table:style-name="ce3" office:value-type="float" office:value="2.9606749991623" calcext:value-type="float">
            <text:p>2,96</text:p>
          </table:table-cell>
          <table:table-cell table:style-name="ce3" office:value-type="float" office:value="2.88286037147922" calcext:value-type="float">
            <text:p>2,88</text:p>
          </table:table-cell>
          <table:table-cell table:style-name="ce3" office:value-type="float" office:value="2.87069182788073" calcext:value-type="float">
            <text:p>2,87</text:p>
          </table:table-cell>
          <table:table-cell table:style-name="ce3" office:value-type="float" office:value="2.80410946995838" calcext:value-type="float">
            <text:p>2,80</text:p>
          </table:table-cell>
          <table:table-cell table:style-name="ce3" office:value-type="float" office:value="2.7686940489345" calcext:value-type="float">
            <text:p>2,77</text:p>
          </table:table-cell>
          <table:table-cell table:style-name="ce3" office:value-type="float" office:value="2.78355980427787" calcext:value-type="float">
            <text:p>2,78</text:p>
          </table:table-cell>
          <table:table-cell table:style-name="ce3" office:value-type="float" office:value="2.81780934566551" calcext:value-type="float">
            <text:p>2,82</text:p>
          </table:table-cell>
          <table:table-cell table:style-name="ce3" office:value-type="float" office:value="3.39080835212073" calcext:value-type="float">
            <text:p>3,39</text:p>
          </table:table-cell>
          <table:table-cell table:style-name="ce3" office:value-type="float" office:value="4.14623210453648" calcext:value-type="float">
            <text:p>4,15</text:p>
          </table:table-cell>
          <table:table-cell table:style-name="ce3" office:value-type="float" office:value="8.95841490193124" calcext:value-type="float">
            <text:p>8,96</text:p>
          </table:table-cell>
          <table:table-cell table:style-name="ce3" office:value-type="float" office:value="8.08558137440407" calcext:value-type="float">
            <text:p>8,09</text:p>
          </table:table-cell>
          <table:table-cell table:style-name="ce3" office:value-type="float" office:value="12.0101289546389" calcext:value-type="float">
            <text:p>12,01</text:p>
          </table:table-cell>
          <table:table-cell table:style-name="ce3" office:value-type="float" office:value="13.46" calcext:value-type="float">
            <text:p>13,46</text:p>
          </table:table-cell>
          <table:table-cell table:style-name="ce3" office:value-type="float" office:value="19.8638765685091" calcext:value-type="float">
            <text:p>19,86</text:p>
          </table:table-cell>
          <table:table-cell table:style-name="ce3" office:value-type="float" office:value="23.3627750163661" calcext:value-type="float">
            <text:p>23,36</text:p>
          </table:table-cell>
          <table:table-cell table:style-name="ce4" office:value-type="float" office:value="11.113344552028" calcext:value-type="float">
            <text:p>11,11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style-name="ce3" office:value-type="float" office:value="4.61038134278875" calcext:value-type="float">
            <text:p>4,61</text:p>
          </table:table-cell>
          <table:table-cell table:style-name="ce3" office:value-type="float" office:value="4.13905134404259" calcext:value-type="float">
            <text:p>4,14</text:p>
          </table:table-cell>
          <table:table-cell table:style-name="ce3" office:value-type="float" office:value="3.89274651149182" calcext:value-type="float">
            <text:p>3,89</text:p>
          </table:table-cell>
          <table:table-cell table:style-name="ce3" office:value-type="float" office:value="3.79419257241227" calcext:value-type="float">
            <text:p>3,79</text:p>
          </table:table-cell>
          <table:table-cell table:style-name="ce3" office:value-type="float" office:value="3.75541507111543" calcext:value-type="float">
            <text:p>3,76</text:p>
          </table:table-cell>
          <table:table-cell table:style-name="ce3" office:value-type="float" office:value="3.72819811659553" calcext:value-type="float">
            <text:p>3,73</text:p>
          </table:table-cell>
          <table:table-cell table:style-name="ce3" office:value-type="float" office:value="3.71310358018493" calcext:value-type="float">
            <text:p>3,71</text:p>
          </table:table-cell>
          <table:table-cell table:style-name="ce3" office:value-type="float" office:value="3.74128622472949" calcext:value-type="float">
            <text:p>3,74</text:p>
          </table:table-cell>
          <table:table-cell table:style-name="ce3" office:value-type="float" office:value="3.80384129330166" calcext:value-type="float">
            <text:p>3,80</text:p>
          </table:table-cell>
          <table:table-cell table:style-name="ce3" office:value-type="float" office:value="4.58909768791566" calcext:value-type="float">
            <text:p>4,59</text:p>
          </table:table-cell>
          <table:table-cell table:style-name="ce3" office:value-type="float" office:value="5.58712523115333" calcext:value-type="float">
            <text:p>5,59</text:p>
          </table:table-cell>
          <table:table-cell table:style-name="ce3" office:value-type="float" office:value="10.8189476840657" calcext:value-type="float">
            <text:p>10,82</text:p>
          </table:table-cell>
          <table:table-cell table:style-name="ce3" office:value-type="float" office:value="11.4892962748613" calcext:value-type="float">
            <text:p>11,49</text:p>
          </table:table-cell>
          <table:table-cell table:style-name="ce3" office:value-type="float" office:value="13.4825239833702" calcext:value-type="float">
            <text:p>13,48</text:p>
          </table:table-cell>
          <table:table-cell table:style-name="ce3" office:value-type="float" office:value="15.4946882535017" calcext:value-type="float">
            <text:p>15,49</text:p>
          </table:table-cell>
          <table:table-cell table:style-name="ce3" office:value-type="float" office:value="22.2373713482568" calcext:value-type="float">
            <text:p>22,24</text:p>
          </table:table-cell>
          <table:table-cell table:style-name="ce3" office:value-type="float" office:value="29.9884554536271" calcext:value-type="float">
            <text:p>29,99</text:p>
          </table:table-cell>
          <table:table-cell table:style-name="ce4" office:value-type="float" office:value="14.6861283104393" calcext:value-type="float">
            <text:p>14,69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3" office:value-type="float" office:value="5.58127745412962" calcext:value-type="float">
            <text:p>5,58</text:p>
          </table:table-cell>
          <table:table-cell table:style-name="ce3" office:value-type="float" office:value="5.04334241426279" calcext:value-type="float">
            <text:p>5,04</text:p>
          </table:table-cell>
          <table:table-cell table:style-name="ce3" office:value-type="float" office:value="4.86519152681366" calcext:value-type="float">
            <text:p>4,87</text:p>
          </table:table-cell>
          <table:table-cell table:style-name="ce3" office:value-type="float" office:value="4.84282546159374" calcext:value-type="float">
            <text:p>4,84</text:p>
          </table:table-cell>
          <table:table-cell table:style-name="ce3" office:value-type="float" office:value="4.6822652415463" calcext:value-type="float">
            <text:p>4,68</text:p>
          </table:table-cell>
          <table:table-cell table:style-name="ce3" office:value-type="float" office:value="4.62995583326299" calcext:value-type="float">
            <text:p>4,63</text:p>
          </table:table-cell>
          <table:table-cell table:style-name="ce3" office:value-type="float" office:value="4.60847612324566" calcext:value-type="float">
            <text:p>4,61</text:p>
          </table:table-cell>
          <table:table-cell table:style-name="ce3" office:value-type="float" office:value="4.62541494329753" calcext:value-type="float">
            <text:p>4,63</text:p>
          </table:table-cell>
          <table:table-cell table:style-name="ce3" office:value-type="float" office:value="4.73466959199563" calcext:value-type="float">
            <text:p>4,73</text:p>
          </table:table-cell>
          <table:table-cell table:style-name="ce3" office:value-type="float" office:value="5.86615362910292" calcext:value-type="float">
            <text:p>5,87</text:p>
          </table:table-cell>
          <table:table-cell table:style-name="ce3" office:value-type="float" office:value="7.29016572091099" calcext:value-type="float">
            <text:p>7,29</text:p>
          </table:table-cell>
          <table:table-cell table:style-name="ce3" office:value-type="float" office:value="13.619137831107" calcext:value-type="float">
            <text:p>13,62</text:p>
          </table:table-cell>
          <table:table-cell table:style-name="ce3" office:value-type="float" office:value="14.8748516788798" calcext:value-type="float">
            <text:p>14,87</text:p>
          </table:table-cell>
          <table:table-cell table:style-name="ce3" office:value-type="float" office:value="16.0393092336442" calcext:value-type="float">
            <text:p>16,04</text:p>
          </table:table-cell>
          <table:table-cell table:style-name="ce3" office:value-type="float" office:value="23.2" calcext:value-type="float">
            <text:p>23,20</text:p>
          </table:table-cell>
          <table:table-cell table:style-name="ce3" office:value-type="float" office:value="26.8581090776828" calcext:value-type="float">
            <text:p>26,86</text:p>
          </table:table-cell>
          <table:table-cell table:style-name="ce3" office:value-type="float" office:value="40.8025178853629" calcext:value-type="float">
            <text:p>40,80</text:p>
          </table:table-cell>
          <table:table-cell table:style-name="ce4" office:value-type="float" office:value="18.5816259836934" calcext:value-type="float">
            <text:p>18,58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style-name="ce3" office:value-type="float" office:value="7.01016745985838" calcext:value-type="float">
            <text:p>7,01</text:p>
          </table:table-cell>
          <table:table-cell table:style-name="ce3" office:value-type="float" office:value="5.99141691837753" calcext:value-type="float">
            <text:p>5,99</text:p>
          </table:table-cell>
          <table:table-cell table:style-name="ce3" office:value-type="float" office:value="5.75679562644337" calcext:value-type="float">
            <text:p>5,76</text:p>
          </table:table-cell>
          <table:table-cell table:style-name="ce3" office:value-type="float" office:value="5.64665166802792" calcext:value-type="float">
            <text:p>5,65</text:p>
          </table:table-cell>
          <table:table-cell table:style-name="ce3" office:value-type="float" office:value="5.59340972190853" calcext:value-type="float">
            <text:p>5,59</text:p>
          </table:table-cell>
          <table:table-cell table:style-name="ce3" office:value-type="float" office:value="5.59320213133784" calcext:value-type="float">
            <text:p>5,59</text:p>
          </table:table-cell>
          <table:table-cell table:style-name="ce3" office:value-type="float" office:value="5.52261888395983" calcext:value-type="float">
            <text:p>5,52</text:p>
          </table:table-cell>
          <table:table-cell table:style-name="ce3" office:value-type="float" office:value="5.54565373054796" calcext:value-type="float">
            <text:p>5,55</text:p>
          </table:table-cell>
          <table:table-cell table:style-name="ce3" office:value-type="float" office:value="5.69218011278642" calcext:value-type="float">
            <text:p>5,69</text:p>
          </table:table-cell>
          <table:table-cell table:style-name="ce3" office:value-type="float" office:value="7.00349388514596" calcext:value-type="float">
            <text:p>7,00</text:p>
          </table:table-cell>
          <table:table-cell table:style-name="ce3" office:value-type="float" office:value="8.70057469389559" calcext:value-type="float">
            <text:p>8,70</text:p>
          </table:table-cell>
          <table:table-cell table:style-name="ce3" office:value-type="float" office:value="14.7300962811342" calcext:value-type="float">
            <text:p>14,73</text:p>
          </table:table-cell>
          <table:table-cell table:style-name="ce3" office:value-type="float" office:value="16.9939689627498" calcext:value-type="float">
            <text:p>16,99</text:p>
          </table:table-cell>
          <table:table-cell table:style-name="ce3" office:value-type="float" office:value="23.6771104318298" calcext:value-type="float">
            <text:p>23,68</text:p>
          </table:table-cell>
          <table:table-cell table:style-name="ce3" office:value-type="float" office:value="28.0986597718681" calcext:value-type="float">
            <text:p>28,10</text:p>
          </table:table-cell>
          <table:table-cell table:style-name="ce3" office:value-type="float" office:value="32.7917311565836" calcext:value-type="float">
            <text:p>32,79</text:p>
          </table:table-cell>
          <table:table-cell table:style-name="ce3" office:value-type="float" office:value="49.8656500480457" calcext:value-type="float">
            <text:p>49,87</text:p>
          </table:table-cell>
          <table:table-cell table:style-name="ce4" office:value-type="float" office:value="22.2715750388793" calcext:value-type="float">
            <text:p>22,2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3" office:value-type="float" office:value="7.56541964979477" calcext:value-type="float">
            <text:p>7,57</text:p>
          </table:table-cell>
          <table:table-cell table:style-name="ce3" office:value-type="float" office:value="7.23687043522063" calcext:value-type="float">
            <text:p>7,24</text:p>
          </table:table-cell>
          <table:table-cell table:style-name="ce3" office:value-type="float" office:value="6.91575102295093" calcext:value-type="float">
            <text:p>6,92</text:p>
          </table:table-cell>
          <table:table-cell table:style-name="ce3" office:value-type="float" office:value="6.58586195832393" calcext:value-type="float">
            <text:p>6,59</text:p>
          </table:table-cell>
          <table:table-cell table:style-name="ce3" office:value-type="float" office:value="6.48531398201426" calcext:value-type="float">
            <text:p>6,49</text:p>
          </table:table-cell>
          <table:table-cell table:style-name="ce3" office:value-type="float" office:value="6.57282525457693" calcext:value-type="float">
            <text:p>6,57</text:p>
          </table:table-cell>
          <table:table-cell table:style-name="ce3" office:value-type="float" office:value="6.48537713804936" calcext:value-type="float">
            <text:p>6,49</text:p>
          </table:table-cell>
          <table:table-cell table:style-name="ce3" office:value-type="float" office:value="6.43691680457697" calcext:value-type="float">
            <text:p>6,44</text:p>
          </table:table-cell>
          <table:table-cell table:style-name="ce3" office:value-type="float" office:value="6.64182680100672" calcext:value-type="float">
            <text:p>6,64</text:p>
          </table:table-cell>
          <table:table-cell table:style-name="ce3" office:value-type="float" office:value="8.20681433718617" calcext:value-type="float">
            <text:p>8,21</text:p>
          </table:table-cell>
          <table:table-cell table:style-name="ce3" office:value-type="float" office:value="10.2121408469917" calcext:value-type="float">
            <text:p>10,21</text:p>
          </table:table-cell>
          <table:table-cell table:style-name="ce3" office:value-type="float" office:value="20.9089833717314" calcext:value-type="float">
            <text:p>20,91</text:p>
          </table:table-cell>
          <table:table-cell table:style-name="ce3" office:value-type="float" office:value="18.6294947853262" calcext:value-type="float">
            <text:p>18,63</text:p>
          </table:table-cell>
          <table:table-cell table:style-name="ce3" office:value-type="float" office:value="27.0879094617691" calcext:value-type="float">
            <text:p>27,09</text:p>
          </table:table-cell>
          <table:table-cell table:style-name="ce3" office:value-type="float" office:value="32.9622969181146" calcext:value-type="float">
            <text:p>32,96</text:p>
          </table:table-cell>
          <table:table-cell table:style-name="ce3" office:value-type="float" office:value="37.1529566604592" calcext:value-type="float">
            <text:p>37,15</text:p>
          </table:table-cell>
          <table:table-cell table:style-name="ce3" office:value-type="float" office:value="54.1388203891753" calcext:value-type="float">
            <text:p>54,14</text:p>
          </table:table-cell>
          <table:table-cell table:style-name="ce4" office:value-type="float" office:value="26.0790754849863" calcext:value-type="float">
            <text:p>26,08</text:p>
          </table:table-cell>
          <table:table-cell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style-name="ce3" office:value-type="float" office:value="8.54105970796656" calcext:value-type="float">
            <text:p>8,54</text:p>
          </table:table-cell>
          <table:table-cell table:style-name="ce3" office:value-type="float" office:value="7.88813150150782" calcext:value-type="float">
            <text:p>7,89</text:p>
          </table:table-cell>
          <table:table-cell table:style-name="ce3" office:value-type="float" office:value="7.6266455380816" calcext:value-type="float">
            <text:p>7,63</text:p>
          </table:table-cell>
          <table:table-cell table:style-name="ce3" office:value-type="float" office:value="7.68705709151747" calcext:value-type="float">
            <text:p>7,69</text:p>
          </table:table-cell>
          <table:table-cell table:style-name="ce3" office:value-type="float" office:value="7.60228632368489" calcext:value-type="float">
            <text:p>7,60</text:p>
          </table:table-cell>
          <table:table-cell table:style-name="ce3" office:value-type="float" office:value="7.40106274158757" calcext:value-type="float">
            <text:p>7,40</text:p>
          </table:table-cell>
          <table:table-cell table:style-name="ce3" office:value-type="float" office:value="7.40721393554019" calcext:value-type="float">
            <text:p>7,41</text:p>
          </table:table-cell>
          <table:table-cell table:style-name="ce3" office:value-type="float" office:value="7.51784894033339" calcext:value-type="float">
            <text:p>7,52</text:p>
          </table:table-cell>
          <table:table-cell table:style-name="ce3" office:value-type="float" office:value="7.72217747806351" calcext:value-type="float">
            <text:p>7,72</text:p>
          </table:table-cell>
          <table:table-cell table:style-name="ce3" office:value-type="float" office:value="9.43253186835693" calcext:value-type="float">
            <text:p>9,43</text:p>
          </table:table-cell>
          <table:table-cell table:style-name="ce3" office:value-type="float" office:value="11.8998946317792" calcext:value-type="float">
            <text:p>11,90</text:p>
          </table:table-cell>
          <table:table-cell table:style-name="ce3" office:value-type="float" office:value="21.8655207065554" calcext:value-type="float">
            <text:p>21,87</text:p>
          </table:table-cell>
          <table:table-cell table:style-name="ce3" office:value-type="float" office:value="23.4200330546417" calcext:value-type="float">
            <text:p>23,42</text:p>
          </table:table-cell>
          <table:table-cell table:style-name="ce3" office:value-type="float" office:value="32.692073621294" calcext:value-type="float">
            <text:p>32,69</text:p>
          </table:table-cell>
          <table:table-cell table:style-name="ce3" office:value-type="float" office:value="38.6159717009564" calcext:value-type="float">
            <text:p>38,62</text:p>
          </table:table-cell>
          <table:table-cell table:style-name="ce3" office:value-type="float" office:value="47.0189924109095" calcext:value-type="float">
            <text:p>47,02</text:p>
          </table:table-cell>
          <table:table-cell table:style-name="ce3" office:value-type="float" office:value="57.0362090503327" calcext:value-type="float">
            <text:p>57,04</text:p>
          </table:table-cell>
          <table:table-cell table:style-name="ce4" office:value-type="float" office:value="29.9094744149627" calcext:value-type="float">
            <text:p>29,91</text:p>
          </table:table-cell>
          <table:table-cell table:style-name="ce4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3" office:value-type="float" office:value="10.0282714583705" calcext:value-type="float">
            <text:p>10,03</text:p>
          </table:table-cell>
          <table:table-cell table:style-name="ce3" office:value-type="float" office:value="8.83389495575339" calcext:value-type="float">
            <text:p>8,83</text:p>
          </table:table-cell>
          <table:table-cell table:style-name="ce3" office:value-type="float" office:value="8.58555339609132" calcext:value-type="float">
            <text:p>8,59</text:p>
          </table:table-cell>
          <table:table-cell table:style-name="ce3" office:value-type="float" office:value="8.40721392241245" calcext:value-type="float">
            <text:p>8,41</text:p>
          </table:table-cell>
          <table:table-cell table:style-name="ce3" office:value-type="float" office:value="8.29817073388083" calcext:value-type="float">
            <text:p>8,30</text:p>
          </table:table-cell>
          <table:table-cell table:style-name="ce3" office:value-type="float" office:value="8.24672476593571" calcext:value-type="float">
            <text:p>8,25</text:p>
          </table:table-cell>
          <table:table-cell table:style-name="ce3" office:value-type="float" office:value="8.52139946397534" calcext:value-type="float">
            <text:p>8,52</text:p>
          </table:table-cell>
          <table:table-cell table:style-name="ce3" office:value-type="float" office:value="8.35386977448425" calcext:value-type="float">
            <text:p>8,35</text:p>
          </table:table-cell>
          <table:table-cell table:style-name="ce3" office:value-type="float" office:value="8.57984505656581" calcext:value-type="float">
            <text:p>8,58</text:p>
          </table:table-cell>
          <table:table-cell table:style-name="ce3" office:value-type="float" office:value="10.6207814942378" calcext:value-type="float">
            <text:p>10,62</text:p>
          </table:table-cell>
          <table:table-cell table:style-name="ce3" office:value-type="float" office:value="13.2955815557523" calcext:value-type="float">
            <text:p>13,30</text:p>
          </table:table-cell>
          <table:table-cell table:style-name="ce3" office:value-type="float" office:value="25.8543062341553" calcext:value-type="float">
            <text:p>25,85</text:p>
          </table:table-cell>
          <table:table-cell table:style-name="ce3" office:value-type="float" office:value="25.9323978920005" calcext:value-type="float">
            <text:p>25,93</text:p>
          </table:table-cell>
          <table:table-cell table:style-name="ce3" office:value-type="float" office:value="34.4087914441045" calcext:value-type="float">
            <text:p>34,41</text:p>
          </table:table-cell>
          <table:table-cell table:style-name="ce3" office:value-type="float" office:value="47.8361824243321" calcext:value-type="float">
            <text:p>47,84</text:p>
          </table:table-cell>
          <table:table-cell table:style-name="ce3" office:value-type="float" office:value="57.8361824243321" calcext:value-type="float">
            <text:p>57,84</text:p>
          </table:table-cell>
          <table:table-cell table:style-name="ce3" office:value-type="float" office:value="62.3191575287474" calcext:value-type="float">
            <text:p>62,32</text:p>
          </table:table-cell>
          <table:table-cell table:style-name="ce4" office:value-type="float" office:value="33.8038719974045" calcext:value-type="float">
            <text:p>33,80</text:p>
          </table:table-cell>
          <table:table-cell table:style-name="ce4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style-name="ce3" office:value-type="float" office:value="10.4953975069344" calcext:value-type="float">
            <text:p>10,50</text:p>
          </table:table-cell>
          <table:table-cell table:style-name="ce3" office:value-type="float" office:value="10.7551647891191" calcext:value-type="float">
            <text:p>10,76</text:p>
          </table:table-cell>
          <table:table-cell table:style-name="ce3" office:value-type="float" office:value="9.82704303754093" calcext:value-type="float">
            <text:p>9,83</text:p>
          </table:table-cell>
          <table:table-cell table:style-name="ce3" office:value-type="float" office:value="9.34635675386199" calcext:value-type="float">
            <text:p>9,35</text:p>
          </table:table-cell>
          <table:table-cell table:style-name="ce3" office:value-type="float" office:value="9.44672718823627" calcext:value-type="float">
            <text:p>9,45</text:p>
          </table:table-cell>
          <table:table-cell table:style-name="ce3" office:value-type="float" office:value="9.41681185282999" calcext:value-type="float">
            <text:p>9,42</text:p>
          </table:table-cell>
          <table:table-cell table:style-name="ce3" office:value-type="float" office:value="9.22598916814653" calcext:value-type="float">
            <text:p>9,23</text:p>
          </table:table-cell>
          <table:table-cell table:style-name="ce3" office:value-type="float" office:value="9.42990538040584" calcext:value-type="float">
            <text:p>9,43</text:p>
          </table:table-cell>
          <table:table-cell table:style-name="ce3" office:value-type="float" office:value="9.54240034800076" calcext:value-type="float">
            <text:p>9,54</text:p>
          </table:table-cell>
          <table:table-cell table:style-name="ce3" office:value-type="float" office:value="11.8630248450691" calcext:value-type="float">
            <text:p>11,86</text:p>
          </table:table-cell>
          <table:table-cell table:style-name="ce3" office:value-type="float" office:value="15.4791356167191" calcext:value-type="float">
            <text:p>15,48</text:p>
          </table:table-cell>
          <table:table-cell table:style-name="ce3" office:value-type="float" office:value="23.8423336831512" calcext:value-type="float">
            <text:p>23,84</text:p>
          </table:table-cell>
          <table:table-cell table:style-name="ce3" office:value-type="float" office:value="28.4977899634926" calcext:value-type="float">
            <text:p>28,50</text:p>
          </table:table-cell>
          <table:table-cell table:style-name="ce3" office:value-type="float" office:value="34.9443266249096" calcext:value-type="float">
            <text:p>34,94</text:p>
          </table:table-cell>
          <table:table-cell table:style-name="ce3" office:value-type="float" office:value="51.570268187684" calcext:value-type="float">
            <text:p>51,57</text:p>
          </table:table-cell>
          <table:table-cell table:style-name="ce3" office:value-type="float" office:value="60.7" calcext:value-type="float">
            <text:p>60,70</text:p>
          </table:table-cell>
          <table:table-cell table:style-name="ce3" office:value-type="float" office:value="68.4088452454633" calcext:value-type="float">
            <text:p>68,41</text:p>
          </table:table-cell>
          <table:table-cell table:style-name="ce4" office:value-type="float" office:value="37.6785381901944" calcext:value-type="float">
            <text:p>37,68</text:p>
          </table:table-cell>
          <table:table-cell table:style-name="ce4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3" office:value-type="float" office:value="12.1759054724421" calcext:value-type="float">
            <text:p>12,18</text:p>
          </table:table-cell>
          <table:table-cell table:style-name="ce3" office:value-type="float" office:value="10.7018411776169" calcext:value-type="float">
            <text:p>10,70</text:p>
          </table:table-cell>
          <table:table-cell table:style-name="ce3" office:value-type="float" office:value="10.3996382863093" calcext:value-type="float">
            <text:p>10,40</text:p>
          </table:table-cell>
          <table:table-cell table:style-name="ce3" office:value-type="float" office:value="10.4652620115281" calcext:value-type="float">
            <text:p>10,47</text:p>
          </table:table-cell>
          <table:table-cell table:style-name="ce3" office:value-type="float" office:value="10.1801214051664" calcext:value-type="float">
            <text:p>10,18</text:p>
          </table:table-cell>
          <table:table-cell table:style-name="ce3" office:value-type="float" office:value="10.0868693490156" calcext:value-type="float">
            <text:p>10,09</text:p>
          </table:table-cell>
          <table:table-cell table:style-name="ce3" office:value-type="float" office:value="10.3308186734316" calcext:value-type="float">
            <text:p>10,33</text:p>
          </table:table-cell>
          <table:table-cell table:style-name="ce3" office:value-type="float" office:value="10.189251251176" calcext:value-type="float">
            <text:p>10,19</text:p>
          </table:table-cell>
          <table:table-cell table:style-name="ce3" office:value-type="float" office:value="10.3841719868422" calcext:value-type="float">
            <text:p>10,38</text:p>
          </table:table-cell>
          <table:table-cell table:style-name="ce3" office:value-type="float" office:value="13.0912005572379" calcext:value-type="float">
            <text:p>13,09</text:p>
          </table:table-cell>
          <table:table-cell table:style-name="ce3" office:value-type="float" office:value="16.9881518698987" calcext:value-type="float">
            <text:p>16,99</text:p>
          </table:table-cell>
          <table:table-cell table:style-name="ce3" office:value-type="float" office:value="28.2829462914869" calcext:value-type="float">
            <text:p>28,28</text:p>
          </table:table-cell>
          <table:table-cell table:style-name="ce3" office:value-type="float" office:value="33.3071470926166" calcext:value-type="float">
            <text:p>33,31</text:p>
          </table:table-cell>
          <table:table-cell table:style-name="ce3" office:value-type="float" office:value="40.5016862310012" calcext:value-type="float">
            <text:p>40,50</text:p>
          </table:table-cell>
          <table:table-cell table:style-name="ce3" office:value-type="float" office:value="55.3051058619167" calcext:value-type="float">
            <text:p>55,31</text:p>
          </table:table-cell>
          <table:table-cell table:style-name="ce3" office:value-type="float" office:value="62.1152921409376" calcext:value-type="float">
            <text:p>62,12</text:p>
          </table:table-cell>
          <table:table-cell table:style-name="ce3" office:value-type="float" office:value="75.6183286701319" calcext:value-type="float">
            <text:p>75,62</text:p>
          </table:table-cell>
          <table:table-cell table:style-name="ce4" office:value-type="float" office:value="41.5087102526807" calcext:value-type="float">
            <text:p>41,51</text:p>
          </table:table-cell>
          <table:table-cell table:style-name="ce4"/>
        </table:table-row>
        <table:table-row table:style-name="ro1" table:number-rows-repeated="7">
          <table:table-cell table:number-columns-repeated="19"/>
          <table:table-cell table:style-name="ce4"/>
        </table:table-row>
        <table:table-row table:style-name="ro1" table:number-rows-repeated="32"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M = 50</text:p>
          </table:table-cell>
          <table:table-cell table:style-name="ce2" office:value-type="string" calcext:value-type="string">
            <text:p>M = 100</text:p>
          </table:table-cell>
          <table:table-cell table:style-name="ce2" office:value-type="string" calcext:value-type="string">
            <text:p>M = 150</text:p>
          </table:table-cell>
          <table:table-cell table:style-name="ce2" office:value-type="string" calcext:value-type="string">
            <text:p>M = 200</text:p>
          </table:table-cell>
          <table:table-cell table:style-name="ce2" office:value-type="string" calcext:value-type="string">
            <text:p>M = 250</text:p>
          </table:table-cell>
          <table:table-cell table:style-name="ce2" office:value-type="string" calcext:value-type="string">
            <text:p>M = 300</text:p>
          </table:table-cell>
          <table:table-cell table:style-name="ce2" office:value-type="string" calcext:value-type="string">
            <text:p>M = 350</text:p>
          </table:table-cell>
          <table:table-cell table:style-name="ce2" office:value-type="string" calcext:value-type="string">
            <text:p>M = 400</text:p>
          </table:table-cell>
          <table:table-cell table:style-name="ce2" office:value-type="string" calcext:value-type="string">
            <text:p>M = 1000</text:p>
          </table:table-cell>
          <table:table-cell table:style-name="ce2" office:value-type="string" calcext:value-type="string">
            <text:p>M = 500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number-columns-repeated="9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3" office:value-type="float" office:value="2.58877892851435" calcext:value-type="float">
            <text:p>2,59</text:p>
          </table:table-cell>
          <table:table-cell table:style-name="ce3" office:value-type="float" office:value="2.16475382556688" calcext:value-type="float">
            <text:p>2,16</text:p>
          </table:table-cell>
          <table:table-cell table:style-name="ce3" office:value-type="float" office:value="2.01908625497829" calcext:value-type="float">
            <text:p>2,02</text:p>
          </table:table-cell>
          <table:table-cell table:style-name="ce3" office:value-type="float" office:value="1.92192760827838" calcext:value-type="float">
            <text:p>1,92</text:p>
          </table:table-cell>
          <table:table-cell table:style-name="ce3" office:value-type="float" office:value="1.88354455632523" calcext:value-type="float">
            <text:p>1,88</text:p>
          </table:table-cell>
          <table:table-cell table:style-name="ce3" office:value-type="float" office:value="1.85009705295291" calcext:value-type="float">
            <text:p>1,85</text:p>
          </table:table-cell>
          <table:table-cell table:style-name="ce3" office:value-type="float" office:value="1.82513167730222" calcext:value-type="float">
            <text:p>1,83</text:p>
          </table:table-cell>
          <table:table-cell table:style-name="ce3" office:value-type="float" office:value="1.90539488496859" calcext:value-type="float">
            <text:p>1,91</text:p>
          </table:table-cell>
          <table:table-cell table:style-name="ce3" office:value-type="float" office:value="1.84833734905379" calcext:value-type="float">
            <text:p>1,85</text:p>
          </table:table-cell>
          <table:table-cell table:style-name="ce3" office:value-type="float" office:value="2.19638372936949" calcext:value-type="float">
            <text:p>2,20</text:p>
          </table:table-cell>
          <table:table-cell table:number-columns-repeated="9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3.60709740811864" calcext:value-type="float">
            <text:p>3,61</text:p>
          </table:table-cell>
          <table:table-cell table:style-name="ce3" office:value-type="float" office:value="3.1389905309238" calcext:value-type="float">
            <text:p>3,14</text:p>
          </table:table-cell>
          <table:table-cell table:style-name="ce3" office:value-type="float" office:value="2.9606749991623" calcext:value-type="float">
            <text:p>2,96</text:p>
          </table:table-cell>
          <table:table-cell table:style-name="ce3" office:value-type="float" office:value="2.88286037147922" calcext:value-type="float">
            <text:p>2,88</text:p>
          </table:table-cell>
          <table:table-cell table:style-name="ce3" office:value-type="float" office:value="2.87069182788073" calcext:value-type="float">
            <text:p>2,87</text:p>
          </table:table-cell>
          <table:table-cell table:style-name="ce3" office:value-type="float" office:value="2.80410946995838" calcext:value-type="float">
            <text:p>2,80</text:p>
          </table:table-cell>
          <table:table-cell table:style-name="ce3" office:value-type="float" office:value="2.7686940489345" calcext:value-type="float">
            <text:p>2,77</text:p>
          </table:table-cell>
          <table:table-cell table:style-name="ce3" office:value-type="float" office:value="2.78355980427787" calcext:value-type="float">
            <text:p>2,78</text:p>
          </table:table-cell>
          <table:table-cell table:style-name="ce3" office:value-type="float" office:value="2.81780934566551" calcext:value-type="float">
            <text:p>2,82</text:p>
          </table:table-cell>
          <table:table-cell table:style-name="ce3" office:value-type="float" office:value="3.39080835212073" calcext:value-type="float">
            <text:p>3,39</text:p>
          </table:table-cell>
          <table:table-cell table:number-columns-repeated="9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style-name="ce3" office:value-type="float" office:value="4.61038134278875" calcext:value-type="float">
            <text:p>4,61</text:p>
          </table:table-cell>
          <table:table-cell table:style-name="ce3" office:value-type="float" office:value="4.13905134404259" calcext:value-type="float">
            <text:p>4,14</text:p>
          </table:table-cell>
          <table:table-cell table:style-name="ce3" office:value-type="float" office:value="3.89274651149182" calcext:value-type="float">
            <text:p>3,89</text:p>
          </table:table-cell>
          <table:table-cell table:style-name="ce3" office:value-type="float" office:value="3.79419257241227" calcext:value-type="float">
            <text:p>3,79</text:p>
          </table:table-cell>
          <table:table-cell table:style-name="ce3" office:value-type="float" office:value="3.75541507111543" calcext:value-type="float">
            <text:p>3,76</text:p>
          </table:table-cell>
          <table:table-cell table:style-name="ce3" office:value-type="float" office:value="3.72819811659553" calcext:value-type="float">
            <text:p>3,73</text:p>
          </table:table-cell>
          <table:table-cell table:style-name="ce3" office:value-type="float" office:value="3.71310358018493" calcext:value-type="float">
            <text:p>3,71</text:p>
          </table:table-cell>
          <table:table-cell table:style-name="ce3" office:value-type="float" office:value="3.74128622472949" calcext:value-type="float">
            <text:p>3,74</text:p>
          </table:table-cell>
          <table:table-cell table:style-name="ce3" office:value-type="float" office:value="3.80384129330166" calcext:value-type="float">
            <text:p>3,80</text:p>
          </table:table-cell>
          <table:table-cell table:style-name="ce3" office:value-type="float" office:value="4.58909768791566" calcext:value-type="float">
            <text:p>4,59</text:p>
          </table:table-cell>
          <table:table-cell table:number-columns-repeated="9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3" office:value-type="float" office:value="5.58127745412962" calcext:value-type="float">
            <text:p>5,58</text:p>
          </table:table-cell>
          <table:table-cell table:style-name="ce3" office:value-type="float" office:value="5.04334241426279" calcext:value-type="float">
            <text:p>5,04</text:p>
          </table:table-cell>
          <table:table-cell table:style-name="ce3" office:value-type="float" office:value="4.86519152681366" calcext:value-type="float">
            <text:p>4,87</text:p>
          </table:table-cell>
          <table:table-cell table:style-name="ce3" office:value-type="float" office:value="4.84282546159374" calcext:value-type="float">
            <text:p>4,84</text:p>
          </table:table-cell>
          <table:table-cell table:style-name="ce3" office:value-type="float" office:value="4.6822652415463" calcext:value-type="float">
            <text:p>4,68</text:p>
          </table:table-cell>
          <table:table-cell table:style-name="ce3" office:value-type="float" office:value="4.62995583326299" calcext:value-type="float">
            <text:p>4,63</text:p>
          </table:table-cell>
          <table:table-cell table:style-name="ce3" office:value-type="float" office:value="4.60847612324566" calcext:value-type="float">
            <text:p>4,61</text:p>
          </table:table-cell>
          <table:table-cell table:style-name="ce3" office:value-type="float" office:value="4.62541494329753" calcext:value-type="float">
            <text:p>4,63</text:p>
          </table:table-cell>
          <table:table-cell table:style-name="ce3" office:value-type="float" office:value="4.73466959199563" calcext:value-type="float">
            <text:p>4,73</text:p>
          </table:table-cell>
          <table:table-cell table:style-name="ce3" office:value-type="float" office:value="5.86615362910292" calcext:value-type="float">
            <text:p>5,87</text:p>
          </table:table-cell>
          <table:table-cell table:number-columns-repeated="9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style-name="ce3" office:value-type="float" office:value="7.01016745985838" calcext:value-type="float">
            <text:p>7,01</text:p>
          </table:table-cell>
          <table:table-cell table:style-name="ce3" office:value-type="float" office:value="5.99141691837753" calcext:value-type="float">
            <text:p>5,99</text:p>
          </table:table-cell>
          <table:table-cell table:style-name="ce3" office:value-type="float" office:value="5.75679562644337" calcext:value-type="float">
            <text:p>5,76</text:p>
          </table:table-cell>
          <table:table-cell table:style-name="ce3" office:value-type="float" office:value="5.64665166802792" calcext:value-type="float">
            <text:p>5,65</text:p>
          </table:table-cell>
          <table:table-cell table:style-name="ce3" office:value-type="float" office:value="5.59340972190853" calcext:value-type="float">
            <text:p>5,59</text:p>
          </table:table-cell>
          <table:table-cell table:style-name="ce3" office:value-type="float" office:value="5.59320213133784" calcext:value-type="float">
            <text:p>5,59</text:p>
          </table:table-cell>
          <table:table-cell table:style-name="ce3" office:value-type="float" office:value="5.52261888395983" calcext:value-type="float">
            <text:p>5,52</text:p>
          </table:table-cell>
          <table:table-cell table:style-name="ce3" office:value-type="float" office:value="5.54565373054796" calcext:value-type="float">
            <text:p>5,55</text:p>
          </table:table-cell>
          <table:table-cell table:style-name="ce3" office:value-type="float" office:value="5.69218011278642" calcext:value-type="float">
            <text:p>5,69</text:p>
          </table:table-cell>
          <table:table-cell table:style-name="ce3" office:value-type="float" office:value="7.00349388514596" calcext:value-type="float">
            <text:p>7,00</text:p>
          </table:table-cell>
          <table:table-cell table:number-columns-repeated="9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3" office:value-type="float" office:value="7.56541964979477" calcext:value-type="float">
            <text:p>7,57</text:p>
          </table:table-cell>
          <table:table-cell table:style-name="ce3" office:value-type="float" office:value="7.23687043522063" calcext:value-type="float">
            <text:p>7,24</text:p>
          </table:table-cell>
          <table:table-cell table:style-name="ce3" office:value-type="float" office:value="6.91575102295093" calcext:value-type="float">
            <text:p>6,92</text:p>
          </table:table-cell>
          <table:table-cell table:style-name="ce3" office:value-type="float" office:value="6.58586195832393" calcext:value-type="float">
            <text:p>6,59</text:p>
          </table:table-cell>
          <table:table-cell table:style-name="ce3" office:value-type="float" office:value="6.48531398201426" calcext:value-type="float">
            <text:p>6,49</text:p>
          </table:table-cell>
          <table:table-cell table:style-name="ce3" office:value-type="float" office:value="6.57282525457693" calcext:value-type="float">
            <text:p>6,57</text:p>
          </table:table-cell>
          <table:table-cell table:style-name="ce3" office:value-type="float" office:value="6.48537713804936" calcext:value-type="float">
            <text:p>6,49</text:p>
          </table:table-cell>
          <table:table-cell table:style-name="ce3" office:value-type="float" office:value="6.43691680457697" calcext:value-type="float">
            <text:p>6,44</text:p>
          </table:table-cell>
          <table:table-cell table:style-name="ce3" office:value-type="float" office:value="6.64182680100672" calcext:value-type="float">
            <text:p>6,64</text:p>
          </table:table-cell>
          <table:table-cell table:style-name="ce3" office:value-type="float" office:value="8.20681433718617" calcext:value-type="float">
            <text:p>8,21</text:p>
          </table:table-cell>
          <table:table-cell table:number-columns-repeated="9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style-name="ce3" office:value-type="float" office:value="8.54105970796656" calcext:value-type="float">
            <text:p>8,54</text:p>
          </table:table-cell>
          <table:table-cell table:style-name="ce3" office:value-type="float" office:value="7.88813150150782" calcext:value-type="float">
            <text:p>7,89</text:p>
          </table:table-cell>
          <table:table-cell table:style-name="ce3" office:value-type="float" office:value="7.6266455380816" calcext:value-type="float">
            <text:p>7,63</text:p>
          </table:table-cell>
          <table:table-cell table:style-name="ce3" office:value-type="float" office:value="7.68705709151747" calcext:value-type="float">
            <text:p>7,69</text:p>
          </table:table-cell>
          <table:table-cell table:style-name="ce3" office:value-type="float" office:value="7.60228632368489" calcext:value-type="float">
            <text:p>7,60</text:p>
          </table:table-cell>
          <table:table-cell table:style-name="ce3" office:value-type="float" office:value="7.40106274158757" calcext:value-type="float">
            <text:p>7,40</text:p>
          </table:table-cell>
          <table:table-cell table:style-name="ce3" office:value-type="float" office:value="7.40721393554019" calcext:value-type="float">
            <text:p>7,41</text:p>
          </table:table-cell>
          <table:table-cell table:style-name="ce3" office:value-type="float" office:value="7.51784894033339" calcext:value-type="float">
            <text:p>7,52</text:p>
          </table:table-cell>
          <table:table-cell table:style-name="ce3" office:value-type="float" office:value="7.72217747806351" calcext:value-type="float">
            <text:p>7,72</text:p>
          </table:table-cell>
          <table:table-cell table:style-name="ce3" office:value-type="float" office:value="9.43253186835693" calcext:value-type="float">
            <text:p>9,43</text:p>
          </table:table-cell>
          <table:table-cell table:number-columns-repeated="9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3" office:value-type="float" office:value="10.0282714583705" calcext:value-type="float">
            <text:p>10,03</text:p>
          </table:table-cell>
          <table:table-cell table:style-name="ce3" office:value-type="float" office:value="8.83389495575339" calcext:value-type="float">
            <text:p>8,83</text:p>
          </table:table-cell>
          <table:table-cell table:style-name="ce3" office:value-type="float" office:value="8.58555339609132" calcext:value-type="float">
            <text:p>8,59</text:p>
          </table:table-cell>
          <table:table-cell table:style-name="ce3" office:value-type="float" office:value="8.40721392241245" calcext:value-type="float">
            <text:p>8,41</text:p>
          </table:table-cell>
          <table:table-cell table:style-name="ce3" office:value-type="float" office:value="8.29817073388083" calcext:value-type="float">
            <text:p>8,30</text:p>
          </table:table-cell>
          <table:table-cell table:style-name="ce3" office:value-type="float" office:value="8.24672476593571" calcext:value-type="float">
            <text:p>8,25</text:p>
          </table:table-cell>
          <table:table-cell table:style-name="ce3" office:value-type="float" office:value="8.52139946397534" calcext:value-type="float">
            <text:p>8,52</text:p>
          </table:table-cell>
          <table:table-cell table:style-name="ce3" office:value-type="float" office:value="8.35386977448425" calcext:value-type="float">
            <text:p>8,35</text:p>
          </table:table-cell>
          <table:table-cell table:style-name="ce3" office:value-type="float" office:value="8.57984505656581" calcext:value-type="float">
            <text:p>8,58</text:p>
          </table:table-cell>
          <table:table-cell table:style-name="ce3" office:value-type="float" office:value="10.6207814942378" calcext:value-type="float">
            <text:p>10,62</text:p>
          </table:table-cell>
          <table:table-cell table:number-columns-repeated="9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style-name="ce3" office:value-type="float" office:value="10.8953975069344" calcext:value-type="float">
            <text:p>10,90</text:p>
          </table:table-cell>
          <table:table-cell table:style-name="ce3" office:value-type="float" office:value="10.65" calcext:value-type="float">
            <text:p>10,65</text:p>
          </table:table-cell>
          <table:table-cell table:style-name="ce3" office:value-type="float" office:value="9.82704303754093" calcext:value-type="float">
            <text:p>9,83</text:p>
          </table:table-cell>
          <table:table-cell table:style-name="ce3" office:value-type="float" office:value="9.34635675386199" calcext:value-type="float">
            <text:p>9,35</text:p>
          </table:table-cell>
          <table:table-cell table:style-name="ce3" office:value-type="float" office:value="9.44672718823627" calcext:value-type="float">
            <text:p>9,45</text:p>
          </table:table-cell>
          <table:table-cell table:style-name="ce3" office:value-type="float" office:value="9.41681185282999" calcext:value-type="float">
            <text:p>9,42</text:p>
          </table:table-cell>
          <table:table-cell table:style-name="ce3" office:value-type="float" office:value="9.22598916814653" calcext:value-type="float">
            <text:p>9,23</text:p>
          </table:table-cell>
          <table:table-cell table:style-name="ce3" office:value-type="float" office:value="9.42990538040584" calcext:value-type="float">
            <text:p>9,43</text:p>
          </table:table-cell>
          <table:table-cell table:style-name="ce3" office:value-type="float" office:value="9.54240034800076" calcext:value-type="float">
            <text:p>9,54</text:p>
          </table:table-cell>
          <table:table-cell table:style-name="ce3" office:value-type="float" office:value="11.8630248450691" calcext:value-type="float">
            <text:p>11,86</text:p>
          </table:table-cell>
          <table:table-cell table:number-columns-repeated="9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3" office:value-type="float" office:value="12.1759054724421" calcext:value-type="float">
            <text:p>12,18</text:p>
          </table:table-cell>
          <table:table-cell table:style-name="ce3" office:value-type="float" office:value="11.2018411776169" calcext:value-type="float">
            <text:p>11,20</text:p>
          </table:table-cell>
          <table:table-cell table:style-name="ce3" office:value-type="float" office:value="10.3996382863093" calcext:value-type="float">
            <text:p>10,40</text:p>
          </table:table-cell>
          <table:table-cell table:style-name="ce3" office:value-type="float" office:value="10.4652620115281" calcext:value-type="float">
            <text:p>10,47</text:p>
          </table:table-cell>
          <table:table-cell table:style-name="ce3" office:value-type="float" office:value="10.1801214051664" calcext:value-type="float">
            <text:p>10,18</text:p>
          </table:table-cell>
          <table:table-cell table:style-name="ce3" office:value-type="float" office:value="10.0868693490156" calcext:value-type="float">
            <text:p>10,09</text:p>
          </table:table-cell>
          <table:table-cell table:style-name="ce3" office:value-type="float" office:value="10.3308186734316" calcext:value-type="float">
            <text:p>10,33</text:p>
          </table:table-cell>
          <table:table-cell table:style-name="ce3" office:value-type="float" office:value="10.189251251176" calcext:value-type="float">
            <text:p>10,19</text:p>
          </table:table-cell>
          <table:table-cell table:style-name="ce3" office:value-type="float" office:value="10.3841719868422" calcext:value-type="float">
            <text:p>10,38</text:p>
          </table:table-cell>
          <table:table-cell table:style-name="ce3" office:value-type="float" office:value="13.0912005572379" calcext:value-type="float">
            <text:p>13,09</text:p>
          </table:table-cell>
          <table:table-cell table:number-columns-repeated="9"/>
        </table:table-row>
        <table:table-row table:style-name="ro1" table:number-rows-repeated="34"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M = 300</text:p>
          </table:table-cell>
          <table:table-cell table:style-name="ce2" office:value-type="string" calcext:value-type="string">
            <text:p>Trab 1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</text:p>
          </table:table-cell>
          <table:table-cell table:style-name="ce4" table:formula="of:=[.D101]/4.3" office:value-type="float" office:value="0" calcext:value-type="float">
            <text:p>0,00</text:p>
          </table:table-cell>
          <table:table-cell table:style-name="ce4" office:value-type="float" office:value="0" calcext:value-type="float">
            <text:p>0,00</text:p>
          </table:table-cell>
          <table:table-cell table:number-columns-repeated="16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3" office:value-type="float" office:value="1.85009705295291" calcext:value-type="float">
            <text:p>1,85</text:p>
          </table:table-cell>
          <table:table-cell table:style-name="ce4" table:formula="of:=[.D102]/4.3" office:value-type="float" office:value="1.70917085834995" calcext:value-type="float">
            <text:p>1,71</text:p>
          </table:table-cell>
          <table:table-cell table:style-name="ce4" office:value-type="float" office:value="7.34943469090478" calcext:value-type="float">
            <text:p>7,35</text:p>
          </table:table-cell>
          <table:table-cell table:number-columns-repeated="1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.80410946995838" calcext:value-type="float">
            <text:p>2,80</text:p>
          </table:table-cell>
          <table:table-cell table:style-name="ce4" table:formula="of:=[.D103]/4.3" office:value-type="float" office:value="2.58449873302977" calcext:value-type="float">
            <text:p>2,58</text:p>
          </table:table-cell>
          <table:table-cell table:style-name="ce4" office:value-type="float" office:value="11.113344552028" calcext:value-type="float">
            <text:p>11,11</text:p>
          </table:table-cell>
          <table:table-cell table:number-columns-repeated="16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style-name="ce3" office:value-type="float" office:value="3.72819811659553" calcext:value-type="float">
            <text:p>3,73</text:p>
          </table:table-cell>
          <table:table-cell table:style-name="ce4" table:formula="of:=[.D104]/4.3" office:value-type="float" office:value="3.41537867684635" calcext:value-type="float">
            <text:p>3,42</text:p>
          </table:table-cell>
          <table:table-cell table:style-name="ce4" office:value-type="float" office:value="14.6861283104393" calcext:value-type="float">
            <text:p>14,69</text:p>
          </table:table-cell>
          <table:table-cell table:number-columns-repeated="16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3" office:value-type="float" office:value="4.62995583326299" calcext:value-type="float">
            <text:p>4,63</text:p>
          </table:table-cell>
          <table:table-cell table:style-name="ce4" table:formula="of:=[.D105]/4.3" office:value-type="float" office:value="4.32130836830079" calcext:value-type="float">
            <text:p>4,32</text:p>
          </table:table-cell>
          <table:table-cell table:style-name="ce4" office:value-type="float" office:value="18.5816259836934" calcext:value-type="float">
            <text:p>18,58</text:p>
          </table:table-cell>
          <table:table-cell table:number-columns-repeated="16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style-name="ce3" office:value-type="float" office:value="5.59320213133784" calcext:value-type="float">
            <text:p>5,59</text:p>
          </table:table-cell>
          <table:table-cell table:style-name="ce4" table:formula="of:=[.D106]/4.3" office:value-type="float" office:value="5.17943605555333" calcext:value-type="float">
            <text:p>5,18</text:p>
          </table:table-cell>
          <table:table-cell table:style-name="ce4" office:value-type="float" office:value="22.2715750388793" calcext:value-type="float">
            <text:p>22,27</text:p>
          </table:table-cell>
          <table:table-cell table:number-columns-repeated="16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3" office:value-type="float" office:value="6.57282525457693" calcext:value-type="float">
            <text:p>6,57</text:p>
          </table:table-cell>
          <table:table-cell table:style-name="ce4" table:formula="of:=[.D107]/4.3" office:value-type="float" office:value="6.06490127557821" calcext:value-type="float">
            <text:p>6,06</text:p>
          </table:table-cell>
          <table:table-cell table:style-name="ce4" office:value-type="float" office:value="26.0790754849863" calcext:value-type="float">
            <text:p>26,08</text:p>
          </table:table-cell>
          <table:table-cell table:number-columns-repeated="16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style-name="ce3" office:value-type="float" office:value="7.40106274158757" calcext:value-type="float">
            <text:p>7,40</text:p>
          </table:table-cell>
          <table:table-cell table:style-name="ce4" table:formula="of:=[.D108]/4.3" office:value-type="float" office:value="6.95569172440993" calcext:value-type="float">
            <text:p>6,96</text:p>
          </table:table-cell>
          <table:table-cell table:style-name="ce4" office:value-type="float" office:value="29.9094744149627" calcext:value-type="float">
            <text:p>29,91</text:p>
          </table:table-cell>
          <table:table-cell table:number-columns-repeated="16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3" office:value-type="float" office:value="8.24672476593571" calcext:value-type="float">
            <text:p>8,25</text:p>
          </table:table-cell>
          <table:table-cell table:style-name="ce4" table:formula="of:=[.D109]/4.3" office:value-type="float" office:value="7.86136558079174" calcext:value-type="float">
            <text:p>7,86</text:p>
          </table:table-cell>
          <table:table-cell table:style-name="ce4" office:value-type="float" office:value="33.8038719974045" calcext:value-type="float">
            <text:p>33,80</text:p>
          </table:table-cell>
          <table:table-cell table:number-columns-repeated="16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style-name="ce3" office:value-type="float" office:value="9.41681185282999" calcext:value-type="float">
            <text:p>9,42</text:p>
          </table:table-cell>
          <table:table-cell table:style-name="ce4" table:formula="of:=[.D110]/4.3" office:value-type="float" office:value="8.76245074190568" calcext:value-type="float">
            <text:p>8,76</text:p>
          </table:table-cell>
          <table:table-cell table:style-name="ce4" office:value-type="float" office:value="37.6785381901944" calcext:value-type="float">
            <text:p>37,68</text:p>
          </table:table-cell>
          <table:table-cell table:number-columns-repeated="16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3" office:value-type="float" office:value="10.0868693490156" calcext:value-type="float">
            <text:p>10,09</text:p>
          </table:table-cell>
          <table:table-cell table:style-name="ce4" table:formula="of:=[.D111]/4.3" office:value-type="float" office:value="9.65318843085598" calcext:value-type="float">
            <text:p>9,65</text:p>
          </table:table-cell>
          <table:table-cell table:style-name="ce4" office:value-type="float" office:value="41.5087102526807" calcext:value-type="float">
            <text:p>41,51</text:p>
          </table:table-cell>
          <table:table-cell table:number-columns-repeated="16"/>
        </table:table-row>
      </table:table>
      <table:table table:name="B" table:style-name="ta1">
        <table:shapes>
          <draw:frame draw:z-index="0" draw:style-name="gr1" draw:text-style-name="P1" svg:width="233mm" svg:height="126mm" svg:x="29.79mm" svg:y="65.76mm">
            <loext:p draw:notify-on-update-of-ranges="B.A3:B.A13 B.B2:B.B2 B.B3:B.B13 B.A3:B.A13 B.C2:B.C2 B.C3:B.C13 B.A3:B.A13 B.D2:B.D2 B.D3:B.D13 B.A3:B.A13 B.E2:B.E2 B.E3:B.E13 B.A3:B.A13 B.F2:B.F2 B.F3:B.F13 B.A3:B.A13 B.G2:B.G2 B.G3:B.G13 B.A3:B.A13 B.H2:B.H2 B.H3:B.H13 B.A3:B.A13 B.I2:B.I2 B.I3:B.I13 B.A3:B.A13 B.J2:B.J2 B.J3:B.J13 B.A3:B.A13 B.K2:B.K2 B.K3:B.K13 B.A3:B.A13 B.L2:B.L2 B.L3:B.L13 B.A3:B.A13 B.M2:B.M2 B.M3:B.M13 B.A3:B.A13 B.N2:B.N2 B.N3:B.N13 B.A3:B.A13 B.O2:B.O2 B.O3:B.O13 B.A3:B.A13 B.P2:B.P2 B.P3:B.P13 B.A3:B.A13 B.Q2:B.Q2 B.Q3:B.Q13 B.A3:B.A13 B.R2:B.R2 B.R3:B.R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30mm" svg:height="129.4mm" svg:x="93.8mm" svg:y="196.81mm">
            <loext:p draw:notify-on-update-of-ranges="B.B49:B.B59 B.C48:B.C48 B.C49:B.C59 B.B49:B.B59 B.D48:B.D48 B.D49:B.D5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ce1" office:value-type="string" calcext:value-type="string" table:number-columns-spanned="17" table:number-rows-spanned="1">
            <text:p>M</text:p>
          </table:table-cell>
          <table:covered-table-cell table:number-columns-repeated="16"/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/>
          <table:table-cell table:style-name="ce2" office:value-type="string" calcext:value-type="string">
            <text:p>M = 50</text:p>
          </table:table-cell>
          <table:table-cell table:style-name="ce2" office:value-type="string" calcext:value-type="string">
            <text:p>M = 100</text:p>
          </table:table-cell>
          <table:table-cell table:style-name="ce2" office:value-type="string" calcext:value-type="string">
            <text:p>M = 150</text:p>
          </table:table-cell>
          <table:table-cell table:style-name="ce2" office:value-type="string" calcext:value-type="string">
            <text:p>M = 200</text:p>
          </table:table-cell>
          <table:table-cell table:style-name="ce2" office:value-type="string" calcext:value-type="string">
            <text:p>M = 250</text:p>
          </table:table-cell>
          <table:table-cell table:style-name="ce2" office:value-type="string" calcext:value-type="string">
            <text:p>M = 300</text:p>
          </table:table-cell>
          <table:table-cell table:style-name="ce2" office:value-type="string" calcext:value-type="string">
            <text:p>M = 350</text:p>
          </table:table-cell>
          <table:table-cell table:style-name="ce2" office:value-type="string" calcext:value-type="string">
            <text:p>M = 400</text:p>
          </table:table-cell>
          <table:table-cell table:style-name="ce2" office:value-type="string" calcext:value-type="string">
            <text:p>M = 1000</text:p>
          </table:table-cell>
          <table:table-cell table:style-name="ce2" office:value-type="string" calcext:value-type="string">
            <text:p>M = 5000</text:p>
          </table:table-cell>
          <table:table-cell table:style-name="ce2" office:value-type="string" calcext:value-type="string">
            <text:p>M = 10000</text:p>
          </table:table-cell>
          <table:table-cell table:style-name="ce2" office:value-type="string" calcext:value-type="string">
            <text:p>M = 15000</text:p>
          </table:table-cell>
          <table:table-cell table:style-name="ce2" office:value-type="string" calcext:value-type="string">
            <text:p>M = 20000</text:p>
          </table:table-cell>
          <table:table-cell table:style-name="ce2" office:value-type="string" calcext:value-type="string">
            <text:p>M =25000</text:p>
          </table:table-cell>
          <table:table-cell table:style-name="ce2" office:value-type="string" calcext:value-type="string">
            <text:p>M = 30000</text:p>
          </table:table-cell>
          <table:table-cell table:style-name="ce2" office:value-type="string" calcext:value-type="string">
            <text:p>M = 35000</text:p>
          </table:table-cell>
          <table:table-cell table:style-name="ce2" office:value-type="string" calcext:value-type="string">
            <text:p>M = 40000</text:p>
          </table:table-cell>
          <table:table-cell/>
          <table:table-cell office:value-type="string" calcext:value-type="string">
            <text:p>T1</text:p>
          </table:table-cell>
          <table:table-cell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17" table:style-name="ce3" office:value-type="float" office:value="0" calcext:value-type="float">
            <text:p>0,00</text:p>
          </table:table-cell>
          <table:table-cell/>
          <table:table-cell table:style-name="ce4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5000" calcext:value-type="float">
            <text:p>5000</text:p>
          </table:table-cell>
          <table:table-cell table:style-name="ce3" office:value-type="float" office:value="2.72918455000118" calcext:value-type="float">
            <text:p>2,73</text:p>
          </table:table-cell>
          <table:table-cell table:style-name="ce3" office:value-type="float" office:value="2.15572138896703" calcext:value-type="float">
            <text:p>2,16</text:p>
          </table:table-cell>
          <table:table-cell table:style-name="ce3" office:value-type="float" office:value="1.99676472601822" calcext:value-type="float">
            <text:p>2,00</text:p>
          </table:table-cell>
          <table:table-cell table:style-name="ce3" office:value-type="float" office:value="1.93888432376288" calcext:value-type="float">
            <text:p>1,94</text:p>
          </table:table-cell>
          <table:table-cell table:style-name="ce3" office:value-type="float" office:value="1.89277848913337" calcext:value-type="float">
            <text:p>1,89</text:p>
          </table:table-cell>
          <table:table-cell table:style-name="ce3" office:value-type="float" office:value="1.86423949118789" calcext:value-type="float">
            <text:p>1,86</text:p>
          </table:table-cell>
          <table:table-cell table:style-name="ce3" office:value-type="float" office:value="2.06862426199835" calcext:value-type="float">
            <text:p>2,07</text:p>
          </table:table-cell>
          <table:table-cell table:style-name="ce3" office:value-type="float" office:value="1.84072108412536" calcext:value-type="float">
            <text:p>1,84</text:p>
          </table:table-cell>
          <table:table-cell table:style-name="ce3" office:value-type="float" office:value="1.83302264492091" calcext:value-type="float">
            <text:p>1,83</text:p>
          </table:table-cell>
          <table:table-cell table:style-name="ce3" office:value-type="float" office:value="5.00230362883234" calcext:value-type="float">
            <text:p>5,00</text:p>
          </table:table-cell>
          <table:table-cell table:style-name="ce3" office:value-type="float" office:value="7.05020496325799" calcext:value-type="float">
            <text:p>7,05</text:p>
          </table:table-cell>
          <table:table-cell table:style-name="ce3" office:value-type="float" office:value="7.21249627063941" calcext:value-type="float">
            <text:p>7,21</text:p>
          </table:table-cell>
          <table:table-cell table:style-name="ce3" office:value-type="float" office:value="7.53372877070712" calcext:value-type="float">
            <text:p>7,53</text:p>
          </table:table-cell>
          <table:table-cell table:style-name="ce3" office:value-type="float" office:value="10.7330224337959" calcext:value-type="float">
            <text:p>10,73</text:p>
          </table:table-cell>
          <table:table-cell table:style-name="ce3" office:value-type="float" office:value="8.85673307858354" calcext:value-type="float">
            <text:p>8,86</text:p>
          </table:table-cell>
          <table:table-cell table:style-name="ce3" office:value-type="float" office:value="9.99285328129244" calcext:value-type="float">
            <text:p>9,99</text:p>
          </table:table-cell>
          <table:table-cell table:style-name="ce3" office:value-type="float" office:value="11.9200181031602" calcext:value-type="float">
            <text:p>11,92</text:p>
          </table:table-cell>
          <table:table-cell/>
          <table:table-cell table:style-name="ce4" office:value-type="float" office:value="8.12889512427497" calcext:value-type="float">
            <text:p>8,13</text:p>
          </table:table-cell>
          <table:table-cell table:formula="of:=[.T4]+[.$U$1]" office:value-type="float" office:value="18.128895124275" calcext:value-type="float">
            <text:p>18,1288951243</text:p>
          </table:table-cell>
        </table:table-row>
        <table:table-row table:style-name="ro1">
          <table:table-cell table:style-name="ce5" office:value-type="float" office:value="10000" calcext:value-type="float">
            <text:p>10000</text:p>
          </table:table-cell>
          <table:table-cell table:style-name="ce3" office:value-type="float" office:value="3.70012949423551" calcext:value-type="float">
            <text:p>3,70</text:p>
          </table:table-cell>
          <table:table-cell table:style-name="ce3" office:value-type="float" office:value="3.10570987964162" calcext:value-type="float">
            <text:p>3,11</text:p>
          </table:table-cell>
          <table:table-cell table:style-name="ce3" office:value-type="float" office:value="2.95878976159101" calcext:value-type="float">
            <text:p>2,96</text:p>
          </table:table-cell>
          <table:table-cell table:style-name="ce3" office:value-type="float" office:value="2.89536350731131" calcext:value-type="float">
            <text:p>2,90</text:p>
          </table:table-cell>
          <table:table-cell table:style-name="ce3" office:value-type="float" office:value="2.88095452952659" calcext:value-type="float">
            <text:p>2,88</text:p>
          </table:table-cell>
          <table:table-cell table:style-name="ce3" office:value-type="float" office:value="2.81209024679493" calcext:value-type="float">
            <text:p>2,81</text:p>
          </table:table-cell>
          <table:table-cell table:style-name="ce3" office:value-type="float" office:value="2.79233730084872" calcext:value-type="float">
            <text:p>2,79</text:p>
          </table:table-cell>
          <table:table-cell table:style-name="ce3" office:value-type="float" office:value="2.79759458342336" calcext:value-type="float">
            <text:p>2,80</text:p>
          </table:table-cell>
          <table:table-cell table:style-name="ce3" office:value-type="float" office:value="2.80277482080907" calcext:value-type="float">
            <text:p>2,80</text:p>
          </table:table-cell>
          <table:table-cell table:style-name="ce3" office:value-type="float" office:value="8.38513119793876" calcext:value-type="float">
            <text:p>8,39</text:p>
          </table:table-cell>
          <table:table-cell table:style-name="ce3" office:value-type="float" office:value="10.7928009336713" calcext:value-type="float">
            <text:p>10,79</text:p>
          </table:table-cell>
          <table:table-cell table:style-name="ce3" office:value-type="float" office:value="10.9319216784298" calcext:value-type="float">
            <text:p>10,93</text:p>
          </table:table-cell>
          <table:table-cell table:style-name="ce3" office:value-type="float" office:value="11.7726585112154" calcext:value-type="float">
            <text:p>11,77</text:p>
          </table:table-cell>
          <table:table-cell table:style-name="ce3" office:value-type="float" office:value="13.2705018019235" calcext:value-type="float">
            <text:p>13,27</text:p>
          </table:table-cell>
          <table:table-cell table:style-name="ce3" office:value-type="float" office:value="13.8768415698912" calcext:value-type="float">
            <text:p>13,88</text:p>
          </table:table-cell>
          <table:table-cell table:style-name="ce3" office:value-type="float" office:value="18.9624300488898" calcext:value-type="float">
            <text:p>18,96</text:p>
          </table:table-cell>
          <table:table-cell table:style-name="ce3" office:value-type="float" office:value="24.4300783159131" calcext:value-type="float">
            <text:p>24,43</text:p>
          </table:table-cell>
          <table:table-cell/>
          <table:table-cell table:style-name="ce4" office:value-type="float" office:value="12.139708329048" calcext:value-type="float">
            <text:p>12,14</text:p>
          </table:table-cell>
          <table:table-cell table:formula="of:=[.T5]+[.$U$1]" office:value-type="float" office:value="22.139708329048" calcext:value-type="float">
            <text:p>22,139708329</text:p>
          </table:table-cell>
        </table:table-row>
        <table:table-row table:style-name="ro1">
          <table:table-cell table:style-name="ce5" office:value-type="float" office:value="15000" calcext:value-type="float">
            <text:p>15000</text:p>
          </table:table-cell>
          <table:table-cell table:style-name="ce3" office:value-type="float" office:value="4.65064144832272" calcext:value-type="float">
            <text:p>4,65</text:p>
          </table:table-cell>
          <table:table-cell table:style-name="ce3" office:value-type="float" office:value="4.07483700422346" calcext:value-type="float">
            <text:p>4,07</text:p>
          </table:table-cell>
          <table:table-cell table:style-name="ce3" office:value-type="float" office:value="4.04709132360977" calcext:value-type="float">
            <text:p>4,05</text:p>
          </table:table-cell>
          <table:table-cell table:style-name="ce3" office:value-type="float" office:value="4.01817452075639" calcext:value-type="float">
            <text:p>4,02</text:p>
          </table:table-cell>
          <table:table-cell table:style-name="ce3" office:value-type="float" office:value="3.81707115482243" calcext:value-type="float">
            <text:p>3,82</text:p>
          </table:table-cell>
          <table:table-cell table:style-name="ce3" office:value-type="float" office:value="3.75701054075114" calcext:value-type="float">
            <text:p>3,76</text:p>
          </table:table-cell>
          <table:table-cell table:style-name="ce3" office:value-type="float" office:value="3.78557629767354" calcext:value-type="float">
            <text:p>3,79</text:p>
          </table:table-cell>
          <table:table-cell table:style-name="ce3" office:value-type="float" office:value="3.75905908051596" calcext:value-type="float">
            <text:p>3,76</text:p>
          </table:table-cell>
          <table:table-cell table:style-name="ce3" office:value-type="float" office:value="3.80823311927099" calcext:value-type="float">
            <text:p>3,81</text:p>
          </table:table-cell>
          <table:table-cell table:style-name="ce3" office:value-type="float" office:value="11.2231397641412" calcext:value-type="float">
            <text:p>11,22</text:p>
          </table:table-cell>
          <table:table-cell table:style-name="ce3" office:value-type="float" office:value="14.5315638506891" calcext:value-type="float">
            <text:p>14,53</text:p>
          </table:table-cell>
          <table:table-cell table:style-name="ce3" office:value-type="float" office:value="17.7670812035704" calcext:value-type="float">
            <text:p>17,77</text:p>
          </table:table-cell>
          <table:table-cell table:style-name="ce3" office:value-type="float" office:value="21.7569529539687" calcext:value-type="float">
            <text:p>21,76</text:p>
          </table:table-cell>
          <table:table-cell table:style-name="ce3" office:value-type="float" office:value="20.2287223614951" calcext:value-type="float">
            <text:p>20,23</text:p>
          </table:table-cell>
          <table:table-cell table:style-name="ce3" office:value-type="float" office:value="18.9984607962243" calcext:value-type="float">
            <text:p>19,00</text:p>
          </table:table-cell>
          <table:table-cell table:style-name="ce3" office:value-type="float" office:value="26.6808670039185" calcext:value-type="float">
            <text:p>26,68</text:p>
          </table:table-cell>
          <table:table-cell table:style-name="ce3" office:value-type="float" office:value="31.1397993546126" calcext:value-type="float">
            <text:p>31,14</text:p>
          </table:table-cell>
          <table:table-cell/>
          <table:table-cell table:style-name="ce4" office:value-type="float" office:value="16.4469928731136" calcext:value-type="float">
            <text:p>16,45</text:p>
          </table:table-cell>
          <table:table-cell table:formula="of:=[.T6]+[.$U$1]" office:value-type="float" office:value="26.4469928731136" calcext:value-type="float">
            <text:p>26,4469928731</text:p>
          </table:table-cell>
        </table:table-row>
        <table:table-row table:style-name="ro1">
          <table:table-cell table:style-name="ce5" office:value-type="float" office:value="20000" calcext:value-type="float">
            <text:p>20000</text:p>
          </table:table-cell>
          <table:table-cell table:style-name="ce3" office:value-type="float" office:value="5.71646569289114" calcext:value-type="float">
            <text:p>5,72</text:p>
          </table:table-cell>
          <table:table-cell table:style-name="ce3" office:value-type="float" office:value="5.17500867604922" calcext:value-type="float">
            <text:p>5,18</text:p>
          </table:table-cell>
          <table:table-cell table:style-name="ce3" office:value-type="float" office:value="4.88978905765355" calcext:value-type="float">
            <text:p>4,89</text:p>
          </table:table-cell>
          <table:table-cell table:style-name="ce3" office:value-type="float" office:value="4.78755686969874" calcext:value-type="float">
            <text:p>4,79</text:p>
          </table:table-cell>
          <table:table-cell table:style-name="ce3" office:value-type="float" office:value="4.72740085090149" calcext:value-type="float">
            <text:p>4,73</text:p>
          </table:table-cell>
          <table:table-cell table:style-name="ce3" office:value-type="float" office:value="4.71601187834168" calcext:value-type="float">
            <text:p>4,72</text:p>
          </table:table-cell>
          <table:table-cell table:style-name="ce3" office:value-type="float" office:value="4.73626560990773" calcext:value-type="float">
            <text:p>4,74</text:p>
          </table:table-cell>
          <table:table-cell table:style-name="ce3" office:value-type="float" office:value="4.65285092342595" calcext:value-type="float">
            <text:p>4,65</text:p>
          </table:table-cell>
          <table:table-cell table:style-name="ce3" office:value-type="float" office:value="4.89633365304694" calcext:value-type="float">
            <text:p>4,90</text:p>
          </table:table-cell>
          <table:table-cell table:style-name="ce3" office:value-type="float" office:value="14.2009139565174" calcext:value-type="float">
            <text:p>14,20</text:p>
          </table:table-cell>
          <table:table-cell table:style-name="ce3" office:value-type="float" office:value="18.3017659872981" calcext:value-type="float">
            <text:p>18,30</text:p>
          </table:table-cell>
          <table:table-cell table:style-name="ce3" office:value-type="float" office:value="18.1759315456875" calcext:value-type="float">
            <text:p>18,18</text:p>
          </table:table-cell>
          <table:table-cell table:style-name="ce3" office:value-type="float" office:value="22.05" calcext:value-type="float">
            <text:p>22,05</text:p>
          </table:table-cell>
          <table:table-cell table:style-name="ce3" office:value-type="float" office:value="30.2082644718774" calcext:value-type="float">
            <text:p>30,21</text:p>
          </table:table-cell>
          <table:table-cell table:style-name="ce3" office:value-type="float" office:value="25.9262287015837" calcext:value-type="float">
            <text:p>25,93</text:p>
          </table:table-cell>
          <table:table-cell table:style-name="ce3" office:value-type="float" office:value="32.4073074460098" calcext:value-type="float">
            <text:p>32,41</text:p>
          </table:table-cell>
          <table:table-cell table:style-name="ce3" office:value-type="float" office:value="35.22" calcext:value-type="float">
            <text:p>35,22</text:p>
          </table:table-cell>
          <table:table-cell/>
          <table:table-cell table:style-name="ce4" office:value-type="float" office:value="20.1706444911242" calcext:value-type="float">
            <text:p>20,17</text:p>
          </table:table-cell>
          <table:table-cell table:formula="of:=[.T7]+[.$U$1]" office:value-type="float" office:value="30.1706444911242" calcext:value-type="float">
            <text:p>30,1706444911</text:p>
          </table:table-cell>
        </table:table-row>
        <table:table-row table:style-name="ro1">
          <table:table-cell table:style-name="ce5" office:value-type="float" office:value="25000" calcext:value-type="float">
            <text:p>25000</text:p>
          </table:table-cell>
          <table:table-cell table:style-name="ce3" office:value-type="float" office:value="6.73965948712268" calcext:value-type="float">
            <text:p>6,74</text:p>
          </table:table-cell>
          <table:table-cell table:style-name="ce3" office:value-type="float" office:value="6.01085350266637" calcext:value-type="float">
            <text:p>6,01</text:p>
          </table:table-cell>
          <table:table-cell table:style-name="ce3" office:value-type="float" office:value="5.83272158171939" calcext:value-type="float">
            <text:p>5,83</text:p>
          </table:table-cell>
          <table:table-cell table:style-name="ce3" office:value-type="float" office:value="5.73334680028862" calcext:value-type="float">
            <text:p>5,73</text:p>
          </table:table-cell>
          <table:table-cell table:style-name="ce3" office:value-type="float" office:value="5.67918979399461" calcext:value-type="float">
            <text:p>5,68</text:p>
          </table:table-cell>
          <table:table-cell table:style-name="ce3" office:value-type="float" office:value="5.66933160912814" calcext:value-type="float">
            <text:p>5,67</text:p>
          </table:table-cell>
          <table:table-cell table:style-name="ce3" office:value-type="float" office:value="5.7092685713663" calcext:value-type="float">
            <text:p>5,71</text:p>
          </table:table-cell>
          <table:table-cell table:style-name="ce3" office:value-type="float" office:value="5.6433583253982" calcext:value-type="float">
            <text:p>5,64</text:p>
          </table:table-cell>
          <table:table-cell table:style-name="ce3" office:value-type="float" office:value="5.88344813767405" calcext:value-type="float">
            <text:p>5,88</text:p>
          </table:table-cell>
          <table:table-cell table:style-name="ce3" office:value-type="float" office:value="16.4492802905503" calcext:value-type="float">
            <text:p>16,45</text:p>
          </table:table-cell>
          <table:table-cell table:style-name="ce3" office:value-type="float" office:value="21.9317608633939" calcext:value-type="float">
            <text:p>21,93</text:p>
          </table:table-cell>
          <table:table-cell table:style-name="ce3" office:value-type="float" office:value="26.4376574171028" calcext:value-type="float">
            <text:p>26,44</text:p>
          </table:table-cell>
          <table:table-cell table:style-name="ce3" office:value-type="float" office:value="23.54" calcext:value-type="float">
            <text:p>23,54</text:p>
          </table:table-cell>
          <table:table-cell table:style-name="ce3" office:value-type="float" office:value="25.8530207422319" calcext:value-type="float">
            <text:p>25,85</text:p>
          </table:table-cell>
          <table:table-cell table:style-name="ce3" office:value-type="float" office:value="28.6364590443169" calcext:value-type="float">
            <text:p>28,64</text:p>
          </table:table-cell>
          <table:table-cell table:style-name="ce3" office:value-type="float" office:value="36.0887839209184" calcext:value-type="float">
            <text:p>36,09</text:p>
          </table:table-cell>
          <table:table-cell table:style-name="ce3" office:value-type="float" office:value="43.33" calcext:value-type="float">
            <text:p>43,33</text:p>
          </table:table-cell>
          <table:table-cell/>
          <table:table-cell table:style-name="ce4" office:value-type="float" office:value="24.2246001825186" calcext:value-type="float">
            <text:p>24,22</text:p>
          </table:table-cell>
          <table:table-cell table:formula="of:=[.T8]+[.$U$1]" office:value-type="float" office:value="34.2246001825186" calcext:value-type="float">
            <text:p>34,2246001825</text:p>
          </table:table-cell>
        </table:table-row>
        <table:table-row table:style-name="ro1">
          <table:table-cell table:style-name="ce5" office:value-type="float" office:value="30000" calcext:value-type="float">
            <text:p>30000</text:p>
          </table:table-cell>
          <table:table-cell table:style-name="ce3" office:value-type="float" office:value="8.03879420673802" calcext:value-type="float">
            <text:p>8,04</text:p>
          </table:table-cell>
          <table:table-cell table:style-name="ce3" office:value-type="float" office:value="6.95210551633885" calcext:value-type="float">
            <text:p>6,95</text:p>
          </table:table-cell>
          <table:table-cell table:style-name="ce3" office:value-type="float" office:value="6.73908600931957" calcext:value-type="float">
            <text:p>6,74</text:p>
          </table:table-cell>
          <table:table-cell table:style-name="ce3" office:value-type="float" office:value="6.69050173294878" calcext:value-type="float">
            <text:p>6,69</text:p>
          </table:table-cell>
          <table:table-cell table:style-name="ce3" office:value-type="float" office:value="6.82634263529695" calcext:value-type="float">
            <text:p>6,83</text:p>
          </table:table-cell>
          <table:table-cell table:style-name="ce3" office:value-type="float" office:value="6.71644628622343" calcext:value-type="float">
            <text:p>6,72</text:p>
          </table:table-cell>
          <table:table-cell table:style-name="ce3" office:value-type="float" office:value="6.69551045017279" calcext:value-type="float">
            <text:p>6,70</text:p>
          </table:table-cell>
          <table:table-cell table:style-name="ce3" office:value-type="float" office:value="6.67703986943003" calcext:value-type="float">
            <text:p>6,68</text:p>
          </table:table-cell>
          <table:table-cell table:style-name="ce3" office:value-type="float" office:value="6.83857029853517" calcext:value-type="float">
            <text:p>6,84</text:p>
          </table:table-cell>
          <table:table-cell table:style-name="ce3" office:value-type="float" office:value="19.9847715868494" calcext:value-type="float">
            <text:p>19,98</text:p>
          </table:table-cell>
          <table:table-cell table:style-name="ce3" office:value-type="float" office:value="25.6289078158848" calcext:value-type="float">
            <text:p>25,63</text:p>
          </table:table-cell>
          <table:table-cell table:style-name="ce3" office:value-type="float" office:value="25.4189801809481" calcext:value-type="float">
            <text:p>25,42</text:p>
          </table:table-cell>
          <table:table-cell table:style-name="ce3" office:value-type="float" office:value="36.6500745189475" calcext:value-type="float">
            <text:p>36,65</text:p>
          </table:table-cell>
          <table:table-cell table:style-name="ce3" office:value-type="float" office:value="35.7161752353629" calcext:value-type="float">
            <text:p>35,72</text:p>
          </table:table-cell>
          <table:table-cell table:style-name="ce3" office:value-type="float" office:value="33.3252846466538" calcext:value-type="float">
            <text:p>33,33</text:p>
          </table:table-cell>
          <table:table-cell table:style-name="ce3" office:value-type="float" office:value="37.8107954303118" calcext:value-type="float">
            <text:p>37,81</text:p>
          </table:table-cell>
          <table:table-cell table:style-name="ce3" office:value-type="float" office:value="58.3955649623312" calcext:value-type="float">
            <text:p>58,40</text:p>
          </table:table-cell>
          <table:table-cell/>
          <table:table-cell table:style-name="ce4" office:value-type="float" office:value="28.5033317135314" calcext:value-type="float">
            <text:p>28,50</text:p>
          </table:table-cell>
          <table:table-cell table:formula="of:=[.T9]+[.$U$1]" office:value-type="float" office:value="38.5033317135314" calcext:value-type="float">
            <text:p>38,5033317135</text:p>
          </table:table-cell>
        </table:table-row>
        <table:table-row table:style-name="ro1">
          <table:table-cell table:style-name="ce5" office:value-type="float" office:value="35000" calcext:value-type="float">
            <text:p>35000</text:p>
          </table:table-cell>
          <table:table-cell table:style-name="ce3" office:value-type="float" office:value="8.68833290906522" calcext:value-type="float">
            <text:p>8,69</text:p>
          </table:table-cell>
          <table:table-cell table:style-name="ce3" office:value-type="float" office:value="7.95106081505243" calcext:value-type="float">
            <text:p>7,95</text:p>
          </table:table-cell>
          <table:table-cell table:style-name="ce3" office:value-type="float" office:value="7.90426446568732" calcext:value-type="float">
            <text:p>7,90</text:p>
          </table:table-cell>
          <table:table-cell table:style-name="ce3" office:value-type="float" office:value="7.77676465583885" calcext:value-type="float">
            <text:p>7,78</text:p>
          </table:table-cell>
          <table:table-cell table:style-name="ce3" office:value-type="float" office:value="7.61683018286819" calcext:value-type="float">
            <text:p>7,62</text:p>
          </table:table-cell>
          <table:table-cell table:style-name="ce3" office:value-type="float" office:value="7.58644929748095" calcext:value-type="float">
            <text:p>7,59</text:p>
          </table:table-cell>
          <table:table-cell table:style-name="ce3" office:value-type="float" office:value="7.51506953191813" calcext:value-type="float">
            <text:p>7,52</text:p>
          </table:table-cell>
          <table:table-cell table:style-name="ce3" office:value-type="float" office:value="7.61065228399405" calcext:value-type="float">
            <text:p>7,61</text:p>
          </table:table-cell>
          <table:table-cell table:style-name="ce3" office:value-type="float" office:value="7.72840840375941" calcext:value-type="float">
            <text:p>7,73</text:p>
          </table:table-cell>
          <table:table-cell table:style-name="ce3" office:value-type="float" office:value="21.10982904776" calcext:value-type="float">
            <text:p>21,11</text:p>
          </table:table-cell>
          <table:table-cell table:style-name="ce3" office:value-type="float" office:value="29.5659133608077" calcext:value-type="float">
            <text:p>29,57</text:p>
          </table:table-cell>
          <table:table-cell table:style-name="ce3" office:value-type="float" office:value="31.8733371850342" calcext:value-type="float">
            <text:p>31,87</text:p>
          </table:table-cell>
          <table:table-cell table:style-name="ce5" office:value-type="float" office:value="39.08" calcext:value-type="float">
            <text:p>39,08</text:p>
          </table:table-cell>
          <table:table-cell table:style-name="ce3" office:value-type="float" office:value="39.5064212054047" calcext:value-type="float">
            <text:p>39,51</text:p>
          </table:table-cell>
          <table:table-cell table:style-name="ce3" office:value-type="float" office:value="42.4514537285919" calcext:value-type="float">
            <text:p>42,45</text:p>
          </table:table-cell>
          <table:table-cell table:style-name="ce3" office:value-type="float" office:value="40.3216309888956" calcext:value-type="float">
            <text:p>40,32</text:p>
          </table:table-cell>
          <table:table-cell table:style-name="ce3" office:value-type="float" office:value="68.4458821544256" calcext:value-type="float">
            <text:p>68,45</text:p>
          </table:table-cell>
          <table:table-cell/>
          <table:table-cell table:style-name="ce4" office:value-type="float" office:value="32.6229063467671" calcext:value-type="float">
            <text:p>32,62</text:p>
          </table:table-cell>
          <table:table-cell table:formula="of:=[.T10]+[.$U$1]" office:value-type="float" office:value="42.6229063467671" calcext:value-type="float">
            <text:p>42,6229063468</text:p>
          </table:table-cell>
        </table:table-row>
        <table:table-row table:style-name="ro1">
          <table:table-cell table:style-name="ce5" office:value-type="float" office:value="40000" calcext:value-type="float">
            <text:p>40000</text:p>
          </table:table-cell>
          <table:table-cell table:style-name="ce3" office:value-type="float" office:value="9.97105016696885" calcext:value-type="float">
            <text:p>9,97</text:p>
          </table:table-cell>
          <table:table-cell table:style-name="ce3" office:value-type="float" office:value="9.22029504133516" calcext:value-type="float">
            <text:p>9,22</text:p>
          </table:table-cell>
          <table:table-cell table:style-name="ce3" office:value-type="float" office:value="8.69336512881326" calcext:value-type="float">
            <text:p>8,69</text:p>
          </table:table-cell>
          <table:table-cell table:style-name="ce3" office:value-type="float" office:value="8.60563621909414" calcext:value-type="float">
            <text:p>8,61</text:p>
          </table:table-cell>
          <table:table-cell table:style-name="ce3" office:value-type="float" office:value="8.54875200493094" calcext:value-type="float">
            <text:p>8,55</text:p>
          </table:table-cell>
          <table:table-cell table:style-name="ce3" office:value-type="float" office:value="8.51573957509426" calcext:value-type="float">
            <text:p>8,52</text:p>
          </table:table-cell>
          <table:table-cell table:style-name="ce3" office:value-type="float" office:value="8.4686899444293" calcext:value-type="float">
            <text:p>8,47</text:p>
          </table:table-cell>
          <table:table-cell table:style-name="ce3" office:value-type="float" office:value="8.50141922116927" calcext:value-type="float">
            <text:p>8,50</text:p>
          </table:table-cell>
          <table:table-cell table:style-name="ce3" office:value-type="float" office:value="8.79631861915376" calcext:value-type="float">
            <text:p>8,80</text:p>
          </table:table-cell>
          <table:table-cell table:style-name="ce3" office:value-type="float" office:value="26.5624084432477" calcext:value-type="float">
            <text:p>26,56</text:p>
          </table:table-cell>
          <table:table-cell table:style-name="ce3" office:value-type="float" office:value="33.4275075713367" calcext:value-type="float">
            <text:p>33,43</text:p>
          </table:table-cell>
          <table:table-cell table:style-name="ce3" office:value-type="float" office:value="29.4598865159294" calcext:value-type="float">
            <text:p>29,46</text:p>
          </table:table-cell>
          <table:table-cell table:style-name="ce5" office:value-type="float" office:value="44.09" calcext:value-type="float">
            <text:p>44,09</text:p>
          </table:table-cell>
          <table:table-cell table:style-name="ce3" office:value-type="float" office:value="41.4593594817703" calcext:value-type="float">
            <text:p>41,46</text:p>
          </table:table-cell>
          <table:table-cell table:style-name="ce3" office:value-type="float" office:value="43.7374624865629" calcext:value-type="float">
            <text:p>43,74</text:p>
          </table:table-cell>
          <table:table-cell table:style-name="ce3" office:value-type="float" office:value="48.023695181411" calcext:value-type="float">
            <text:p>48,02</text:p>
          </table:table-cell>
          <table:table-cell table:style-name="ce3" office:value-type="float" office:value="78.8915806663062" calcext:value-type="float">
            <text:p>78,89</text:p>
          </table:table-cell>
          <table:table-cell/>
          <table:table-cell table:style-name="ce4" office:value-type="float" office:value="36.773168933735" calcext:value-type="float">
            <text:p>36,77</text:p>
          </table:table-cell>
          <table:table-cell table:formula="of:=[.T11]+[.$U$1]" office:value-type="float" office:value="46.773168933735" calcext:value-type="float">
            <text:p>46,7731689337</text:p>
          </table:table-cell>
        </table:table-row>
        <table:table-row table:style-name="ro1">
          <table:table-cell table:style-name="ce5" office:value-type="float" office:value="45000" calcext:value-type="float">
            <text:p>45000</text:p>
          </table:table-cell>
          <table:table-cell table:style-name="ce3" office:value-type="float" office:value="10.579112910663" calcext:value-type="float">
            <text:p>10,58</text:p>
          </table:table-cell>
          <table:table-cell table:style-name="ce3" office:value-type="float" office:value="9.87223069994812" calcext:value-type="float">
            <text:p>9,87</text:p>
          </table:table-cell>
          <table:table-cell table:style-name="ce3" office:value-type="float" office:value="9.65122014556266" calcext:value-type="float">
            <text:p>9,65</text:p>
          </table:table-cell>
          <table:table-cell table:style-name="ce3" office:value-type="float" office:value="9.61383478675897" calcext:value-type="float">
            <text:p>9,61</text:p>
          </table:table-cell>
          <table:table-cell table:style-name="ce3" office:value-type="float" office:value="9.78566680111742" calcext:value-type="float">
            <text:p>9,79</text:p>
          </table:table-cell>
          <table:table-cell table:style-name="ce3" office:value-type="float" office:value="9.6363895663972" calcext:value-type="float">
            <text:p>9,64</text:p>
          </table:table-cell>
          <table:table-cell table:style-name="ce3" office:value-type="float" office:value="9.64118560566336" calcext:value-type="float">
            <text:p>9,64</text:p>
          </table:table-cell>
          <table:table-cell table:style-name="ce3" office:value-type="float" office:value="9.50145758275582" calcext:value-type="float">
            <text:p>9,50</text:p>
          </table:table-cell>
          <table:table-cell table:style-name="ce3" office:value-type="float" office:value="9.74123335235178" calcext:value-type="float">
            <text:p>9,74</text:p>
          </table:table-cell>
          <table:table-cell table:style-name="ce3" office:value-type="float" office:value="29.8517360526455" calcext:value-type="float">
            <text:p>29,85</text:p>
          </table:table-cell>
          <table:table-cell table:style-name="ce3" office:value-type="float" office:value="37.5481934239465" calcext:value-type="float">
            <text:p>37,55</text:p>
          </table:table-cell>
          <table:table-cell table:style-name="ce3" office:value-type="float" office:value="39.5214262986299" calcext:value-type="float">
            <text:p>39,52</text:p>
          </table:table-cell>
          <table:table-cell table:style-name="ce3" office:value-type="float" office:value="49.6690410450335" calcext:value-type="float">
            <text:p>49,67</text:p>
          </table:table-cell>
          <table:table-cell table:style-name="ce3" office:value-type="float" office:value="58.7186423478605" calcext:value-type="float">
            <text:p>58,72</text:p>
          </table:table-cell>
          <table:table-cell table:style-name="ce3" office:value-type="float" office:value="50.5438870776128" calcext:value-type="float">
            <text:p>50,54</text:p>
          </table:table-cell>
          <table:table-cell table:style-name="ce3" office:value-type="float" office:value="51.2568820826808" calcext:value-type="float">
            <text:p>51,26</text:p>
          </table:table-cell>
          <table:table-cell table:style-name="ce3" office:value-type="float" office:value="81.5325027319584" calcext:value-type="float">
            <text:p>81,53</text:p>
          </table:table-cell>
          <table:table-cell/>
          <table:table-cell table:style-name="ce4" office:value-type="float" office:value="40.9950524649705" calcext:value-type="float">
            <text:p>41,00</text:p>
          </table:table-cell>
          <table:table-cell table:formula="of:=[.T12]+[.$U$1]" office:value-type="float" office:value="50.9950524649705" calcext:value-type="float">
            <text:p>50,995052465</text:p>
          </table:table-cell>
        </table:table-row>
        <table:table-row table:style-name="ro1">
          <table:table-cell table:style-name="ce5" office:value-type="float" office:value="50000" calcext:value-type="float">
            <text:p>50000</text:p>
          </table:table-cell>
          <table:table-cell table:style-name="ce3" office:value-type="float" office:value="12.2725950787254" calcext:value-type="float">
            <text:p>12,27</text:p>
          </table:table-cell>
          <table:table-cell table:style-name="ce3" office:value-type="float" office:value="11.1487080550952" calcext:value-type="float">
            <text:p>11,15</text:p>
          </table:table-cell>
          <table:table-cell table:style-name="ce3" office:value-type="float" office:value="10.8190349441844" calcext:value-type="float">
            <text:p>10,82</text:p>
          </table:table-cell>
          <table:table-cell table:style-name="ce3" office:value-type="float" office:value="10.7332187630783" calcext:value-type="float">
            <text:p>10,73</text:p>
          </table:table-cell>
          <table:table-cell table:style-name="ce3" office:value-type="float" office:value="10.5055083468301" calcext:value-type="float">
            <text:p>10,51</text:p>
          </table:table-cell>
          <table:table-cell table:style-name="ce3" office:value-type="float" office:value="10.4656325830486" calcext:value-type="float">
            <text:p>10,47</text:p>
          </table:table-cell>
          <table:table-cell table:style-name="ce3" office:value-type="float" office:value="10.4733172574267" calcext:value-type="float">
            <text:p>10,47</text:p>
          </table:table-cell>
          <table:table-cell table:style-name="ce3" office:value-type="float" office:value="10.3115174199735" calcext:value-type="float">
            <text:p>10,31</text:p>
          </table:table-cell>
          <table:table-cell table:style-name="ce3" office:value-type="float" office:value="10.6731766143382" calcext:value-type="float">
            <text:p>10,67</text:p>
          </table:table-cell>
          <table:table-cell table:style-name="ce3" office:value-type="float" office:value="32.5018292485125" calcext:value-type="float">
            <text:p>32,50</text:p>
          </table:table-cell>
          <table:table-cell table:style-name="ce3" office:value-type="float" office:value="41.3235469613052" calcext:value-type="float">
            <text:p>41,32</text:p>
          </table:table-cell>
          <table:table-cell table:style-name="ce3" office:value-type="float" office:value="42.9955954061407" calcext:value-type="float">
            <text:p>43,00</text:p>
          </table:table-cell>
          <table:table-cell table:style-name="ce3" office:value-type="float" office:value="51.601628225212" calcext:value-type="float">
            <text:p>51,60</text:p>
          </table:table-cell>
          <table:table-cell table:style-name="ce3" office:value-type="float" office:value="53.9603278513993" calcext:value-type="float">
            <text:p>53,96</text:p>
          </table:table-cell>
          <table:table-cell table:style-name="ce3" office:value-type="float" office:value="56.2413504423761" calcext:value-type="float">
            <text:p>56,24</text:p>
          </table:table-cell>
          <table:table-cell table:style-name="ce3" office:value-type="float" office:value="58.2568820826808" calcext:value-type="float">
            <text:p>58,26</text:p>
          </table:table-cell>
          <table:table-cell table:style-name="ce3" office:value-type="float" office:value="99.2241830628612" calcext:value-type="float">
            <text:p>99,22</text:p>
          </table:table-cell>
          <table:table-cell/>
          <table:table-cell table:style-name="ce4" office:value-type="float" office:value="45.0855247460975" calcext:value-type="float">
            <text:p>45,09</text:p>
          </table:table-cell>
          <table:table-cell table:formula="of:=[.T13]+[.$U$1]" office:value-type="float" office:value="55.0855247460975" calcext:value-type="float">
            <text:p>55,0855247461</text:p>
          </table:table-cell>
        </table:table-row>
        <table:table-row table:style-name="ro1">
          <table:table-cell table:number-columns-repeated="21"/>
        </table:table-row>
        <table:table-row table:style-name="ro1" table:number-rows-repeated="7">
          <table:table-cell table:number-columns-repeated="14"/>
          <table:table-cell table:style-name="ce3" table:number-columns-repeated="6"/>
          <table:table-cell/>
        </table:table-row>
        <table:table-row table:style-name="ro1" table:number-rows-repeated="2">
          <table:table-cell table:number-columns-repeated="14"/>
          <table:table-cell table:style-name="ce3" table:number-columns-repeated="5"/>
          <table:table-cell table:style-name="ce5"/>
          <table:table-cell/>
        </table:table-row>
        <table:table-row table:style-name="ro1" table:number-rows-repeated="2">
          <table:table-cell table:number-columns-repeated="14"/>
          <table:table-cell table:style-name="ce3" table:number-columns-repeated="6"/>
          <table:table-cell/>
        </table:table-row>
        <table:table-row table:style-name="ro1">
          <table:table-cell table:number-columns-repeated="14"/>
          <table:table-cell table:style-name="ce3"/>
          <table:table-cell table:number-columns-repeated="6"/>
        </table:table-row>
        <table:table-row table:style-name="ro1" table:number-rows-repeated="21">
          <table:table-cell table:number-columns-repeated="21"/>
        </table:table-row>
        <table:table-row table:style-name="ro1">
          <table:table-cell table:number-columns-repeated="2"/>
          <table:table-cell table:style-name="ce2" office:value-type="string" calcext:value-type="string">
            <text:p>M = 400</text:p>
          </table:table-cell>
          <table:table-cell office:value-type="string" calcext:value-type="string">
            <text:p>Trab 1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float" office:value="5000" calcext:value-type="float">
            <text:p>5000</text:p>
          </table:table-cell>
          <table:table-cell table:style-name="ce3" office:value-type="float" office:value="1.84072108412536" calcext:value-type="float">
            <text:p>1,84</text:p>
          </table:table-cell>
          <table:table-cell office:value-type="float" office:value="15.56" calcext:value-type="float">
            <text:p>15,56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float" office:value="10000" calcext:value-type="float">
            <text:p>10000</text:p>
          </table:table-cell>
          <table:table-cell table:style-name="ce3" office:value-type="float" office:value="2.79759458342336" calcext:value-type="float">
            <text:p>2,80</text:p>
          </table:table-cell>
          <table:table-cell table:formula="of:=[.T5]+[.$U$1]" office:value-type="float" office:value="22.139708329048" calcext:value-type="float">
            <text:p>22,139708329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float" office:value="15000" calcext:value-type="float">
            <text:p>15000</text:p>
          </table:table-cell>
          <table:table-cell table:style-name="ce3" office:value-type="float" office:value="3.75905908051596" calcext:value-type="float">
            <text:p>3,76</text:p>
          </table:table-cell>
          <table:table-cell table:formula="of:=[.T6]+[.$U$1]" office:value-type="float" office:value="26.4469928731136" calcext:value-type="float">
            <text:p>26,4469928731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float" office:value="20000" calcext:value-type="float">
            <text:p>20000</text:p>
          </table:table-cell>
          <table:table-cell table:style-name="ce3" office:value-type="float" office:value="4.65285092342595" calcext:value-type="float">
            <text:p>4,65</text:p>
          </table:table-cell>
          <table:table-cell table:formula="of:=[.T7]+[.$U$1]" office:value-type="float" office:value="30.1706444911242" calcext:value-type="float">
            <text:p>30,1706444911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float" office:value="25000" calcext:value-type="float">
            <text:p>25000</text:p>
          </table:table-cell>
          <table:table-cell table:style-name="ce3" office:value-type="float" office:value="5.6433583253982" calcext:value-type="float">
            <text:p>5,64</text:p>
          </table:table-cell>
          <table:table-cell table:formula="of:=[.T8]+[.$U$1]" office:value-type="float" office:value="34.2246001825186" calcext:value-type="float">
            <text:p>34,2246001825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float" office:value="30000" calcext:value-type="float">
            <text:p>30000</text:p>
          </table:table-cell>
          <table:table-cell table:style-name="ce3" office:value-type="float" office:value="6.67703986943003" calcext:value-type="float">
            <text:p>6,68</text:p>
          </table:table-cell>
          <table:table-cell table:formula="of:=[.T9]+[.$U$1]" office:value-type="float" office:value="38.5033317135314" calcext:value-type="float">
            <text:p>38,5033317135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float" office:value="35000" calcext:value-type="float">
            <text:p>35000</text:p>
          </table:table-cell>
          <table:table-cell table:style-name="ce3" office:value-type="float" office:value="7.61065228399405" calcext:value-type="float">
            <text:p>7,61</text:p>
          </table:table-cell>
          <table:table-cell table:formula="of:=[.T10]+[.$U$1]" office:value-type="float" office:value="42.6229063467671" calcext:value-type="float">
            <text:p>42,6229063468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float" office:value="40000" calcext:value-type="float">
            <text:p>40000</text:p>
          </table:table-cell>
          <table:table-cell table:style-name="ce3" office:value-type="float" office:value="8.50141922116927" calcext:value-type="float">
            <text:p>8,50</text:p>
          </table:table-cell>
          <table:table-cell office:value-type="float" office:value="48.89" calcext:value-type="float">
            <text:p>48,89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float" office:value="45000" calcext:value-type="float">
            <text:p>45000</text:p>
          </table:table-cell>
          <table:table-cell table:style-name="ce3" office:value-type="float" office:value="9.50145758275582" calcext:value-type="float">
            <text:p>9,50</text:p>
          </table:table-cell>
          <table:table-cell office:value-type="float" office:value="55.67" calcext:value-type="float">
            <text:p>55,67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float" office:value="50000" calcext:value-type="float">
            <text:p>50000</text:p>
          </table:table-cell>
          <table:table-cell table:style-name="ce3" office:value-type="float" office:value="10.3115174199735" calcext:value-type="float">
            <text:p>10,31</text:p>
          </table:table-cell>
          <table:table-cell office:value-type="float" office:value="61.45" calcext:value-type="float">
            <text:p>61,45</text:p>
          </table:table-cell>
          <table:table-cell table:number-columns-repeated="17"/>
        </table:table-row>
      </table:table>
      <table:table table:name="Planilha3" table:style-name="ta1">
        <table:shapes>
          <draw:frame draw:z-index="0" draw:style-name="gr1" draw:text-style-name="P1" svg:width="230.2mm" svg:height="129.4mm" svg:x="80.85mm" svg:y="7.83mm">
            <loext:p draw:notify-on-update-of-ranges="Planilha3.A3:Planilha3.A13 Planilha3.B2:Planilha3.B2 Planilha3.B3:Planilha3.B13 Planilha3.A3:Planilha3.A13 Planilha3.C2:Planilha3.C2 Planilha3.C3:Planilha3.C1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5"/>
        <table:table-column table:style-name="co1" table:default-cell-style-name="ce4"/>
        <table:table-column table:style-name="co1" table:number-columns-repeated="2" table:default-cell-style-name="ce3"/>
        <table:table-row table:style-name="ro1"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Cenário A</text:p>
          </table:table-cell>
          <table:table-cell table:style-name="ce5" office:value-type="string" calcext:value-type="string">
            <text:p>Cenário B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formula="of:=[.D3]/3.5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70917085834995" calcext:value-type="float">
            <text:p>1,71</text:p>
          </table:table-cell>
          <table:table-cell table:formula="of:=[.D4]/3.5" office:value-type="float" office:value="4.44571428571429" calcext:value-type="float">
            <text:p>4,45</text:p>
          </table:table-cell>
          <table:table-cell office:value-type="float" office:value="15.56" calcext:value-type="float">
            <text:p>15,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58449873302977" calcext:value-type="float">
            <text:p>2,58</text:p>
          </table:table-cell>
          <table:table-cell table:formula="of:=[.D5]/3.5" office:value-type="float" office:value="6.32563095115657" calcext:value-type="float">
            <text:p>6,33</text:p>
          </table:table-cell>
          <table:table-cell office:value-type="float" office:value="22.139708329048" calcext:value-type="float">
            <text:p>22,1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.41537867684635" calcext:value-type="float">
            <text:p>3,42</text:p>
          </table:table-cell>
          <table:table-cell table:formula="of:=[.D6]/3.5" office:value-type="float" office:value="7.55628367803246" calcext:value-type="float">
            <text:p>7,56</text:p>
          </table:table-cell>
          <table:table-cell office:value-type="float" office:value="26.4469928731136" calcext:value-type="float">
            <text:p>26,4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.32130836830079" calcext:value-type="float">
            <text:p>4,32</text:p>
          </table:table-cell>
          <table:table-cell table:formula="of:=[.D7]/3.5" office:value-type="float" office:value="8.6201841403212" calcext:value-type="float">
            <text:p>8,62</text:p>
          </table:table-cell>
          <table:table-cell office:value-type="float" office:value="30.1706444911242" calcext:value-type="float">
            <text:p>30,1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.17943605555333" calcext:value-type="float">
            <text:p>5,18</text:p>
          </table:table-cell>
          <table:table-cell table:formula="of:=[.D8]/3.5" office:value-type="float" office:value="9.77845719500531" calcext:value-type="float">
            <text:p>9,78</text:p>
          </table:table-cell>
          <table:table-cell office:value-type="float" office:value="34.2246001825186" calcext:value-type="float">
            <text:p>34,2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.06490127557821" calcext:value-type="float">
            <text:p>6,06</text:p>
          </table:table-cell>
          <table:table-cell table:formula="of:=[.D9]/3.5" office:value-type="float" office:value="11.0009519181518" calcext:value-type="float">
            <text:p>11,00</text:p>
          </table:table-cell>
          <table:table-cell office:value-type="float" office:value="38.5033317135314" calcext:value-type="float">
            <text:p>38,5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6.95569172440993" calcext:value-type="float">
            <text:p>6,96</text:p>
          </table:table-cell>
          <table:table-cell table:formula="of:=[.D10]/3.5" office:value-type="float" office:value="12.1779732419335" calcext:value-type="float">
            <text:p>12,18</text:p>
          </table:table-cell>
          <table:table-cell office:value-type="float" office:value="42.6229063467671" calcext:value-type="float">
            <text:p>42,6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7.86136558079174" calcext:value-type="float">
            <text:p>7,86</text:p>
          </table:table-cell>
          <table:table-cell table:formula="of:=[.D11]/3.5" office:value-type="float" office:value="13.9685714285714" calcext:value-type="float">
            <text:p>13,97</text:p>
          </table:table-cell>
          <table:table-cell office:value-type="float" office:value="48.89" calcext:value-type="float">
            <text:p>48,89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8.76245074190568" calcext:value-type="float">
            <text:p>8,76</text:p>
          </table:table-cell>
          <table:table-cell table:formula="of:=[.D12]/3.5" office:value-type="float" office:value="15.9057142857143" calcext:value-type="float">
            <text:p>15,91</text:p>
          </table:table-cell>
          <table:table-cell office:value-type="float" office:value="55.67" calcext:value-type="float">
            <text:p>55,6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.65318843085598" calcext:value-type="float">
            <text:p>9,65</text:p>
          </table:table-cell>
          <table:table-cell table:formula="of:=[.D13]/3.5" office:value-type="float" office:value="17.5571428571429" calcext:value-type="float">
            <text:p>17,56</text:p>
          </table:table-cell>
          <table:table-cell office:value-type="float" office:value="61.45" calcext:value-type="float">
            <text:p>61,45</text:p>
          </table:table-cell>
        </table:table-row>
      </table:table>
      <table:table table:name="Planilha4" table:style-name="ta1">
        <table:shapes>
          <draw:frame draw:z-index="0" draw:style-name="gr1" draw:text-style-name="P1" svg:width="230mm" svg:height="129.4mm" svg:x="92.24mm" svg:y="7.62mm">
            <loext:p draw:notify-on-update-of-ranges="Planilha4.A2:Planilha4.A12 Planilha4.B1:Planilha4.B1 Planilha4.B2:Planilha4.B12 Planilha4.A2:Planilha4.A12 Planilha4.C1:Planilha4.C1 Planilha4.C2:Planilha4.C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/>
          <table:table-cell table:style-name="ce2" office:value-type="string" calcext:value-type="string">
            <text:p>Cenário A</text:p>
          </table:table-cell>
          <table:table-cell table:style-name="ce2" office:value-type="string" calcext:value-type="string">
            <text:p>Cenário 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5009705295291" calcext:value-type="float">
            <text:p>1,85</text:p>
          </table:table-cell>
          <table:table-cell office:value-type="float" office:value="1.84072108412536" calcext:value-type="float">
            <text:p>1,8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80410946995838" calcext:value-type="float">
            <text:p>2,80</text:p>
          </table:table-cell>
          <table:table-cell office:value-type="float" office:value="2.79759458342336" calcext:value-type="float">
            <text:p>2,8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.72819811659553" calcext:value-type="float">
            <text:p>3,73</text:p>
          </table:table-cell>
          <table:table-cell office:value-type="float" office:value="3.75905908051596" calcext:value-type="float">
            <text:p>3,7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.62995583326299" calcext:value-type="float">
            <text:p>4,63</text:p>
          </table:table-cell>
          <table:table-cell office:value-type="float" office:value="4.65285092342595" calcext:value-type="float">
            <text:p>4,6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.59320213133784" calcext:value-type="float">
            <text:p>5,59</text:p>
          </table:table-cell>
          <table:table-cell office:value-type="float" office:value="5.6433583253982" calcext:value-type="float">
            <text:p>5,6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.57282525457693" calcext:value-type="float">
            <text:p>6,57</text:p>
          </table:table-cell>
          <table:table-cell office:value-type="float" office:value="6.67703986943003" calcext:value-type="float">
            <text:p>6,68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7.40106274158757" calcext:value-type="float">
            <text:p>7,40</text:p>
          </table:table-cell>
          <table:table-cell office:value-type="float" office:value="7.61065228399405" calcext:value-type="float">
            <text:p>7,6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8.24672476593571" calcext:value-type="float">
            <text:p>8,25</text:p>
          </table:table-cell>
          <table:table-cell office:value-type="float" office:value="8.50141922116927" calcext:value-type="float">
            <text:p>8,50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9.41681185282999" calcext:value-type="float">
            <text:p>9,42</text:p>
          </table:table-cell>
          <table:table-cell office:value-type="float" office:value="9.50145758275582" calcext:value-type="float">
            <text:p>9,5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.0868693490156" calcext:value-type="float">
            <text:p>10,09</text:p>
          </table:table-cell>
          <table:table-cell office:value-type="float" office:value="10.3115174199735" calcext:value-type="float">
            <text:p>10,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20:30:02.2167689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22:15:21.440885185</meta:creation-date>
    <dc:date>2018-07-04T20:33:35.188661516</dc:date>
    <meta:editing-duration>PT58M19S</meta:editing-duration>
    <meta:editing-cycles>32</meta:editing-cycles>
    <meta:generator>LibreOffice/5.1.6.2$Linux_X86_64 LibreOffice_project/10m0$Build-2</meta:generator>
    <meta:document-statistic meta:table-count="4" meta:cell-count="76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23.299cm" svg:height="12.419cm" xlink:href=".." xlink:type="simple" chart:class="chart:scatter" chart:style-name="ch1">
        <chart:title svg:x="4.826cm" svg:y="0.383cm" chart:style-name="ch2">
          <text:p>Tempo de Resposta(s) x Tamanho da Mensagem(bytes)</text:p>
        </chart:title>
        <chart:legend chart:legend-position="end" svg:x="20.315cm" svg:y="1.926cm" style:legend-expansion="high" chart:style-name="ch3"/>
        <chart:plot-area chart:style-name="ch4" table:cell-range-address="A.A3:A.R14" chart:data-source-has-labels="row" svg:x="1.525cm" svg:y="1.484cm" svg:width="18.325cm" svg:height="9.657cm">
          <chartooo:coordinate-region svg:x="2.146cm" svg:y="1.683cm" svg:width="17.239cm" svg:height="8.811cm"/>
          <chart:axis chart:dimension="x" chart:name="primary-x" chart:style-name="ch5">
            <chart:title svg:x="8.268cm" svg:y="11.39cm" chart:style-name="ch6">
              <text:p>Tamanho da Mensagem(bytes)</text:p>
            </chart:title>
          </chart:axis>
          <chart:axis chart:dimension="y" chart:name="primary-y" chart:style-name="ch7">
            <chart:title svg:x="0.451cm" svg:y="8.096cm" chart:style-name="ch8">
              <text:p>Tempo de Resposta(s)</text:p>
            </chart:title>
            <chart:grid chart:style-name="ch9" chart:class="major"/>
          </chart:axis>
          <chart:series chart:style-name="ch10" chart:values-cell-range-address="A.B3:A.B14" chart:label-cell-address="A.B3:A.B3" chart:class="chart:scatter">
            <chart:domain table:cell-range-address="A.A3:A.A14"/>
            <chart:data-point chart:repeated="12"/>
          </chart:series>
          <chart:series chart:style-name="ch11" chart:values-cell-range-address="A.C3:A.C14" chart:label-cell-address="A.C3:A.C3" chart:class="chart:scatter">
            <chart:data-point chart:repeated="12"/>
          </chart:series>
          <chart:series chart:style-name="ch12" chart:values-cell-range-address="A.D3:A.D14" chart:label-cell-address="A.D3:A.D3" chart:class="chart:scatter">
            <chart:data-point chart:repeated="12"/>
          </chart:series>
          <chart:series chart:style-name="ch13" chart:values-cell-range-address="A.E3:A.E14" chart:label-cell-address="A.E3:A.E3" chart:class="chart:scatter">
            <chart:data-point chart:repeated="12"/>
          </chart:series>
          <chart:series chart:style-name="ch14" chart:values-cell-range-address="A.F3:A.F14" chart:label-cell-address="A.F3:A.F3" chart:class="chart:scatter">
            <chart:data-point chart:repeated="12"/>
          </chart:series>
          <chart:series chart:style-name="ch15" chart:values-cell-range-address="A.G3:A.G14" chart:label-cell-address="A.G3:A.G3" chart:class="chart:scatter">
            <chart:data-point chart:repeated="12"/>
          </chart:series>
          <chart:series chart:style-name="ch16" chart:values-cell-range-address="A.H3:A.H14" chart:label-cell-address="A.H3:A.H3" chart:class="chart:scatter">
            <chart:data-point chart:repeated="12"/>
          </chart:series>
          <chart:series chart:style-name="ch17" chart:values-cell-range-address="A.I3:A.I14" chart:label-cell-address="A.I3:A.I3" chart:class="chart:scatter">
            <chart:data-point chart:repeated="12"/>
          </chart:series>
          <chart:series chart:style-name="ch18" chart:values-cell-range-address="A.J3:A.J14" chart:label-cell-address="A.J3:A.J3" chart:class="chart:scatter">
            <chart:data-point chart:repeated="12"/>
          </chart:series>
          <chart:series chart:style-name="ch19" chart:values-cell-range-address="A.K3:A.K14" chart:label-cell-address="A.K3:A.K3" chart:class="chart:scatter">
            <chart:data-point chart:repeated="12"/>
          </chart:series>
          <chart:series chart:style-name="ch20" chart:values-cell-range-address="A.L3:A.L14" chart:label-cell-address="A.L3:A.L3" chart:class="chart:scatter">
            <chart:data-point chart:repeated="12"/>
          </chart:series>
          <chart:series chart:style-name="ch21" chart:values-cell-range-address="A.M3:A.M14" chart:label-cell-address="A.M3:A.M3" chart:class="chart:scatter">
            <chart:data-point chart:repeated="12"/>
          </chart:series>
          <chart:series chart:style-name="ch22" chart:values-cell-range-address="A.N3:A.N14" chart:label-cell-address="A.N3:A.N3" chart:class="chart:scatter">
            <chart:data-point chart:repeated="12"/>
          </chart:series>
          <chart:series chart:style-name="ch23" chart:values-cell-range-address="A.O3:A.O14" chart:label-cell-address="A.O3:A.O3" chart:class="chart:scatter">
            <chart:data-point chart:repeated="12"/>
          </chart:series>
          <chart:series chart:style-name="ch24" chart:values-cell-range-address="A.P3:A.P14" chart:label-cell-address="A.P3:A.P3" chart:class="chart:scatter">
            <chart:data-point chart:repeated="12"/>
          </chart:series>
          <chart:series chart:style-name="ch25" chart:values-cell-range-address="A.Q3:A.Q14" chart:label-cell-address="A.Q3:A.Q3" chart:class="chart:scatter">
            <chart:data-point chart:repeated="12"/>
          </chart:series>
          <chart:series chart:style-name="ch26" chart:values-cell-range-address="A.R3:A.R14" chart:label-cell-address="A.R3:A.R3" chart:class="chart:scatter">
            <chart:data-point chart:repeated="12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M = 50</text:p>
                <draw:g>
                  <svg:desc>A.B3:A.B3</svg:desc>
                </draw:g>
              </table:table-cell>
              <table:table-cell office:value-type="string">
                <text:p>M = 100</text:p>
                <draw:g>
                  <svg:desc>A.C3:A.C3</svg:desc>
                </draw:g>
              </table:table-cell>
              <table:table-cell office:value-type="string">
                <text:p>M = 150</text:p>
                <draw:g>
                  <svg:desc>A.D3:A.D3</svg:desc>
                </draw:g>
              </table:table-cell>
              <table:table-cell office:value-type="string">
                <text:p>M = 200</text:p>
                <draw:g>
                  <svg:desc>A.E3:A.E3</svg:desc>
                </draw:g>
              </table:table-cell>
              <table:table-cell office:value-type="string">
                <text:p>M = 250</text:p>
                <draw:g>
                  <svg:desc>A.F3:A.F3</svg:desc>
                </draw:g>
              </table:table-cell>
              <table:table-cell office:value-type="string">
                <text:p>M = 300</text:p>
                <draw:g>
                  <svg:desc>A.G3:A.G3</svg:desc>
                </draw:g>
              </table:table-cell>
              <table:table-cell office:value-type="string">
                <text:p>M = 350</text:p>
                <draw:g>
                  <svg:desc>A.H3:A.H3</svg:desc>
                </draw:g>
              </table:table-cell>
              <table:table-cell office:value-type="string">
                <text:p>M = 400</text:p>
                <draw:g>
                  <svg:desc>A.I3:A.I3</svg:desc>
                </draw:g>
              </table:table-cell>
              <table:table-cell office:value-type="string">
                <text:p>M = 1000</text:p>
                <draw:g>
                  <svg:desc>A.J3:A.J3</svg:desc>
                </draw:g>
              </table:table-cell>
              <table:table-cell office:value-type="string">
                <text:p>M = 5000</text:p>
                <draw:g>
                  <svg:desc>A.K3:A.K3</svg:desc>
                </draw:g>
              </table:table-cell>
              <table:table-cell office:value-type="string">
                <text:p>M = 10000</text:p>
                <draw:g>
                  <svg:desc>A.L3:A.L3</svg:desc>
                </draw:g>
              </table:table-cell>
              <table:table-cell office:value-type="string">
                <text:p>M = 15000</text:p>
                <draw:g>
                  <svg:desc>A.M3:A.M3</svg:desc>
                </draw:g>
              </table:table-cell>
              <table:table-cell office:value-type="string">
                <text:p>M = 20000</text:p>
                <draw:g>
                  <svg:desc>A.N3:A.N3</svg:desc>
                </draw:g>
              </table:table-cell>
              <table:table-cell office:value-type="string">
                <text:p>M =25000</text:p>
                <draw:g>
                  <svg:desc>A.O3:A.O3</svg:desc>
                </draw:g>
              </table:table-cell>
              <table:table-cell office:value-type="string">
                <text:p>M = 30000</text:p>
                <draw:g>
                  <svg:desc>A.P3:A.P3</svg:desc>
                </draw:g>
              </table:table-cell>
              <table:table-cell office:value-type="string">
                <text:p>M = 35000</text:p>
                <draw:g>
                  <svg:desc>A.Q3:A.Q3</svg:desc>
                </draw:g>
              </table:table-cell>
              <table:table-cell office:value-type="string">
                <text:p>M = 40000</text:p>
                <draw:g>
                  <svg:desc>A.R3:A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.A3:A.A14</svg:desc>
                </draw:g>
              </table:table-cell>
              <table:table-cell office:value-type="float" office:value="NaN">
                <text:p>NaN</text:p>
                <draw:g>
                  <svg:desc>A.B3:A.B14</svg:desc>
                </draw:g>
              </table:table-cell>
              <table:table-cell office:value-type="float" office:value="NaN">
                <text:p>NaN</text:p>
                <draw:g>
                  <svg:desc>A.C3:A.C14</svg:desc>
                </draw:g>
              </table:table-cell>
              <table:table-cell office:value-type="float" office:value="NaN">
                <text:p>NaN</text:p>
                <draw:g>
                  <svg:desc>A.D3:A.D14</svg:desc>
                </draw:g>
              </table:table-cell>
              <table:table-cell office:value-type="float" office:value="NaN">
                <text:p>NaN</text:p>
                <draw:g>
                  <svg:desc>A.E3:A.E14</svg:desc>
                </draw:g>
              </table:table-cell>
              <table:table-cell office:value-type="float" office:value="NaN">
                <text:p>NaN</text:p>
                <draw:g>
                  <svg:desc>A.F3:A.F14</svg:desc>
                </draw:g>
              </table:table-cell>
              <table:table-cell office:value-type="float" office:value="NaN">
                <text:p>NaN</text:p>
                <draw:g>
                  <svg:desc>A.G3:A.G14</svg:desc>
                </draw:g>
              </table:table-cell>
              <table:table-cell office:value-type="float" office:value="NaN">
                <text:p>NaN</text:p>
                <draw:g>
                  <svg:desc>A.H3:A.H14</svg:desc>
                </draw:g>
              </table:table-cell>
              <table:table-cell office:value-type="float" office:value="NaN">
                <text:p>NaN</text:p>
                <draw:g>
                  <svg:desc>A.I3:A.I14</svg:desc>
                </draw:g>
              </table:table-cell>
              <table:table-cell office:value-type="float" office:value="NaN">
                <text:p>NaN</text:p>
                <draw:g>
                  <svg:desc>A.J3:A.J14</svg:desc>
                </draw:g>
              </table:table-cell>
              <table:table-cell office:value-type="float" office:value="NaN">
                <text:p>NaN</text:p>
                <draw:g>
                  <svg:desc>A.K3:A.K14</svg:desc>
                </draw:g>
              </table:table-cell>
              <table:table-cell office:value-type="float" office:value="NaN">
                <text:p>NaN</text:p>
                <draw:g>
                  <svg:desc>A.L3:A.L14</svg:desc>
                </draw:g>
              </table:table-cell>
              <table:table-cell office:value-type="float" office:value="NaN">
                <text:p>NaN</text:p>
                <draw:g>
                  <svg:desc>A.M3:A.M14</svg:desc>
                </draw:g>
              </table:table-cell>
              <table:table-cell office:value-type="float" office:value="NaN">
                <text:p>NaN</text:p>
                <draw:g>
                  <svg:desc>A.N3:A.N14</svg:desc>
                </draw:g>
              </table:table-cell>
              <table:table-cell office:value-type="float" office:value="NaN">
                <text:p>NaN</text:p>
                <draw:g>
                  <svg:desc>A.O3:A.O14</svg:desc>
                </draw:g>
              </table:table-cell>
              <table:table-cell office:value-type="float" office:value="NaN">
                <text:p>NaN</text:p>
                <draw:g>
                  <svg:desc>A.P3:A.P14</svg:desc>
                </draw:g>
              </table:table-cell>
              <table:table-cell office:value-type="float" office:value="NaN">
                <text:p>NaN</text:p>
                <draw:g>
                  <svg:desc>A.Q3:A.Q14</svg:desc>
                </draw:g>
              </table:table-cell>
              <table:table-cell office:value-type="float" office:value="NaN">
                <text:p>NaN</text:p>
                <draw:g>
                  <svg:desc>A.R3:A.R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2.58877892851435">
                <text:p>2.58877892851435</text:p>
              </table:table-cell>
              <table:table-cell office:value-type="float" office:value="2.16475382556688">
                <text:p>2.16475382556688</text:p>
              </table:table-cell>
              <table:table-cell office:value-type="float" office:value="2.01908625497829">
                <text:p>2.01908625497829</text:p>
              </table:table-cell>
              <table:table-cell office:value-type="float" office:value="1.92192760827838">
                <text:p>1.92192760827838</text:p>
              </table:table-cell>
              <table:table-cell office:value-type="float" office:value="1.88354455632523">
                <text:p>1.88354455632523</text:p>
              </table:table-cell>
              <table:table-cell office:value-type="float" office:value="1.85009705295291">
                <text:p>1.85009705295291</text:p>
              </table:table-cell>
              <table:table-cell office:value-type="float" office:value="1.82513167730222">
                <text:p>1.82513167730222</text:p>
              </table:table-cell>
              <table:table-cell office:value-type="float" office:value="1.90539488496859">
                <text:p>1.90539488496859</text:p>
              </table:table-cell>
              <table:table-cell office:value-type="float" office:value="1.84833734905379">
                <text:p>1.84833734905379</text:p>
              </table:table-cell>
              <table:table-cell office:value-type="float" office:value="2.19638372936949">
                <text:p>2.19638372936949</text:p>
              </table:table-cell>
              <table:table-cell office:value-type="float" office:value="2.86582010253331">
                <text:p>2.86582010253331</text:p>
              </table:table-cell>
              <table:table-cell office:value-type="float" office:value="4.45400578440554">
                <text:p>4.45400578440554</text:p>
              </table:table-cell>
              <table:table-cell office:value-type="float" office:value="5.4284502116106">
                <text:p>5.4284502116106</text:p>
              </table:table-cell>
              <table:table-cell office:value-type="float" office:value="7.74014898751543">
                <text:p>7.74014898751543</text:p>
              </table:table-cell>
              <table:table-cell office:value-type="float" office:value="7.58293860264406">
                <text:p>7.58293860264406</text:p>
              </table:table-cell>
              <table:table-cell office:value-type="float" office:value="10.1797996943392">
                <text:p>10.1797996943392</text:p>
              </table:table-cell>
              <table:table-cell office:value-type="float" office:value="13.4096826743337">
                <text:p>13.4096826743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3.60709740811864">
                <text:p>3.60709740811864</text:p>
              </table:table-cell>
              <table:table-cell office:value-type="float" office:value="3.1389905309238">
                <text:p>3.1389905309238</text:p>
              </table:table-cell>
              <table:table-cell office:value-type="float" office:value="2.9606749991623">
                <text:p>2.9606749991623</text:p>
              </table:table-cell>
              <table:table-cell office:value-type="float" office:value="2.88286037147922">
                <text:p>2.88286037147922</text:p>
              </table:table-cell>
              <table:table-cell office:value-type="float" office:value="2.87069182788073">
                <text:p>2.87069182788073</text:p>
              </table:table-cell>
              <table:table-cell office:value-type="float" office:value="2.80410946995838">
                <text:p>2.80410946995838</text:p>
              </table:table-cell>
              <table:table-cell office:value-type="float" office:value="2.7686940489345">
                <text:p>2.7686940489345</text:p>
              </table:table-cell>
              <table:table-cell office:value-type="float" office:value="2.78355980427787">
                <text:p>2.78355980427787</text:p>
              </table:table-cell>
              <table:table-cell office:value-type="float" office:value="2.81780934566551">
                <text:p>2.81780934566551</text:p>
              </table:table-cell>
              <table:table-cell office:value-type="float" office:value="3.39080835212073">
                <text:p>3.39080835212073</text:p>
              </table:table-cell>
              <table:table-cell office:value-type="float" office:value="4.14623210453648">
                <text:p>4.14623210453648</text:p>
              </table:table-cell>
              <table:table-cell office:value-type="float" office:value="8.95841490193124">
                <text:p>8.95841490193124</text:p>
              </table:table-cell>
              <table:table-cell office:value-type="float" office:value="8.08558137440407">
                <text:p>8.08558137440407</text:p>
              </table:table-cell>
              <table:table-cell office:value-type="float" office:value="12.0101289546389">
                <text:p>12.0101289546389</text:p>
              </table:table-cell>
              <table:table-cell office:value-type="float" office:value="13.46">
                <text:p>13.46</text:p>
              </table:table-cell>
              <table:table-cell office:value-type="float" office:value="19.8638765685091">
                <text:p>19.8638765685091</text:p>
              </table:table-cell>
              <table:table-cell office:value-type="float" office:value="23.3627750163661">
                <text:p>23.3627750163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0">
                <text:p>15000</text:p>
              </table:table-cell>
              <table:table-cell office:value-type="float" office:value="4.61038134278875">
                <text:p>4.61038134278875</text:p>
              </table:table-cell>
              <table:table-cell office:value-type="float" office:value="4.13905134404259">
                <text:p>4.13905134404259</text:p>
              </table:table-cell>
              <table:table-cell office:value-type="float" office:value="3.89274651149182">
                <text:p>3.89274651149182</text:p>
              </table:table-cell>
              <table:table-cell office:value-type="float" office:value="3.79419257241227">
                <text:p>3.79419257241227</text:p>
              </table:table-cell>
              <table:table-cell office:value-type="float" office:value="3.75541507111543">
                <text:p>3.75541507111543</text:p>
              </table:table-cell>
              <table:table-cell office:value-type="float" office:value="3.72819811659553">
                <text:p>3.72819811659553</text:p>
              </table:table-cell>
              <table:table-cell office:value-type="float" office:value="3.71310358018493">
                <text:p>3.71310358018493</text:p>
              </table:table-cell>
              <table:table-cell office:value-type="float" office:value="3.74128622472949">
                <text:p>3.74128622472949</text:p>
              </table:table-cell>
              <table:table-cell office:value-type="float" office:value="3.80384129330166">
                <text:p>3.80384129330166</text:p>
              </table:table-cell>
              <table:table-cell office:value-type="float" office:value="4.58909768791566">
                <text:p>4.58909768791566</text:p>
              </table:table-cell>
              <table:table-cell office:value-type="float" office:value="5.58712523115333">
                <text:p>5.58712523115333</text:p>
              </table:table-cell>
              <table:table-cell office:value-type="float" office:value="10.8189476840657">
                <text:p>10.8189476840657</text:p>
              </table:table-cell>
              <table:table-cell office:value-type="float" office:value="11.4892962748613">
                <text:p>11.4892962748613</text:p>
              </table:table-cell>
              <table:table-cell office:value-type="float" office:value="13.4825239833702">
                <text:p>13.4825239833702</text:p>
              </table:table-cell>
              <table:table-cell office:value-type="float" office:value="15.4946882535017">
                <text:p>15.4946882535017</text:p>
              </table:table-cell>
              <table:table-cell office:value-type="float" office:value="22.2373713482568">
                <text:p>22.2373713482568</text:p>
              </table:table-cell>
              <table:table-cell office:value-type="float" office:value="29.9884554536271">
                <text:p>29.9884554536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5.58127745412962">
                <text:p>5.58127745412962</text:p>
              </table:table-cell>
              <table:table-cell office:value-type="float" office:value="5.04334241426279">
                <text:p>5.04334241426279</text:p>
              </table:table-cell>
              <table:table-cell office:value-type="float" office:value="4.86519152681366">
                <text:p>4.86519152681366</text:p>
              </table:table-cell>
              <table:table-cell office:value-type="float" office:value="4.84282546159374">
                <text:p>4.84282546159374</text:p>
              </table:table-cell>
              <table:table-cell office:value-type="float" office:value="4.6822652415463">
                <text:p>4.6822652415463</text:p>
              </table:table-cell>
              <table:table-cell office:value-type="float" office:value="4.62995583326299">
                <text:p>4.62995583326299</text:p>
              </table:table-cell>
              <table:table-cell office:value-type="float" office:value="4.60847612324566">
                <text:p>4.60847612324566</text:p>
              </table:table-cell>
              <table:table-cell office:value-type="float" office:value="4.62541494329753">
                <text:p>4.62541494329753</text:p>
              </table:table-cell>
              <table:table-cell office:value-type="float" office:value="4.73466959199563">
                <text:p>4.73466959199563</text:p>
              </table:table-cell>
              <table:table-cell office:value-type="float" office:value="5.86615362910292">
                <text:p>5.86615362910292</text:p>
              </table:table-cell>
              <table:table-cell office:value-type="float" office:value="7.29016572091099">
                <text:p>7.29016572091099</text:p>
              </table:table-cell>
              <table:table-cell office:value-type="float" office:value="13.619137831107">
                <text:p>13.619137831107</text:p>
              </table:table-cell>
              <table:table-cell office:value-type="float" office:value="14.8748516788798">
                <text:p>14.8748516788798</text:p>
              </table:table-cell>
              <table:table-cell office:value-type="float" office:value="16.0393092336442">
                <text:p>16.0393092336442</text:p>
              </table:table-cell>
              <table:table-cell office:value-type="float" office:value="23.2">
                <text:p>23.2</text:p>
              </table:table-cell>
              <table:table-cell office:value-type="float" office:value="26.8581090776828">
                <text:p>26.8581090776828</text:p>
              </table:table-cell>
              <table:table-cell office:value-type="float" office:value="40.8025178853629">
                <text:p>40.8025178853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0">
                <text:p>25000</text:p>
              </table:table-cell>
              <table:table-cell office:value-type="float" office:value="7.01016745985838">
                <text:p>7.01016745985838</text:p>
              </table:table-cell>
              <table:table-cell office:value-type="float" office:value="5.99141691837753">
                <text:p>5.99141691837753</text:p>
              </table:table-cell>
              <table:table-cell office:value-type="float" office:value="5.75679562644337">
                <text:p>5.75679562644337</text:p>
              </table:table-cell>
              <table:table-cell office:value-type="float" office:value="5.64665166802792">
                <text:p>5.64665166802792</text:p>
              </table:table-cell>
              <table:table-cell office:value-type="float" office:value="5.59340972190853">
                <text:p>5.59340972190853</text:p>
              </table:table-cell>
              <table:table-cell office:value-type="float" office:value="5.59320213133784">
                <text:p>5.59320213133784</text:p>
              </table:table-cell>
              <table:table-cell office:value-type="float" office:value="5.52261888395983">
                <text:p>5.52261888395983</text:p>
              </table:table-cell>
              <table:table-cell office:value-type="float" office:value="5.54565373054796">
                <text:p>5.54565373054796</text:p>
              </table:table-cell>
              <table:table-cell office:value-type="float" office:value="5.69218011278642">
                <text:p>5.69218011278642</text:p>
              </table:table-cell>
              <table:table-cell office:value-type="float" office:value="7.00349388514596">
                <text:p>7.00349388514596</text:p>
              </table:table-cell>
              <table:table-cell office:value-type="float" office:value="8.70057469389559">
                <text:p>8.70057469389559</text:p>
              </table:table-cell>
              <table:table-cell office:value-type="float" office:value="14.7300962811342">
                <text:p>14.7300962811342</text:p>
              </table:table-cell>
              <table:table-cell office:value-type="float" office:value="16.9939689627498">
                <text:p>16.9939689627498</text:p>
              </table:table-cell>
              <table:table-cell office:value-type="float" office:value="23.6771104318298">
                <text:p>23.6771104318298</text:p>
              </table:table-cell>
              <table:table-cell office:value-type="float" office:value="28.0986597718681">
                <text:p>28.0986597718681</text:p>
              </table:table-cell>
              <table:table-cell office:value-type="float" office:value="32.7917311565836">
                <text:p>32.7917311565836</text:p>
              </table:table-cell>
              <table:table-cell office:value-type="float" office:value="49.8656500480457">
                <text:p>49.8656500480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">
                <text:p>30000</text:p>
              </table:table-cell>
              <table:table-cell office:value-type="float" office:value="7.56541964979477">
                <text:p>7.56541964979477</text:p>
              </table:table-cell>
              <table:table-cell office:value-type="float" office:value="7.23687043522063">
                <text:p>7.23687043522063</text:p>
              </table:table-cell>
              <table:table-cell office:value-type="float" office:value="6.91575102295093">
                <text:p>6.91575102295093</text:p>
              </table:table-cell>
              <table:table-cell office:value-type="float" office:value="6.58586195832393">
                <text:p>6.58586195832393</text:p>
              </table:table-cell>
              <table:table-cell office:value-type="float" office:value="6.48531398201426">
                <text:p>6.48531398201426</text:p>
              </table:table-cell>
              <table:table-cell office:value-type="float" office:value="6.57282525457693">
                <text:p>6.57282525457693</text:p>
              </table:table-cell>
              <table:table-cell office:value-type="float" office:value="6.48537713804936">
                <text:p>6.48537713804936</text:p>
              </table:table-cell>
              <table:table-cell office:value-type="float" office:value="6.43691680457697">
                <text:p>6.43691680457697</text:p>
              </table:table-cell>
              <table:table-cell office:value-type="float" office:value="6.64182680100672">
                <text:p>6.64182680100672</text:p>
              </table:table-cell>
              <table:table-cell office:value-type="float" office:value="8.20681433718617">
                <text:p>8.20681433718617</text:p>
              </table:table-cell>
              <table:table-cell office:value-type="float" office:value="10.2121408469917">
                <text:p>10.2121408469917</text:p>
              </table:table-cell>
              <table:table-cell office:value-type="float" office:value="20.9089833717314">
                <text:p>20.9089833717314</text:p>
              </table:table-cell>
              <table:table-cell office:value-type="float" office:value="18.6294947853262">
                <text:p>18.6294947853262</text:p>
              </table:table-cell>
              <table:table-cell office:value-type="float" office:value="27.0879094617691">
                <text:p>27.0879094617691</text:p>
              </table:table-cell>
              <table:table-cell office:value-type="float" office:value="32.9622969181146">
                <text:p>32.9622969181146</text:p>
              </table:table-cell>
              <table:table-cell office:value-type="float" office:value="37.1529566604592">
                <text:p>37.1529566604592</text:p>
              </table:table-cell>
              <table:table-cell office:value-type="float" office:value="54.1388203891753">
                <text:p>54.13882038917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00">
                <text:p>35000</text:p>
              </table:table-cell>
              <table:table-cell office:value-type="float" office:value="8.54105970796656">
                <text:p>8.54105970796656</text:p>
              </table:table-cell>
              <table:table-cell office:value-type="float" office:value="7.88813150150782">
                <text:p>7.88813150150782</text:p>
              </table:table-cell>
              <table:table-cell office:value-type="float" office:value="7.6266455380816">
                <text:p>7.6266455380816</text:p>
              </table:table-cell>
              <table:table-cell office:value-type="float" office:value="7.68705709151747">
                <text:p>7.68705709151747</text:p>
              </table:table-cell>
              <table:table-cell office:value-type="float" office:value="7.60228632368489">
                <text:p>7.60228632368489</text:p>
              </table:table-cell>
              <table:table-cell office:value-type="float" office:value="7.40106274158757">
                <text:p>7.40106274158757</text:p>
              </table:table-cell>
              <table:table-cell office:value-type="float" office:value="7.40721393554019">
                <text:p>7.40721393554019</text:p>
              </table:table-cell>
              <table:table-cell office:value-type="float" office:value="7.51784894033339">
                <text:p>7.51784894033339</text:p>
              </table:table-cell>
              <table:table-cell office:value-type="float" office:value="7.72217747806351">
                <text:p>7.72217747806351</text:p>
              </table:table-cell>
              <table:table-cell office:value-type="float" office:value="9.43253186835693">
                <text:p>9.43253186835693</text:p>
              </table:table-cell>
              <table:table-cell office:value-type="float" office:value="11.8998946317792">
                <text:p>11.8998946317792</text:p>
              </table:table-cell>
              <table:table-cell office:value-type="float" office:value="21.8655207065554">
                <text:p>21.8655207065554</text:p>
              </table:table-cell>
              <table:table-cell office:value-type="float" office:value="23.4200330546417">
                <text:p>23.4200330546417</text:p>
              </table:table-cell>
              <table:table-cell office:value-type="float" office:value="32.692073621294">
                <text:p>32.692073621294</text:p>
              </table:table-cell>
              <table:table-cell office:value-type="float" office:value="38.6159717009564">
                <text:p>38.6159717009564</text:p>
              </table:table-cell>
              <table:table-cell office:value-type="float" office:value="47.0189924109095">
                <text:p>47.0189924109095</text:p>
              </table:table-cell>
              <table:table-cell office:value-type="float" office:value="57.0362090503327">
                <text:p>57.0362090503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10.0282714583705">
                <text:p>10.0282714583705</text:p>
              </table:table-cell>
              <table:table-cell office:value-type="float" office:value="8.83389495575339">
                <text:p>8.83389495575339</text:p>
              </table:table-cell>
              <table:table-cell office:value-type="float" office:value="8.58555339609132">
                <text:p>8.58555339609132</text:p>
              </table:table-cell>
              <table:table-cell office:value-type="float" office:value="8.40721392241245">
                <text:p>8.40721392241245</text:p>
              </table:table-cell>
              <table:table-cell office:value-type="float" office:value="8.29817073388083">
                <text:p>8.29817073388083</text:p>
              </table:table-cell>
              <table:table-cell office:value-type="float" office:value="8.24672476593571">
                <text:p>8.24672476593571</text:p>
              </table:table-cell>
              <table:table-cell office:value-type="float" office:value="8.52139946397534">
                <text:p>8.52139946397534</text:p>
              </table:table-cell>
              <table:table-cell office:value-type="float" office:value="8.35386977448425">
                <text:p>8.35386977448425</text:p>
              </table:table-cell>
              <table:table-cell office:value-type="float" office:value="8.57984505656581">
                <text:p>8.57984505656581</text:p>
              </table:table-cell>
              <table:table-cell office:value-type="float" office:value="10.6207814942378">
                <text:p>10.6207814942378</text:p>
              </table:table-cell>
              <table:table-cell office:value-type="float" office:value="13.2955815557523">
                <text:p>13.2955815557523</text:p>
              </table:table-cell>
              <table:table-cell office:value-type="float" office:value="25.8543062341553">
                <text:p>25.8543062341553</text:p>
              </table:table-cell>
              <table:table-cell office:value-type="float" office:value="25.9323978920005">
                <text:p>25.9323978920005</text:p>
              </table:table-cell>
              <table:table-cell office:value-type="float" office:value="34.4087914441045">
                <text:p>34.4087914441045</text:p>
              </table:table-cell>
              <table:table-cell office:value-type="float" office:value="47.8361824243321">
                <text:p>47.8361824243321</text:p>
              </table:table-cell>
              <table:table-cell office:value-type="float" office:value="57.8361824243321">
                <text:p>57.8361824243321</text:p>
              </table:table-cell>
              <table:table-cell office:value-type="float" office:value="62.3191575287474">
                <text:p>62.3191575287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00">
                <text:p>45000</text:p>
              </table:table-cell>
              <table:table-cell office:value-type="float" office:value="10.4953975069344">
                <text:p>10.4953975069344</text:p>
              </table:table-cell>
              <table:table-cell office:value-type="float" office:value="10.7551647891191">
                <text:p>10.7551647891191</text:p>
              </table:table-cell>
              <table:table-cell office:value-type="float" office:value="9.82704303754093">
                <text:p>9.82704303754093</text:p>
              </table:table-cell>
              <table:table-cell office:value-type="float" office:value="9.34635675386199">
                <text:p>9.34635675386199</text:p>
              </table:table-cell>
              <table:table-cell office:value-type="float" office:value="9.44672718823627">
                <text:p>9.44672718823627</text:p>
              </table:table-cell>
              <table:table-cell office:value-type="float" office:value="9.41681185282999">
                <text:p>9.41681185282999</text:p>
              </table:table-cell>
              <table:table-cell office:value-type="float" office:value="9.22598916814653">
                <text:p>9.22598916814653</text:p>
              </table:table-cell>
              <table:table-cell office:value-type="float" office:value="9.42990538040584">
                <text:p>9.42990538040584</text:p>
              </table:table-cell>
              <table:table-cell office:value-type="float" office:value="9.54240034800076">
                <text:p>9.54240034800076</text:p>
              </table:table-cell>
              <table:table-cell office:value-type="float" office:value="11.8630248450691">
                <text:p>11.8630248450691</text:p>
              </table:table-cell>
              <table:table-cell office:value-type="float" office:value="15.4791356167191">
                <text:p>15.4791356167191</text:p>
              </table:table-cell>
              <table:table-cell office:value-type="float" office:value="23.8423336831512">
                <text:p>23.8423336831512</text:p>
              </table:table-cell>
              <table:table-cell office:value-type="float" office:value="28.4977899634926">
                <text:p>28.4977899634926</text:p>
              </table:table-cell>
              <table:table-cell office:value-type="float" office:value="34.9443266249096">
                <text:p>34.9443266249096</text:p>
              </table:table-cell>
              <table:table-cell office:value-type="float" office:value="51.570268187684">
                <text:p>51.570268187684</text:p>
              </table:table-cell>
              <table:table-cell office:value-type="float" office:value="60.7">
                <text:p>60.7</text:p>
              </table:table-cell>
              <table:table-cell office:value-type="float" office:value="68.4088452454633">
                <text:p>68.40884524546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12.1759054724421">
                <text:p>12.1759054724421</text:p>
              </table:table-cell>
              <table:table-cell office:value-type="float" office:value="10.7018411776169">
                <text:p>10.7018411776169</text:p>
              </table:table-cell>
              <table:table-cell office:value-type="float" office:value="10.3996382863093">
                <text:p>10.3996382863093</text:p>
              </table:table-cell>
              <table:table-cell office:value-type="float" office:value="10.4652620115281">
                <text:p>10.4652620115281</text:p>
              </table:table-cell>
              <table:table-cell office:value-type="float" office:value="10.1801214051664">
                <text:p>10.1801214051664</text:p>
              </table:table-cell>
              <table:table-cell office:value-type="float" office:value="10.0868693490156">
                <text:p>10.0868693490156</text:p>
              </table:table-cell>
              <table:table-cell office:value-type="float" office:value="10.3308186734316">
                <text:p>10.3308186734316</text:p>
              </table:table-cell>
              <table:table-cell office:value-type="float" office:value="10.189251251176">
                <text:p>10.189251251176</text:p>
              </table:table-cell>
              <table:table-cell office:value-type="float" office:value="10.3841719868422">
                <text:p>10.3841719868422</text:p>
              </table:table-cell>
              <table:table-cell office:value-type="float" office:value="13.0912005572379">
                <text:p>13.0912005572379</text:p>
              </table:table-cell>
              <table:table-cell office:value-type="float" office:value="16.9881518698987">
                <text:p>16.9881518698987</text:p>
              </table:table-cell>
              <table:table-cell office:value-type="float" office:value="28.2829462914869">
                <text:p>28.2829462914869</text:p>
              </table:table-cell>
              <table:table-cell office:value-type="float" office:value="33.3071470926166">
                <text:p>33.3071470926166</text:p>
              </table:table-cell>
              <table:table-cell office:value-type="float" office:value="40.5016862310012">
                <text:p>40.5016862310012</text:p>
              </table:table-cell>
              <table:table-cell office:value-type="float" office:value="55.3051058619167">
                <text:p>55.3051058619167</text:p>
              </table:table-cell>
              <table:table-cell office:value-type="float" office:value="62.1152921409376">
                <text:p>62.1152921409376</text:p>
              </table:table-cell>
              <table:table-cell office:value-type="float" office:value="75.6183286701319">
                <text:p>75.61832867013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6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23.301cm" svg:height="12.601cm" xlink:href=".." xlink:type="simple" chart:class="chart:scatter" chart:style-name="ch1">
        <chart:title svg:x="2.684cm" svg:y="0.387cm" chart:style-name="ch2">
          <text:p>Tempo de Resposta(s) x Tamanho da Mensagem(bytes) com 16 escravos</text:p>
        </chart:title>
        <chart:legend chart:legend-position="end" svg:x="20.317cm" svg:y="2.017cm" style:legend-expansion="high" chart:style-name="ch3"/>
        <chart:plot-area chart:style-name="ch4" table:cell-range-address="B.A3:B.R13 B.B2:B.R2" chart:data-source-has-labels="row" svg:x="1.526cm" svg:y="1.492cm" svg:width="18.325cm" svg:height="9.827cm">
          <chartooo:coordinate-region svg:x="2.624cm" svg:y="1.492cm" svg:width="16.577cm" svg:height="9.18cm"/>
          <chart:axis chart:dimension="x" chart:name="primary-x" chart:style-name="ch5">
            <chart:title svg:x="8.216cm" svg:y="11.572cm" chart:style-name="ch6">
              <text:p>Tamanho da Mensagem (bytes)</text:p>
            </chart:title>
          </chart:axis>
          <chart:axis chart:dimension="y" chart:name="primary-y" chart:style-name="ch7">
            <chart:title svg:x="0.451cm" svg:y="8.189cm" chart:style-name="ch8">
              <text:p>Tempo de Resposta(s)</text:p>
            </chart:title>
            <chart:grid chart:style-name="ch9" chart:class="major"/>
          </chart:axis>
          <chart:series chart:style-name="ch10" chart:values-cell-range-address="B.B3:B.B13" chart:label-cell-address="B.B2:B.B2" chart:class="chart:scatter">
            <chart:domain table:cell-range-address="B.A3:B.A13"/>
            <chart:data-point chart:repeated="11"/>
          </chart:series>
          <chart:series chart:style-name="ch11" chart:values-cell-range-address="B.C3:B.C13" chart:label-cell-address="B.C2:B.C2" chart:class="chart:scatter">
            <chart:data-point chart:repeated="11"/>
          </chart:series>
          <chart:series chart:style-name="ch12" chart:values-cell-range-address="B.D3:B.D13" chart:label-cell-address="B.D2:B.D2" chart:class="chart:scatter">
            <chart:data-point chart:repeated="11"/>
          </chart:series>
          <chart:series chart:style-name="ch13" chart:values-cell-range-address="B.E3:B.E13" chart:label-cell-address="B.E2:B.E2" chart:class="chart:scatter">
            <chart:data-point chart:repeated="11"/>
          </chart:series>
          <chart:series chart:style-name="ch14" chart:values-cell-range-address="B.F3:B.F13" chart:label-cell-address="B.F2:B.F2" chart:class="chart:scatter">
            <chart:data-point chart:repeated="11"/>
          </chart:series>
          <chart:series chart:style-name="ch15" chart:values-cell-range-address="B.G3:B.G13" chart:label-cell-address="B.G2:B.G2" chart:class="chart:scatter">
            <chart:data-point chart:repeated="11"/>
          </chart:series>
          <chart:series chart:style-name="ch16" chart:values-cell-range-address="B.H3:B.H13" chart:label-cell-address="B.H2:B.H2" chart:class="chart:scatter">
            <chart:data-point chart:repeated="11"/>
          </chart:series>
          <chart:series chart:style-name="ch17" chart:values-cell-range-address="B.I3:B.I13" chart:label-cell-address="B.I2:B.I2" chart:class="chart:scatter">
            <chart:data-point chart:repeated="11"/>
          </chart:series>
          <chart:series chart:style-name="ch18" chart:values-cell-range-address="B.J3:B.J13" chart:label-cell-address="B.J2:B.J2" chart:class="chart:scatter">
            <chart:data-point chart:repeated="11"/>
          </chart:series>
          <chart:series chart:style-name="ch19" chart:values-cell-range-address="B.K3:B.K13" chart:label-cell-address="B.K2:B.K2" chart:class="chart:scatter">
            <chart:data-point chart:repeated="11"/>
          </chart:series>
          <chart:series chart:style-name="ch20" chart:values-cell-range-address="B.L3:B.L13" chart:label-cell-address="B.L2:B.L2" chart:class="chart:scatter">
            <chart:data-point chart:repeated="11"/>
          </chart:series>
          <chart:series chart:style-name="ch21" chart:values-cell-range-address="B.M3:B.M13" chart:label-cell-address="B.M2:B.M2" chart:class="chart:scatter">
            <chart:data-point chart:repeated="11"/>
          </chart:series>
          <chart:series chart:style-name="ch22" chart:values-cell-range-address="B.N3:B.N13" chart:label-cell-address="B.N2:B.N2" chart:class="chart:scatter">
            <chart:data-point chart:repeated="11"/>
          </chart:series>
          <chart:series chart:style-name="ch23" chart:values-cell-range-address="B.O3:B.O13" chart:label-cell-address="B.O2:B.O2" chart:class="chart:scatter">
            <chart:data-point chart:repeated="11"/>
          </chart:series>
          <chart:series chart:style-name="ch24" chart:values-cell-range-address="B.P3:B.P13" chart:label-cell-address="B.P2:B.P2" chart:class="chart:scatter">
            <chart:data-point chart:repeated="11"/>
          </chart:series>
          <chart:series chart:style-name="ch25" chart:values-cell-range-address="B.Q3:B.Q13" chart:label-cell-address="B.Q2:B.Q2" chart:class="chart:scatter">
            <chart:data-point chart:repeated="11"/>
          </chart:series>
          <chart:series chart:style-name="ch26" chart:values-cell-range-address="B.R3:B.R13" chart:label-cell-address="B.R2:B.R2" chart:class="chart:scatter">
            <chart:data-point chart:repeated="11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M = 50</text:p>
                <draw:g>
                  <svg:desc>B.B2:B.B2</svg:desc>
                </draw:g>
              </table:table-cell>
              <table:table-cell office:value-type="string">
                <text:p>M = 100</text:p>
                <draw:g>
                  <svg:desc>B.C2:B.C2</svg:desc>
                </draw:g>
              </table:table-cell>
              <table:table-cell office:value-type="string">
                <text:p>M = 150</text:p>
                <draw:g>
                  <svg:desc>B.D2:B.D2</svg:desc>
                </draw:g>
              </table:table-cell>
              <table:table-cell office:value-type="string">
                <text:p>M = 200</text:p>
                <draw:g>
                  <svg:desc>B.E2:B.E2</svg:desc>
                </draw:g>
              </table:table-cell>
              <table:table-cell office:value-type="string">
                <text:p>M = 250</text:p>
                <draw:g>
                  <svg:desc>B.F2:B.F2</svg:desc>
                </draw:g>
              </table:table-cell>
              <table:table-cell office:value-type="string">
                <text:p>M = 300</text:p>
                <draw:g>
                  <svg:desc>B.G2:B.G2</svg:desc>
                </draw:g>
              </table:table-cell>
              <table:table-cell office:value-type="string">
                <text:p>M = 350</text:p>
                <draw:g>
                  <svg:desc>B.H2:B.H2</svg:desc>
                </draw:g>
              </table:table-cell>
              <table:table-cell office:value-type="string">
                <text:p>M = 400</text:p>
                <draw:g>
                  <svg:desc>B.I2:B.I2</svg:desc>
                </draw:g>
              </table:table-cell>
              <table:table-cell office:value-type="string">
                <text:p>M = 1000</text:p>
                <draw:g>
                  <svg:desc>B.J2:B.J2</svg:desc>
                </draw:g>
              </table:table-cell>
              <table:table-cell office:value-type="string">
                <text:p>M = 5000</text:p>
                <draw:g>
                  <svg:desc>B.K2:B.K2</svg:desc>
                </draw:g>
              </table:table-cell>
              <table:table-cell office:value-type="string">
                <text:p>M = 10000</text:p>
                <draw:g>
                  <svg:desc>B.L2:B.L2</svg:desc>
                </draw:g>
              </table:table-cell>
              <table:table-cell office:value-type="string">
                <text:p>M = 15000</text:p>
                <draw:g>
                  <svg:desc>B.M2:B.M2</svg:desc>
                </draw:g>
              </table:table-cell>
              <table:table-cell office:value-type="string">
                <text:p>M = 20000</text:p>
                <draw:g>
                  <svg:desc>B.N2:B.N2</svg:desc>
                </draw:g>
              </table:table-cell>
              <table:table-cell office:value-type="string">
                <text:p>M =25000</text:p>
                <draw:g>
                  <svg:desc>B.O2:B.O2</svg:desc>
                </draw:g>
              </table:table-cell>
              <table:table-cell office:value-type="string">
                <text:p>M = 30000</text:p>
                <draw:g>
                  <svg:desc>B.P2:B.P2</svg:desc>
                </draw:g>
              </table:table-cell>
              <table:table-cell office:value-type="string">
                <text:p>M = 35000</text:p>
                <draw:g>
                  <svg:desc>B.Q2:B.Q2</svg:desc>
                </draw:g>
              </table:table-cell>
              <table:table-cell office:value-type="string">
                <text:p>M = 40000</text:p>
                <draw:g>
                  <svg:desc>B.R2:B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.A3:B.A13</svg:desc>
                </draw:g>
              </table:table-cell>
              <table:table-cell office:value-type="float" office:value="0">
                <text:p>0</text:p>
                <draw:g>
                  <svg:desc>B.B3:B.B13</svg:desc>
                </draw:g>
              </table:table-cell>
              <table:table-cell office:value-type="float" office:value="0">
                <text:p>0</text:p>
                <draw:g>
                  <svg:desc>B.C3:B.C13</svg:desc>
                </draw:g>
              </table:table-cell>
              <table:table-cell office:value-type="float" office:value="0">
                <text:p>0</text:p>
                <draw:g>
                  <svg:desc>B.D3:B.D13</svg:desc>
                </draw:g>
              </table:table-cell>
              <table:table-cell office:value-type="float" office:value="0">
                <text:p>0</text:p>
                <draw:g>
                  <svg:desc>B.E3:B.E13</svg:desc>
                </draw:g>
              </table:table-cell>
              <table:table-cell office:value-type="float" office:value="0">
                <text:p>0</text:p>
                <draw:g>
                  <svg:desc>B.F3:B.F13</svg:desc>
                </draw:g>
              </table:table-cell>
              <table:table-cell office:value-type="float" office:value="0">
                <text:p>0</text:p>
                <draw:g>
                  <svg:desc>B.G3:B.G13</svg:desc>
                </draw:g>
              </table:table-cell>
              <table:table-cell office:value-type="float" office:value="0">
                <text:p>0</text:p>
                <draw:g>
                  <svg:desc>B.H3:B.H13</svg:desc>
                </draw:g>
              </table:table-cell>
              <table:table-cell office:value-type="float" office:value="0">
                <text:p>0</text:p>
                <draw:g>
                  <svg:desc>B.I3:B.I13</svg:desc>
                </draw:g>
              </table:table-cell>
              <table:table-cell office:value-type="float" office:value="0">
                <text:p>0</text:p>
                <draw:g>
                  <svg:desc>B.J3:B.J13</svg:desc>
                </draw:g>
              </table:table-cell>
              <table:table-cell office:value-type="float" office:value="0">
                <text:p>0</text:p>
                <draw:g>
                  <svg:desc>B.K3:B.K13</svg:desc>
                </draw:g>
              </table:table-cell>
              <table:table-cell office:value-type="float" office:value="0">
                <text:p>0</text:p>
                <draw:g>
                  <svg:desc>B.L3:B.L13</svg:desc>
                </draw:g>
              </table:table-cell>
              <table:table-cell office:value-type="float" office:value="0">
                <text:p>0</text:p>
                <draw:g>
                  <svg:desc>B.M3:B.M13</svg:desc>
                </draw:g>
              </table:table-cell>
              <table:table-cell office:value-type="float" office:value="0">
                <text:p>0</text:p>
                <draw:g>
                  <svg:desc>B.N3:B.N13</svg:desc>
                </draw:g>
              </table:table-cell>
              <table:table-cell office:value-type="float" office:value="0">
                <text:p>0</text:p>
                <draw:g>
                  <svg:desc>B.O3:B.O13</svg:desc>
                </draw:g>
              </table:table-cell>
              <table:table-cell office:value-type="float" office:value="0">
                <text:p>0</text:p>
                <draw:g>
                  <svg:desc>B.P3:B.P13</svg:desc>
                </draw:g>
              </table:table-cell>
              <table:table-cell office:value-type="float" office:value="0">
                <text:p>0</text:p>
                <draw:g>
                  <svg:desc>B.Q3:B.Q13</svg:desc>
                </draw:g>
              </table:table-cell>
              <table:table-cell office:value-type="float" office:value="0">
                <text:p>0</text:p>
                <draw:g>
                  <svg:desc>B.R3:B.R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2.72918455000118">
                <text:p>2.72918455000118</text:p>
              </table:table-cell>
              <table:table-cell office:value-type="float" office:value="2.15572138896703">
                <text:p>2.15572138896703</text:p>
              </table:table-cell>
              <table:table-cell office:value-type="float" office:value="1.99676472601822">
                <text:p>1.99676472601822</text:p>
              </table:table-cell>
              <table:table-cell office:value-type="float" office:value="1.93888432376288">
                <text:p>1.93888432376288</text:p>
              </table:table-cell>
              <table:table-cell office:value-type="float" office:value="1.89277848913337">
                <text:p>1.89277848913337</text:p>
              </table:table-cell>
              <table:table-cell office:value-type="float" office:value="1.86423949118789">
                <text:p>1.86423949118789</text:p>
              </table:table-cell>
              <table:table-cell office:value-type="float" office:value="2.06862426199835">
                <text:p>2.06862426199835</text:p>
              </table:table-cell>
              <table:table-cell office:value-type="float" office:value="1.84072108412536">
                <text:p>1.84072108412536</text:p>
              </table:table-cell>
              <table:table-cell office:value-type="float" office:value="1.83302264492091">
                <text:p>1.83302264492091</text:p>
              </table:table-cell>
              <table:table-cell office:value-type="float" office:value="5.00230362883234">
                <text:p>5.00230362883234</text:p>
              </table:table-cell>
              <table:table-cell office:value-type="float" office:value="7.05020496325799">
                <text:p>7.05020496325799</text:p>
              </table:table-cell>
              <table:table-cell office:value-type="float" office:value="7.21249627063941">
                <text:p>7.21249627063941</text:p>
              </table:table-cell>
              <table:table-cell office:value-type="float" office:value="7.53372877070712">
                <text:p>7.53372877070712</text:p>
              </table:table-cell>
              <table:table-cell office:value-type="float" office:value="10.7330224337959">
                <text:p>10.7330224337959</text:p>
              </table:table-cell>
              <table:table-cell office:value-type="float" office:value="8.85673307858354">
                <text:p>8.85673307858354</text:p>
              </table:table-cell>
              <table:table-cell office:value-type="float" office:value="9.99285328129244">
                <text:p>9.99285328129244</text:p>
              </table:table-cell>
              <table:table-cell office:value-type="float" office:value="11.9200181031602">
                <text:p>11.9200181031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3.70012949423551">
                <text:p>3.70012949423551</text:p>
              </table:table-cell>
              <table:table-cell office:value-type="float" office:value="3.10570987964162">
                <text:p>3.10570987964162</text:p>
              </table:table-cell>
              <table:table-cell office:value-type="float" office:value="2.95878976159101">
                <text:p>2.95878976159101</text:p>
              </table:table-cell>
              <table:table-cell office:value-type="float" office:value="2.89536350731131">
                <text:p>2.89536350731131</text:p>
              </table:table-cell>
              <table:table-cell office:value-type="float" office:value="2.88095452952659">
                <text:p>2.88095452952659</text:p>
              </table:table-cell>
              <table:table-cell office:value-type="float" office:value="2.81209024679493">
                <text:p>2.81209024679493</text:p>
              </table:table-cell>
              <table:table-cell office:value-type="float" office:value="2.79233730084872">
                <text:p>2.79233730084872</text:p>
              </table:table-cell>
              <table:table-cell office:value-type="float" office:value="2.79759458342336">
                <text:p>2.79759458342336</text:p>
              </table:table-cell>
              <table:table-cell office:value-type="float" office:value="2.80277482080907">
                <text:p>2.80277482080907</text:p>
              </table:table-cell>
              <table:table-cell office:value-type="float" office:value="8.38513119793876">
                <text:p>8.38513119793876</text:p>
              </table:table-cell>
              <table:table-cell office:value-type="float" office:value="10.7928009336713">
                <text:p>10.7928009336713</text:p>
              </table:table-cell>
              <table:table-cell office:value-type="float" office:value="10.9319216784298">
                <text:p>10.9319216784298</text:p>
              </table:table-cell>
              <table:table-cell office:value-type="float" office:value="11.7726585112154">
                <text:p>11.7726585112154</text:p>
              </table:table-cell>
              <table:table-cell office:value-type="float" office:value="13.2705018019235">
                <text:p>13.2705018019235</text:p>
              </table:table-cell>
              <table:table-cell office:value-type="float" office:value="13.8768415698912">
                <text:p>13.8768415698912</text:p>
              </table:table-cell>
              <table:table-cell office:value-type="float" office:value="18.9624300488898">
                <text:p>18.9624300488898</text:p>
              </table:table-cell>
              <table:table-cell office:value-type="float" office:value="24.4300783159131">
                <text:p>24.4300783159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4.65064144832272">
                <text:p>4.65064144832272</text:p>
              </table:table-cell>
              <table:table-cell office:value-type="float" office:value="4.07483700422346">
                <text:p>4.07483700422346</text:p>
              </table:table-cell>
              <table:table-cell office:value-type="float" office:value="4.04709132360977">
                <text:p>4.04709132360977</text:p>
              </table:table-cell>
              <table:table-cell office:value-type="float" office:value="4.01817452075639">
                <text:p>4.01817452075639</text:p>
              </table:table-cell>
              <table:table-cell office:value-type="float" office:value="3.81707115482243">
                <text:p>3.81707115482243</text:p>
              </table:table-cell>
              <table:table-cell office:value-type="float" office:value="3.75701054075114">
                <text:p>3.75701054075114</text:p>
              </table:table-cell>
              <table:table-cell office:value-type="float" office:value="3.78557629767354">
                <text:p>3.78557629767354</text:p>
              </table:table-cell>
              <table:table-cell office:value-type="float" office:value="3.75905908051596">
                <text:p>3.75905908051596</text:p>
              </table:table-cell>
              <table:table-cell office:value-type="float" office:value="3.80823311927099">
                <text:p>3.80823311927099</text:p>
              </table:table-cell>
              <table:table-cell office:value-type="float" office:value="11.2231397641412">
                <text:p>11.2231397641412</text:p>
              </table:table-cell>
              <table:table-cell office:value-type="float" office:value="14.5315638506891">
                <text:p>14.5315638506891</text:p>
              </table:table-cell>
              <table:table-cell office:value-type="float" office:value="17.7670812035704">
                <text:p>17.7670812035704</text:p>
              </table:table-cell>
              <table:table-cell office:value-type="float" office:value="21.7569529539687">
                <text:p>21.7569529539687</text:p>
              </table:table-cell>
              <table:table-cell office:value-type="float" office:value="20.2287223614951">
                <text:p>20.2287223614951</text:p>
              </table:table-cell>
              <table:table-cell office:value-type="float" office:value="18.9984607962243">
                <text:p>18.9984607962243</text:p>
              </table:table-cell>
              <table:table-cell office:value-type="float" office:value="26.6808670039185">
                <text:p>26.6808670039185</text:p>
              </table:table-cell>
              <table:table-cell office:value-type="float" office:value="31.1397993546126">
                <text:p>31.1397993546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5.71646569289114">
                <text:p>5.71646569289114</text:p>
              </table:table-cell>
              <table:table-cell office:value-type="float" office:value="5.17500867604922">
                <text:p>5.17500867604922</text:p>
              </table:table-cell>
              <table:table-cell office:value-type="float" office:value="4.88978905765355">
                <text:p>4.88978905765355</text:p>
              </table:table-cell>
              <table:table-cell office:value-type="float" office:value="4.78755686969874">
                <text:p>4.78755686969874</text:p>
              </table:table-cell>
              <table:table-cell office:value-type="float" office:value="4.72740085090149">
                <text:p>4.72740085090149</text:p>
              </table:table-cell>
              <table:table-cell office:value-type="float" office:value="4.71601187834168">
                <text:p>4.71601187834168</text:p>
              </table:table-cell>
              <table:table-cell office:value-type="float" office:value="4.73626560990773">
                <text:p>4.73626560990773</text:p>
              </table:table-cell>
              <table:table-cell office:value-type="float" office:value="4.65285092342595">
                <text:p>4.65285092342595</text:p>
              </table:table-cell>
              <table:table-cell office:value-type="float" office:value="4.89633365304694">
                <text:p>4.89633365304694</text:p>
              </table:table-cell>
              <table:table-cell office:value-type="float" office:value="14.2009139565174">
                <text:p>14.2009139565174</text:p>
              </table:table-cell>
              <table:table-cell office:value-type="float" office:value="18.3017659872981">
                <text:p>18.3017659872981</text:p>
              </table:table-cell>
              <table:table-cell office:value-type="float" office:value="18.1759315456875">
                <text:p>18.1759315456875</text:p>
              </table:table-cell>
              <table:table-cell office:value-type="float" office:value="22.05">
                <text:p>22.05</text:p>
              </table:table-cell>
              <table:table-cell office:value-type="float" office:value="30.2082644718774">
                <text:p>30.2082644718774</text:p>
              </table:table-cell>
              <table:table-cell office:value-type="float" office:value="25.9262287015837">
                <text:p>25.9262287015837</text:p>
              </table:table-cell>
              <table:table-cell office:value-type="float" office:value="32.4073074460098">
                <text:p>32.4073074460098</text:p>
              </table:table-cell>
              <table:table-cell office:value-type="float" office:value="35.22">
                <text:p>35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6.73965948712268">
                <text:p>6.73965948712268</text:p>
              </table:table-cell>
              <table:table-cell office:value-type="float" office:value="6.01085350266637">
                <text:p>6.01085350266637</text:p>
              </table:table-cell>
              <table:table-cell office:value-type="float" office:value="5.83272158171939">
                <text:p>5.83272158171939</text:p>
              </table:table-cell>
              <table:table-cell office:value-type="float" office:value="5.73334680028862">
                <text:p>5.73334680028862</text:p>
              </table:table-cell>
              <table:table-cell office:value-type="float" office:value="5.67918979399461">
                <text:p>5.67918979399461</text:p>
              </table:table-cell>
              <table:table-cell office:value-type="float" office:value="5.66933160912814">
                <text:p>5.66933160912814</text:p>
              </table:table-cell>
              <table:table-cell office:value-type="float" office:value="5.7092685713663">
                <text:p>5.7092685713663</text:p>
              </table:table-cell>
              <table:table-cell office:value-type="float" office:value="5.6433583253982">
                <text:p>5.6433583253982</text:p>
              </table:table-cell>
              <table:table-cell office:value-type="float" office:value="5.88344813767405">
                <text:p>5.88344813767405</text:p>
              </table:table-cell>
              <table:table-cell office:value-type="float" office:value="16.4492802905503">
                <text:p>16.4492802905503</text:p>
              </table:table-cell>
              <table:table-cell office:value-type="float" office:value="21.9317608633939">
                <text:p>21.9317608633939</text:p>
              </table:table-cell>
              <table:table-cell office:value-type="float" office:value="26.4376574171028">
                <text:p>26.4376574171028</text:p>
              </table:table-cell>
              <table:table-cell office:value-type="float" office:value="23.54">
                <text:p>23.54</text:p>
              </table:table-cell>
              <table:table-cell office:value-type="float" office:value="25.8530207422319">
                <text:p>25.8530207422319</text:p>
              </table:table-cell>
              <table:table-cell office:value-type="float" office:value="28.6364590443169">
                <text:p>28.6364590443169</text:p>
              </table:table-cell>
              <table:table-cell office:value-type="float" office:value="36.0887839209184">
                <text:p>36.0887839209184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8.03879420673802">
                <text:p>8.03879420673802</text:p>
              </table:table-cell>
              <table:table-cell office:value-type="float" office:value="6.95210551633885">
                <text:p>6.95210551633885</text:p>
              </table:table-cell>
              <table:table-cell office:value-type="float" office:value="6.73908600931957">
                <text:p>6.73908600931957</text:p>
              </table:table-cell>
              <table:table-cell office:value-type="float" office:value="6.69050173294878">
                <text:p>6.69050173294878</text:p>
              </table:table-cell>
              <table:table-cell office:value-type="float" office:value="6.82634263529695">
                <text:p>6.82634263529695</text:p>
              </table:table-cell>
              <table:table-cell office:value-type="float" office:value="6.71644628622343">
                <text:p>6.71644628622343</text:p>
              </table:table-cell>
              <table:table-cell office:value-type="float" office:value="6.69551045017279">
                <text:p>6.69551045017279</text:p>
              </table:table-cell>
              <table:table-cell office:value-type="float" office:value="6.67703986943003">
                <text:p>6.67703986943003</text:p>
              </table:table-cell>
              <table:table-cell office:value-type="float" office:value="6.83857029853517">
                <text:p>6.83857029853517</text:p>
              </table:table-cell>
              <table:table-cell office:value-type="float" office:value="19.9847715868494">
                <text:p>19.9847715868494</text:p>
              </table:table-cell>
              <table:table-cell office:value-type="float" office:value="25.6289078158848">
                <text:p>25.6289078158848</text:p>
              </table:table-cell>
              <table:table-cell office:value-type="float" office:value="25.4189801809481">
                <text:p>25.4189801809481</text:p>
              </table:table-cell>
              <table:table-cell office:value-type="float" office:value="36.6500745189475">
                <text:p>36.6500745189475</text:p>
              </table:table-cell>
              <table:table-cell office:value-type="float" office:value="35.7161752353629">
                <text:p>35.7161752353629</text:p>
              </table:table-cell>
              <table:table-cell office:value-type="float" office:value="33.3252846466538">
                <text:p>33.3252846466538</text:p>
              </table:table-cell>
              <table:table-cell office:value-type="float" office:value="37.8107954303118">
                <text:p>37.8107954303118</text:p>
              </table:table-cell>
              <table:table-cell office:value-type="float" office:value="58.3955649623312">
                <text:p>58.3955649623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8.68833290906522">
                <text:p>8.68833290906522</text:p>
              </table:table-cell>
              <table:table-cell office:value-type="float" office:value="7.95106081505243">
                <text:p>7.95106081505243</text:p>
              </table:table-cell>
              <table:table-cell office:value-type="float" office:value="7.90426446568732">
                <text:p>7.90426446568732</text:p>
              </table:table-cell>
              <table:table-cell office:value-type="float" office:value="7.77676465583885">
                <text:p>7.77676465583885</text:p>
              </table:table-cell>
              <table:table-cell office:value-type="float" office:value="7.61683018286819">
                <text:p>7.61683018286819</text:p>
              </table:table-cell>
              <table:table-cell office:value-type="float" office:value="7.58644929748095">
                <text:p>7.58644929748095</text:p>
              </table:table-cell>
              <table:table-cell office:value-type="float" office:value="7.51506953191813">
                <text:p>7.51506953191813</text:p>
              </table:table-cell>
              <table:table-cell office:value-type="float" office:value="7.61065228399405">
                <text:p>7.61065228399405</text:p>
              </table:table-cell>
              <table:table-cell office:value-type="float" office:value="7.72840840375941">
                <text:p>7.72840840375941</text:p>
              </table:table-cell>
              <table:table-cell office:value-type="float" office:value="21.10982904776">
                <text:p>21.10982904776</text:p>
              </table:table-cell>
              <table:table-cell office:value-type="float" office:value="29.5659133608077">
                <text:p>29.5659133608077</text:p>
              </table:table-cell>
              <table:table-cell office:value-type="float" office:value="31.8733371850342">
                <text:p>31.8733371850342</text:p>
              </table:table-cell>
              <table:table-cell office:value-type="float" office:value="39.08">
                <text:p>39.08</text:p>
              </table:table-cell>
              <table:table-cell office:value-type="float" office:value="39.5064212054047">
                <text:p>39.5064212054047</text:p>
              </table:table-cell>
              <table:table-cell office:value-type="float" office:value="42.4514537285919">
                <text:p>42.4514537285919</text:p>
              </table:table-cell>
              <table:table-cell office:value-type="float" office:value="40.3216309888956">
                <text:p>40.3216309888956</text:p>
              </table:table-cell>
              <table:table-cell office:value-type="float" office:value="68.4458821544256">
                <text:p>68.4458821544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9.97105016696885">
                <text:p>9.97105016696885</text:p>
              </table:table-cell>
              <table:table-cell office:value-type="float" office:value="9.22029504133516">
                <text:p>9.22029504133516</text:p>
              </table:table-cell>
              <table:table-cell office:value-type="float" office:value="8.69336512881326">
                <text:p>8.69336512881326</text:p>
              </table:table-cell>
              <table:table-cell office:value-type="float" office:value="8.60563621909414">
                <text:p>8.60563621909414</text:p>
              </table:table-cell>
              <table:table-cell office:value-type="float" office:value="8.54875200493094">
                <text:p>8.54875200493094</text:p>
              </table:table-cell>
              <table:table-cell office:value-type="float" office:value="8.51573957509426">
                <text:p>8.51573957509426</text:p>
              </table:table-cell>
              <table:table-cell office:value-type="float" office:value="8.4686899444293">
                <text:p>8.4686899444293</text:p>
              </table:table-cell>
              <table:table-cell office:value-type="float" office:value="8.50141922116927">
                <text:p>8.50141922116927</text:p>
              </table:table-cell>
              <table:table-cell office:value-type="float" office:value="8.79631861915376">
                <text:p>8.79631861915376</text:p>
              </table:table-cell>
              <table:table-cell office:value-type="float" office:value="26.5624084432477">
                <text:p>26.5624084432477</text:p>
              </table:table-cell>
              <table:table-cell office:value-type="float" office:value="33.4275075713367">
                <text:p>33.4275075713367</text:p>
              </table:table-cell>
              <table:table-cell office:value-type="float" office:value="29.4598865159294">
                <text:p>29.4598865159294</text:p>
              </table:table-cell>
              <table:table-cell office:value-type="float" office:value="44.09">
                <text:p>44.09</text:p>
              </table:table-cell>
              <table:table-cell office:value-type="float" office:value="41.4593594817703">
                <text:p>41.4593594817703</text:p>
              </table:table-cell>
              <table:table-cell office:value-type="float" office:value="43.7374624865629">
                <text:p>43.7374624865629</text:p>
              </table:table-cell>
              <table:table-cell office:value-type="float" office:value="48.023695181411">
                <text:p>48.023695181411</text:p>
              </table:table-cell>
              <table:table-cell office:value-type="float" office:value="78.8915806663062">
                <text:p>78.8915806663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10.579112910663">
                <text:p>10.579112910663</text:p>
              </table:table-cell>
              <table:table-cell office:value-type="float" office:value="9.87223069994812">
                <text:p>9.87223069994812</text:p>
              </table:table-cell>
              <table:table-cell office:value-type="float" office:value="9.65122014556266">
                <text:p>9.65122014556266</text:p>
              </table:table-cell>
              <table:table-cell office:value-type="float" office:value="9.61383478675897">
                <text:p>9.61383478675897</text:p>
              </table:table-cell>
              <table:table-cell office:value-type="float" office:value="9.78566680111742">
                <text:p>9.78566680111742</text:p>
              </table:table-cell>
              <table:table-cell office:value-type="float" office:value="9.6363895663972">
                <text:p>9.6363895663972</text:p>
              </table:table-cell>
              <table:table-cell office:value-type="float" office:value="9.64118560566336">
                <text:p>9.64118560566336</text:p>
              </table:table-cell>
              <table:table-cell office:value-type="float" office:value="9.50145758275582">
                <text:p>9.50145758275582</text:p>
              </table:table-cell>
              <table:table-cell office:value-type="float" office:value="9.74123335235178">
                <text:p>9.74123335235178</text:p>
              </table:table-cell>
              <table:table-cell office:value-type="float" office:value="29.8517360526455">
                <text:p>29.8517360526455</text:p>
              </table:table-cell>
              <table:table-cell office:value-type="float" office:value="37.5481934239465">
                <text:p>37.5481934239465</text:p>
              </table:table-cell>
              <table:table-cell office:value-type="float" office:value="39.5214262986299">
                <text:p>39.5214262986299</text:p>
              </table:table-cell>
              <table:table-cell office:value-type="float" office:value="49.6690410450335">
                <text:p>49.6690410450335</text:p>
              </table:table-cell>
              <table:table-cell office:value-type="float" office:value="58.7186423478605">
                <text:p>58.7186423478605</text:p>
              </table:table-cell>
              <table:table-cell office:value-type="float" office:value="50.5438870776128">
                <text:p>50.5438870776128</text:p>
              </table:table-cell>
              <table:table-cell office:value-type="float" office:value="51.2568820826808">
                <text:p>51.2568820826808</text:p>
              </table:table-cell>
              <table:table-cell office:value-type="float" office:value="81.5325027319584">
                <text:p>81.53250273195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12.2725950787254">
                <text:p>12.2725950787254</text:p>
              </table:table-cell>
              <table:table-cell office:value-type="float" office:value="11.1487080550952">
                <text:p>11.1487080550952</text:p>
              </table:table-cell>
              <table:table-cell office:value-type="float" office:value="10.8190349441844">
                <text:p>10.8190349441844</text:p>
              </table:table-cell>
              <table:table-cell office:value-type="float" office:value="10.7332187630783">
                <text:p>10.7332187630783</text:p>
              </table:table-cell>
              <table:table-cell office:value-type="float" office:value="10.5055083468301">
                <text:p>10.5055083468301</text:p>
              </table:table-cell>
              <table:table-cell office:value-type="float" office:value="10.4656325830486">
                <text:p>10.4656325830486</text:p>
              </table:table-cell>
              <table:table-cell office:value-type="float" office:value="10.4733172574267">
                <text:p>10.4733172574267</text:p>
              </table:table-cell>
              <table:table-cell office:value-type="float" office:value="10.3115174199735">
                <text:p>10.3115174199735</text:p>
              </table:table-cell>
              <table:table-cell office:value-type="float" office:value="10.6731766143382">
                <text:p>10.6731766143382</text:p>
              </table:table-cell>
              <table:table-cell office:value-type="float" office:value="32.5018292485125">
                <text:p>32.5018292485125</text:p>
              </table:table-cell>
              <table:table-cell office:value-type="float" office:value="41.3235469613052">
                <text:p>41.3235469613052</text:p>
              </table:table-cell>
              <table:table-cell office:value-type="float" office:value="42.9955954061407">
                <text:p>42.9955954061407</text:p>
              </table:table-cell>
              <table:table-cell office:value-type="float" office:value="51.601628225212">
                <text:p>51.601628225212</text:p>
              </table:table-cell>
              <table:table-cell office:value-type="float" office:value="53.9603278513993">
                <text:p>53.9603278513993</text:p>
              </table:table-cell>
              <table:table-cell office:value-type="float" office:value="56.2413504423761">
                <text:p>56.2413504423761</text:p>
              </table:table-cell>
              <table:table-cell office:value-type="float" office:value="58.2568820826808">
                <text:p>58.2568820826808</text:p>
              </table:table-cell>
              <table:table-cell office:value-type="float" office:value="99.2241830628612">
                <text:p>99.22418306286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3.001cm" svg:height="12.941cm" xlink:href=".." xlink:type="simple" chart:class="chart:scatter" chart:style-name="ch1">
        <chart:title svg:x="5.9cm" svg:y="0.394cm" chart:style-name="ch2">
          <text:p>Tempo de Resposta(s) x Tamanho da Mensagem(bytes)</text:p>
        </chart:title>
        <chart:legend chart:legend-position="end" svg:x="20.202cm" svg:y="3.93cm" style:legend-expansion="high" chart:style-name="ch3"/>
        <chart:plot-area chart:style-name="ch4" table:cell-range-address="A.A55:A.K65 A.B54:A.K54" chart:data-source-has-labels="row" svg:x="1.471cm" svg:y="1.431cm" svg:width="18.271cm" svg:height="10.271cm">
          <chartooo:coordinate-region svg:x="2.383cm" svg:y="1.63cm" svg:width="16.708cm" svg:height="9.425cm"/>
          <chart:axis chart:dimension="x" chart:name="primary-x" chart:style-name="ch5">
            <chart:title svg:x="8.326cm" svg:y="11.96cm" chart:style-name="ch6">
              <text:p>Tamanho da Mensagem(bytes)</text:p>
            </chart:title>
          </chart:axis>
          <chart:axis chart:dimension="y" chart:name="primary-y" chart:style-name="ch7">
            <chart:title svg:x="0.451cm" svg:y="8.237cm" chart:style-name="ch8">
              <text:p>Tempo de Resposta(s)</text:p>
            </chart:title>
            <chart:grid chart:style-name="ch9" chart:class="major"/>
          </chart:axis>
          <chart:series chart:style-name="ch10" chart:values-cell-range-address="A.B55:A.B65" chart:label-cell-address="A.B54:A.B54" chart:class="chart:scatter">
            <chart:domain table:cell-range-address="A.A55:A.A65"/>
            <chart:data-point chart:repeated="11"/>
          </chart:series>
          <chart:series chart:style-name="ch11" chart:values-cell-range-address="A.C55:A.C65" chart:label-cell-address="A.C54:A.C54" chart:class="chart:scatter">
            <chart:data-point chart:repeated="11"/>
          </chart:series>
          <chart:series chart:style-name="ch12" chart:values-cell-range-address="A.D55:A.D65" chart:label-cell-address="A.D54:A.D54" chart:class="chart:scatter">
            <chart:data-point chart:repeated="11"/>
          </chart:series>
          <chart:series chart:style-name="ch13" chart:values-cell-range-address="A.E55:A.E65" chart:label-cell-address="A.E54:A.E54" chart:class="chart:scatter">
            <chart:data-point chart:repeated="11"/>
          </chart:series>
          <chart:series chart:style-name="ch14" chart:values-cell-range-address="A.F55:A.F65" chart:label-cell-address="A.F54:A.F54" chart:class="chart:scatter">
            <chart:data-point chart:repeated="11"/>
          </chart:series>
          <chart:series chart:style-name="ch15" chart:values-cell-range-address="A.G55:A.G65" chart:label-cell-address="A.G54:A.G54" chart:class="chart:scatter">
            <chart:data-point chart:repeated="11"/>
          </chart:series>
          <chart:series chart:style-name="ch16" chart:values-cell-range-address="A.H55:A.H65" chart:label-cell-address="A.H54:A.H54" chart:class="chart:scatter">
            <chart:data-point chart:repeated="11"/>
          </chart:series>
          <chart:series chart:style-name="ch17" chart:values-cell-range-address="A.I55:A.I65" chart:label-cell-address="A.I54:A.I54" chart:class="chart:scatter">
            <chart:data-point chart:repeated="11"/>
          </chart:series>
          <chart:series chart:style-name="ch18" chart:values-cell-range-address="A.J55:A.J65" chart:label-cell-address="A.J54:A.J54" chart:class="chart:scatter">
            <chart:data-point chart:repeated="11"/>
          </chart:series>
          <chart:series chart:style-name="ch19" chart:values-cell-range-address="A.K55:A.K65" chart:label-cell-address="A.K54:A.K54" chart:class="chart:scatter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M = 50</text:p>
                <draw:g>
                  <svg:desc>A.B54:A.B54</svg:desc>
                </draw:g>
              </table:table-cell>
              <table:table-cell office:value-type="string">
                <text:p>M = 100</text:p>
                <draw:g>
                  <svg:desc>A.C54:A.C54</svg:desc>
                </draw:g>
              </table:table-cell>
              <table:table-cell office:value-type="string">
                <text:p>M = 150</text:p>
                <draw:g>
                  <svg:desc>A.D54:A.D54</svg:desc>
                </draw:g>
              </table:table-cell>
              <table:table-cell office:value-type="string">
                <text:p>M = 200</text:p>
                <draw:g>
                  <svg:desc>A.E54:A.E54</svg:desc>
                </draw:g>
              </table:table-cell>
              <table:table-cell office:value-type="string">
                <text:p>M = 250</text:p>
                <draw:g>
                  <svg:desc>A.F54:A.F54</svg:desc>
                </draw:g>
              </table:table-cell>
              <table:table-cell office:value-type="string">
                <text:p>M = 300</text:p>
                <draw:g>
                  <svg:desc>A.G54:A.G54</svg:desc>
                </draw:g>
              </table:table-cell>
              <table:table-cell office:value-type="string">
                <text:p>M = 350</text:p>
                <draw:g>
                  <svg:desc>A.H54:A.H54</svg:desc>
                </draw:g>
              </table:table-cell>
              <table:table-cell office:value-type="string">
                <text:p>M = 400</text:p>
                <draw:g>
                  <svg:desc>A.I54:A.I54</svg:desc>
                </draw:g>
              </table:table-cell>
              <table:table-cell office:value-type="string">
                <text:p>M = 1000</text:p>
                <draw:g>
                  <svg:desc>A.J54:A.J54</svg:desc>
                </draw:g>
              </table:table-cell>
              <table:table-cell office:value-type="string">
                <text:p>M = 5000</text:p>
                <draw:g>
                  <svg:desc>A.K54:A.K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.A55:A.A65</svg:desc>
                </draw:g>
              </table:table-cell>
              <table:table-cell office:value-type="float" office:value="0">
                <text:p>0</text:p>
                <draw:g>
                  <svg:desc>A.B55:A.B65</svg:desc>
                </draw:g>
              </table:table-cell>
              <table:table-cell office:value-type="float" office:value="0">
                <text:p>0</text:p>
                <draw:g>
                  <svg:desc>A.C55:A.C65</svg:desc>
                </draw:g>
              </table:table-cell>
              <table:table-cell office:value-type="float" office:value="0">
                <text:p>0</text:p>
                <draw:g>
                  <svg:desc>A.D55:A.D65</svg:desc>
                </draw:g>
              </table:table-cell>
              <table:table-cell office:value-type="float" office:value="0">
                <text:p>0</text:p>
                <draw:g>
                  <svg:desc>A.E55:A.E65</svg:desc>
                </draw:g>
              </table:table-cell>
              <table:table-cell office:value-type="float" office:value="0">
                <text:p>0</text:p>
                <draw:g>
                  <svg:desc>A.F55:A.F65</svg:desc>
                </draw:g>
              </table:table-cell>
              <table:table-cell office:value-type="float" office:value="0">
                <text:p>0</text:p>
                <draw:g>
                  <svg:desc>A.G55:A.G65</svg:desc>
                </draw:g>
              </table:table-cell>
              <table:table-cell office:value-type="float" office:value="0">
                <text:p>0</text:p>
                <draw:g>
                  <svg:desc>A.H55:A.H65</svg:desc>
                </draw:g>
              </table:table-cell>
              <table:table-cell office:value-type="float" office:value="0">
                <text:p>0</text:p>
                <draw:g>
                  <svg:desc>A.I55:A.I65</svg:desc>
                </draw:g>
              </table:table-cell>
              <table:table-cell office:value-type="float" office:value="0">
                <text:p>0</text:p>
                <draw:g>
                  <svg:desc>A.J55:A.J65</svg:desc>
                </draw:g>
              </table:table-cell>
              <table:table-cell office:value-type="float" office:value="0">
                <text:p>0</text:p>
                <draw:g>
                  <svg:desc>A.K55:A.K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2.58877892851435">
                <text:p>2.58877892851435</text:p>
              </table:table-cell>
              <table:table-cell office:value-type="float" office:value="2.16475382556688">
                <text:p>2.16475382556688</text:p>
              </table:table-cell>
              <table:table-cell office:value-type="float" office:value="2.01908625497829">
                <text:p>2.01908625497829</text:p>
              </table:table-cell>
              <table:table-cell office:value-type="float" office:value="1.92192760827838">
                <text:p>1.92192760827838</text:p>
              </table:table-cell>
              <table:table-cell office:value-type="float" office:value="1.88354455632523">
                <text:p>1.88354455632523</text:p>
              </table:table-cell>
              <table:table-cell office:value-type="float" office:value="1.85009705295291">
                <text:p>1.85009705295291</text:p>
              </table:table-cell>
              <table:table-cell office:value-type="float" office:value="1.82513167730222">
                <text:p>1.82513167730222</text:p>
              </table:table-cell>
              <table:table-cell office:value-type="float" office:value="1.90539488496859">
                <text:p>1.90539488496859</text:p>
              </table:table-cell>
              <table:table-cell office:value-type="float" office:value="1.84833734905379">
                <text:p>1.84833734905379</text:p>
              </table:table-cell>
              <table:table-cell office:value-type="float" office:value="2.19638372936949">
                <text:p>2.19638372936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3.60709740811864">
                <text:p>3.60709740811864</text:p>
              </table:table-cell>
              <table:table-cell office:value-type="float" office:value="3.1389905309238">
                <text:p>3.1389905309238</text:p>
              </table:table-cell>
              <table:table-cell office:value-type="float" office:value="2.9606749991623">
                <text:p>2.9606749991623</text:p>
              </table:table-cell>
              <table:table-cell office:value-type="float" office:value="2.88286037147922">
                <text:p>2.88286037147922</text:p>
              </table:table-cell>
              <table:table-cell office:value-type="float" office:value="2.87069182788073">
                <text:p>2.87069182788073</text:p>
              </table:table-cell>
              <table:table-cell office:value-type="float" office:value="2.80410946995838">
                <text:p>2.80410946995838</text:p>
              </table:table-cell>
              <table:table-cell office:value-type="float" office:value="2.7686940489345">
                <text:p>2.7686940489345</text:p>
              </table:table-cell>
              <table:table-cell office:value-type="float" office:value="2.78355980427787">
                <text:p>2.78355980427787</text:p>
              </table:table-cell>
              <table:table-cell office:value-type="float" office:value="2.81780934566551">
                <text:p>2.81780934566551</text:p>
              </table:table-cell>
              <table:table-cell office:value-type="float" office:value="3.39080835212073">
                <text:p>3.39080835212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4.61038134278875">
                <text:p>4.61038134278875</text:p>
              </table:table-cell>
              <table:table-cell office:value-type="float" office:value="4.13905134404259">
                <text:p>4.13905134404259</text:p>
              </table:table-cell>
              <table:table-cell office:value-type="float" office:value="3.89274651149182">
                <text:p>3.89274651149182</text:p>
              </table:table-cell>
              <table:table-cell office:value-type="float" office:value="3.79419257241227">
                <text:p>3.79419257241227</text:p>
              </table:table-cell>
              <table:table-cell office:value-type="float" office:value="3.75541507111543">
                <text:p>3.75541507111543</text:p>
              </table:table-cell>
              <table:table-cell office:value-type="float" office:value="3.72819811659553">
                <text:p>3.72819811659553</text:p>
              </table:table-cell>
              <table:table-cell office:value-type="float" office:value="3.71310358018493">
                <text:p>3.71310358018493</text:p>
              </table:table-cell>
              <table:table-cell office:value-type="float" office:value="3.74128622472949">
                <text:p>3.74128622472949</text:p>
              </table:table-cell>
              <table:table-cell office:value-type="float" office:value="3.80384129330166">
                <text:p>3.80384129330166</text:p>
              </table:table-cell>
              <table:table-cell office:value-type="float" office:value="4.58909768791566">
                <text:p>4.58909768791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5.58127745412962">
                <text:p>5.58127745412962</text:p>
              </table:table-cell>
              <table:table-cell office:value-type="float" office:value="5.04334241426279">
                <text:p>5.04334241426279</text:p>
              </table:table-cell>
              <table:table-cell office:value-type="float" office:value="4.86519152681366">
                <text:p>4.86519152681366</text:p>
              </table:table-cell>
              <table:table-cell office:value-type="float" office:value="4.84282546159374">
                <text:p>4.84282546159374</text:p>
              </table:table-cell>
              <table:table-cell office:value-type="float" office:value="4.6822652415463">
                <text:p>4.6822652415463</text:p>
              </table:table-cell>
              <table:table-cell office:value-type="float" office:value="4.62995583326299">
                <text:p>4.62995583326299</text:p>
              </table:table-cell>
              <table:table-cell office:value-type="float" office:value="4.60847612324566">
                <text:p>4.60847612324566</text:p>
              </table:table-cell>
              <table:table-cell office:value-type="float" office:value="4.62541494329753">
                <text:p>4.62541494329753</text:p>
              </table:table-cell>
              <table:table-cell office:value-type="float" office:value="4.73466959199563">
                <text:p>4.73466959199563</text:p>
              </table:table-cell>
              <table:table-cell office:value-type="float" office:value="5.86615362910292">
                <text:p>5.86615362910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7.01016745985838">
                <text:p>7.01016745985838</text:p>
              </table:table-cell>
              <table:table-cell office:value-type="float" office:value="5.99141691837753">
                <text:p>5.99141691837753</text:p>
              </table:table-cell>
              <table:table-cell office:value-type="float" office:value="5.75679562644337">
                <text:p>5.75679562644337</text:p>
              </table:table-cell>
              <table:table-cell office:value-type="float" office:value="5.64665166802792">
                <text:p>5.64665166802792</text:p>
              </table:table-cell>
              <table:table-cell office:value-type="float" office:value="5.59340972190853">
                <text:p>5.59340972190853</text:p>
              </table:table-cell>
              <table:table-cell office:value-type="float" office:value="5.59320213133784">
                <text:p>5.59320213133784</text:p>
              </table:table-cell>
              <table:table-cell office:value-type="float" office:value="5.52261888395983">
                <text:p>5.52261888395983</text:p>
              </table:table-cell>
              <table:table-cell office:value-type="float" office:value="5.54565373054796">
                <text:p>5.54565373054796</text:p>
              </table:table-cell>
              <table:table-cell office:value-type="float" office:value="5.69218011278642">
                <text:p>5.69218011278642</text:p>
              </table:table-cell>
              <table:table-cell office:value-type="float" office:value="7.00349388514596">
                <text:p>7.00349388514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7.56541964979477">
                <text:p>7.56541964979477</text:p>
              </table:table-cell>
              <table:table-cell office:value-type="float" office:value="7.23687043522063">
                <text:p>7.23687043522063</text:p>
              </table:table-cell>
              <table:table-cell office:value-type="float" office:value="6.91575102295093">
                <text:p>6.91575102295093</text:p>
              </table:table-cell>
              <table:table-cell office:value-type="float" office:value="6.58586195832393">
                <text:p>6.58586195832393</text:p>
              </table:table-cell>
              <table:table-cell office:value-type="float" office:value="6.48531398201426">
                <text:p>6.48531398201426</text:p>
              </table:table-cell>
              <table:table-cell office:value-type="float" office:value="6.57282525457693">
                <text:p>6.57282525457693</text:p>
              </table:table-cell>
              <table:table-cell office:value-type="float" office:value="6.48537713804936">
                <text:p>6.48537713804936</text:p>
              </table:table-cell>
              <table:table-cell office:value-type="float" office:value="6.43691680457697">
                <text:p>6.43691680457697</text:p>
              </table:table-cell>
              <table:table-cell office:value-type="float" office:value="6.64182680100672">
                <text:p>6.64182680100672</text:p>
              </table:table-cell>
              <table:table-cell office:value-type="float" office:value="8.20681433718617">
                <text:p>8.206814337186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8.54105970796656">
                <text:p>8.54105970796656</text:p>
              </table:table-cell>
              <table:table-cell office:value-type="float" office:value="7.88813150150782">
                <text:p>7.88813150150782</text:p>
              </table:table-cell>
              <table:table-cell office:value-type="float" office:value="7.6266455380816">
                <text:p>7.6266455380816</text:p>
              </table:table-cell>
              <table:table-cell office:value-type="float" office:value="7.68705709151747">
                <text:p>7.68705709151747</text:p>
              </table:table-cell>
              <table:table-cell office:value-type="float" office:value="7.60228632368489">
                <text:p>7.60228632368489</text:p>
              </table:table-cell>
              <table:table-cell office:value-type="float" office:value="7.40106274158757">
                <text:p>7.40106274158757</text:p>
              </table:table-cell>
              <table:table-cell office:value-type="float" office:value="7.40721393554019">
                <text:p>7.40721393554019</text:p>
              </table:table-cell>
              <table:table-cell office:value-type="float" office:value="7.51784894033339">
                <text:p>7.51784894033339</text:p>
              </table:table-cell>
              <table:table-cell office:value-type="float" office:value="7.72217747806351">
                <text:p>7.72217747806351</text:p>
              </table:table-cell>
              <table:table-cell office:value-type="float" office:value="9.43253186835693">
                <text:p>9.43253186835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10.0282714583705">
                <text:p>10.0282714583705</text:p>
              </table:table-cell>
              <table:table-cell office:value-type="float" office:value="8.83389495575339">
                <text:p>8.83389495575339</text:p>
              </table:table-cell>
              <table:table-cell office:value-type="float" office:value="8.58555339609132">
                <text:p>8.58555339609132</text:p>
              </table:table-cell>
              <table:table-cell office:value-type="float" office:value="8.40721392241245">
                <text:p>8.40721392241245</text:p>
              </table:table-cell>
              <table:table-cell office:value-type="float" office:value="8.29817073388083">
                <text:p>8.29817073388083</text:p>
              </table:table-cell>
              <table:table-cell office:value-type="float" office:value="8.24672476593571">
                <text:p>8.24672476593571</text:p>
              </table:table-cell>
              <table:table-cell office:value-type="float" office:value="8.52139946397534">
                <text:p>8.52139946397534</text:p>
              </table:table-cell>
              <table:table-cell office:value-type="float" office:value="8.35386977448425">
                <text:p>8.35386977448425</text:p>
              </table:table-cell>
              <table:table-cell office:value-type="float" office:value="8.57984505656581">
                <text:p>8.57984505656581</text:p>
              </table:table-cell>
              <table:table-cell office:value-type="float" office:value="10.6207814942378">
                <text:p>10.6207814942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10.8953975069344">
                <text:p>10.8953975069344</text:p>
              </table:table-cell>
              <table:table-cell office:value-type="float" office:value="10.65">
                <text:p>10.65</text:p>
              </table:table-cell>
              <table:table-cell office:value-type="float" office:value="9.82704303754093">
                <text:p>9.82704303754093</text:p>
              </table:table-cell>
              <table:table-cell office:value-type="float" office:value="9.34635675386199">
                <text:p>9.34635675386199</text:p>
              </table:table-cell>
              <table:table-cell office:value-type="float" office:value="9.44672718823627">
                <text:p>9.44672718823627</text:p>
              </table:table-cell>
              <table:table-cell office:value-type="float" office:value="9.41681185282999">
                <text:p>9.41681185282999</text:p>
              </table:table-cell>
              <table:table-cell office:value-type="float" office:value="9.22598916814653">
                <text:p>9.22598916814653</text:p>
              </table:table-cell>
              <table:table-cell office:value-type="float" office:value="9.42990538040584">
                <text:p>9.42990538040584</text:p>
              </table:table-cell>
              <table:table-cell office:value-type="float" office:value="9.54240034800076">
                <text:p>9.54240034800076</text:p>
              </table:table-cell>
              <table:table-cell office:value-type="float" office:value="11.8630248450691">
                <text:p>11.86302484506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12.1759054724421">
                <text:p>12.1759054724421</text:p>
              </table:table-cell>
              <table:table-cell office:value-type="float" office:value="11.2018411776169">
                <text:p>11.2018411776169</text:p>
              </table:table-cell>
              <table:table-cell office:value-type="float" office:value="10.3996382863093">
                <text:p>10.3996382863093</text:p>
              </table:table-cell>
              <table:table-cell office:value-type="float" office:value="10.4652620115281">
                <text:p>10.4652620115281</text:p>
              </table:table-cell>
              <table:table-cell office:value-type="float" office:value="10.1801214051664">
                <text:p>10.1801214051664</text:p>
              </table:table-cell>
              <table:table-cell office:value-type="float" office:value="10.0868693490156">
                <text:p>10.0868693490156</text:p>
              </table:table-cell>
              <table:table-cell office:value-type="float" office:value="10.3308186734316">
                <text:p>10.3308186734316</text:p>
              </table:table-cell>
              <table:table-cell office:value-type="float" office:value="10.189251251176">
                <text:p>10.189251251176</text:p>
              </table:table-cell>
              <table:table-cell office:value-type="float" office:value="10.3841719868422">
                <text:p>10.3841719868422</text:p>
              </table:table-cell>
              <table:table-cell office:value-type="float" office:value="13.0912005572379">
                <text:p>13.09120055723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01cm" svg:height="12.941cm" xlink:href=".." xlink:type="simple" chart:class="chart:scatter" chart:style-name="ch1">
        <chart:title svg:x="4.677cm" svg:y="0.393cm" chart:style-name="ch2">
          <text:p>Tempo de Resposta(s) x Tamanho da Mensagem(bytes)</text:p>
        </chart:title>
        <chart:legend chart:legend-position="end" svg:x="20.387cm" svg:y="5.922cm" style:legend-expansion="high" chart:style-name="ch3"/>
        <chart:plot-area chart:style-name="ch4" table:cell-range-address="A.A101:A.C111 A.B100:A.C100" chart:data-source-has-labels="row" svg:x="1.52cm" svg:y="1.504cm" svg:width="18.407cm" svg:height="10.149cm">
          <chartooo:coordinate-region svg:x="2.432cm" svg:y="1.703cm" svg:width="16.844cm" svg:height="9.303cm"/>
          <chart:axis chart:dimension="x" chart:name="primary-x" chart:style-name="ch5">
            <chart:title svg:x="8.304cm" svg:y="11.912cm" chart:style-name="ch6">
              <text:p>Tamanho da Mensagem(bytes)</text:p>
            </chart:title>
          </chart:axis>
          <chart:axis chart:dimension="y" chart:name="primary-y" chart:style-name="ch7">
            <chart:title svg:x="0.451cm" svg:y="8.362cm" chart:style-name="ch8">
              <text:p>Tempo de Resposta(s)</text:p>
            </chart:title>
            <chart:grid chart:style-name="ch9" chart:class="major"/>
          </chart:axis>
          <chart:series chart:style-name="ch10" chart:values-cell-range-address="A.B101:A.B111" chart:label-cell-address="A.B100:A.B100" chart:class="chart:scatter">
            <chart:domain table:cell-range-address="A.A101:A.A111"/>
            <chart:data-point chart:repeated="11"/>
          </chart:series>
          <chart:series chart:style-name="ch11" chart:values-cell-range-address="A.C101:A.C111" chart:label-cell-address="A.C100:A.C100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M = 300</text:p>
                <draw:g>
                  <svg:desc>A.B100:A.B100</svg:desc>
                </draw:g>
              </table:table-cell>
              <table:table-cell office:value-type="string">
                <text:p>Trab 1</text:p>
                <draw:g>
                  <svg:desc>A.C100:A.C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.A101:A.A111</svg:desc>
                </draw:g>
              </table:table-cell>
              <table:table-cell office:value-type="float" office:value="0">
                <text:p>0</text:p>
                <draw:g>
                  <svg:desc>A.B101:A.B111</svg:desc>
                </draw:g>
              </table:table-cell>
              <table:table-cell office:value-type="float" office:value="0">
                <text:p>0</text:p>
                <draw:g>
                  <svg:desc>A.C101:A.C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1.85009705295291">
                <text:p>1.85009705295291</text:p>
              </table:table-cell>
              <table:table-cell office:value-type="float" office:value="1.70917085834995">
                <text:p>1.70917085834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2.80410946995838">
                <text:p>2.80410946995838</text:p>
              </table:table-cell>
              <table:table-cell office:value-type="float" office:value="2.58449873302977">
                <text:p>2.58449873302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3.72819811659553">
                <text:p>3.72819811659553</text:p>
              </table:table-cell>
              <table:table-cell office:value-type="float" office:value="3.41537867684635">
                <text:p>3.41537867684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4.62995583326299">
                <text:p>4.62995583326299</text:p>
              </table:table-cell>
              <table:table-cell office:value-type="float" office:value="4.32130836830079">
                <text:p>4.32130836830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5.59320213133784">
                <text:p>5.59320213133784</text:p>
              </table:table-cell>
              <table:table-cell office:value-type="float" office:value="5.17943605555333">
                <text:p>5.17943605555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6.57282525457693">
                <text:p>6.57282525457693</text:p>
              </table:table-cell>
              <table:table-cell office:value-type="float" office:value="6.06490127557821">
                <text:p>6.064901275578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7.40106274158757">
                <text:p>7.40106274158757</text:p>
              </table:table-cell>
              <table:table-cell office:value-type="float" office:value="6.95569172440993">
                <text:p>6.95569172440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8.24672476593571">
                <text:p>8.24672476593571</text:p>
              </table:table-cell>
              <table:table-cell office:value-type="float" office:value="7.86136558079174">
                <text:p>7.86136558079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9.41681185282999">
                <text:p>9.41681185282999</text:p>
              </table:table-cell>
              <table:table-cell office:value-type="float" office:value="8.76245074190568">
                <text:p>8.76245074190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10.0868693490156">
                <text:p>10.0868693490156</text:p>
              </table:table-cell>
              <table:table-cell office:value-type="float" office:value="9.65318843085598">
                <text:p>9.653188430855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01cm" svg:height="12.941cm" xlink:href=".." xlink:type="simple" chart:class="chart:scatter" chart:style-name="ch1">
        <chart:title svg:x="4.677cm" svg:y="0.393cm" chart:style-name="ch2">
          <text:p>Tempo de Resposta(s) x Tamanho da Mensagem(bytes)</text:p>
        </chart:title>
        <chart:legend chart:legend-position="end" svg:x="20.387cm" svg:y="5.922cm" style:legend-expansion="high" chart:style-name="ch3"/>
        <chart:plot-area chart:style-name="ch4" table:cell-range-address="B.B49:B.D59 B.C48:B.D48" chart:data-source-has-labels="row" svg:x="1.52cm" svg:y="1.504cm" svg:width="18.407cm" svg:height="10.149cm">
          <chartooo:coordinate-region svg:x="2.141cm" svg:y="1.703cm" svg:width="17.321cm" svg:height="9.303cm"/>
          <chart:axis chart:dimension="x" chart:name="primary-x" chart:style-name="ch5">
            <chart:title svg:x="8.304cm" svg:y="11.912cm" chart:style-name="ch6">
              <text:p>Tamanho da Mensagem(bytes)</text:p>
            </chart:title>
          </chart:axis>
          <chart:axis chart:dimension="y" chart:name="primary-y" chart:style-name="ch7">
            <chart:title svg:x="0.451cm" svg:y="8.362cm" chart:style-name="ch8">
              <text:p>Tempo de Resposta(s)</text:p>
            </chart:title>
            <chart:grid chart:style-name="ch9" chart:class="major"/>
          </chart:axis>
          <chart:series chart:style-name="ch10" chart:values-cell-range-address="B.C49:B.C59" chart:label-cell-address="B.C48:B.C48" chart:class="chart:scatter">
            <chart:domain table:cell-range-address="B.B49:B.B59"/>
            <chart:data-point chart:repeated="11"/>
          </chart:series>
          <chart:series chart:style-name="ch11" chart:values-cell-range-address="B.D49:B.D59" chart:label-cell-address="B.D48:B.D48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M = 400</text:p>
                <draw:g>
                  <svg:desc>B.C48:B.C48</svg:desc>
                </draw:g>
              </table:table-cell>
              <table:table-cell office:value-type="string">
                <text:p>Trab 1</text:p>
                <draw:g>
                  <svg:desc>B.D48:B.D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.B49:B.B59</svg:desc>
                </draw:g>
              </table:table-cell>
              <table:table-cell office:value-type="float" office:value="0">
                <text:p>0</text:p>
                <draw:g>
                  <svg:desc>B.C49:B.C59</svg:desc>
                </draw:g>
              </table:table-cell>
              <table:table-cell office:value-type="float" office:value="0">
                <text:p>0</text:p>
                <draw:g>
                  <svg:desc>B.D49:B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1.84072108412536">
                <text:p>1.84072108412536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2.79759458342336">
                <text:p>2.79759458342336</text:p>
              </table:table-cell>
              <table:table-cell office:value-type="float" office:value="22.139708329048">
                <text:p>22.139708329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3.75905908051596">
                <text:p>3.75905908051596</text:p>
              </table:table-cell>
              <table:table-cell office:value-type="float" office:value="26.4469928731136">
                <text:p>26.4469928731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4.65285092342595">
                <text:p>4.65285092342595</text:p>
              </table:table-cell>
              <table:table-cell office:value-type="float" office:value="30.1706444911242">
                <text:p>30.1706444911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5.6433583253982">
                <text:p>5.6433583253982</text:p>
              </table:table-cell>
              <table:table-cell office:value-type="float" office:value="34.2246001825186">
                <text:p>34.2246001825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6.67703986943003">
                <text:p>6.67703986943003</text:p>
              </table:table-cell>
              <table:table-cell office:value-type="float" office:value="38.5033317135314">
                <text:p>38.5033317135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7.61065228399405">
                <text:p>7.61065228399405</text:p>
              </table:table-cell>
              <table:table-cell office:value-type="float" office:value="42.6229063467671">
                <text:p>42.62290634676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8.50141922116927">
                <text:p>8.50141922116927</text:p>
              </table:table-cell>
              <table:table-cell office:value-type="float" office:value="48.89">
                <text:p>48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9.50145758275582">
                <text:p>9.50145758275582</text:p>
              </table:table-cell>
              <table:table-cell office:value-type="float" office:value="55.67">
                <text:p>55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10.3115174199735">
                <text:p>10.3115174199735</text:p>
              </table:table-cell>
              <table:table-cell office:value-type="float" office:value="61.45">
                <text:p>61.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21cm" svg:height="12.941cm" xlink:href=".." xlink:type="simple" chart:class="chart:scatter" chart:style-name="ch1">
        <chart:title svg:x="4.687cm" svg:y="0.393cm" chart:style-name="ch2">
          <text:p>Tempo de Resposta(s) x Tamanho da Mensagem(bytes)</text:p>
        </chart:title>
        <chart:legend chart:legend-position="end" svg:x="20.169cm" svg:y="5.922cm" style:legend-expansion="high" chart:style-name="ch3"/>
        <chart:plot-area chart:style-name="ch4" table:cell-range-address="Planilha3.A3:Planilha3.C13 Planilha3.B2:Planilha3.C2" chart:data-source-has-labels="row" svg:x="1.52cm" svg:y="1.504cm" svg:width="18.189cm" svg:height="10.149cm">
          <chartooo:coordinate-region svg:x="2.432cm" svg:y="1.703cm" svg:width="16.626cm" svg:height="9.303cm"/>
          <chart:axis chart:dimension="x" chart:name="primary-x" chart:style-name="ch5">
            <chart:title svg:x="8.195cm" svg:y="11.912cm" chart:style-name="ch6">
              <text:p>Tamanho da Mensagem(bytes)</text:p>
            </chart:title>
          </chart:axis>
          <chart:axis chart:dimension="y" chart:name="primary-y" chart:style-name="ch7">
            <chart:title svg:x="0.451cm" svg:y="8.362cm" chart:style-name="ch8">
              <text:p>Tempo de Resposta(s)</text:p>
            </chart:title>
            <chart:grid chart:style-name="ch9" chart:class="major"/>
          </chart:axis>
          <chart:series chart:style-name="ch10" chart:values-cell-range-address="Planilha3.B3:Planilha3.B13" chart:label-cell-address="Planilha3.B2:Planilha3.B2" chart:class="chart:scatter">
            <chart:domain table:cell-range-address="Planilha3.A3:Planilha3.A13"/>
            <chart:data-point chart:repeated="11"/>
          </chart:series>
          <chart:series chart:style-name="ch11" chart:values-cell-range-address="Planilha3.C3:Planilha3.C13" chart:label-cell-address="Planilha3.C2:Planilha3.C2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enário A</text:p>
                <draw:g>
                  <svg:desc>Planilha3.B2:Planilha3.B2</svg:desc>
                </draw:g>
              </table:table-cell>
              <table:table-cell office:value-type="string">
                <text:p>Cenário B</text:p>
                <draw:g>
                  <svg:desc>Planilha3.C2:Planilha3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3.A3:Planilha3.A13</svg:desc>
                </draw:g>
              </table:table-cell>
              <table:table-cell office:value-type="float" office:value="0">
                <text:p>0</text:p>
                <draw:g>
                  <svg:desc>Planilha3.B3:Planilha3.B13</svg:desc>
                </draw:g>
              </table:table-cell>
              <table:table-cell office:value-type="float" office:value="0">
                <text:p>0</text:p>
                <draw:g>
                  <svg:desc>Planilha3.C3:Planilha3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1.70917085834995">
                <text:p>1.70917085834995</text:p>
              </table:table-cell>
              <table:table-cell office:value-type="float" office:value="4.44571428571429">
                <text:p>4.44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2.58449873302977">
                <text:p>2.58449873302977</text:p>
              </table:table-cell>
              <table:table-cell office:value-type="float" office:value="6.32563095115657">
                <text:p>6.32563095115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3.41537867684635">
                <text:p>3.41537867684635</text:p>
              </table:table-cell>
              <table:table-cell office:value-type="float" office:value="7.55628367803246">
                <text:p>7.55628367803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4.32130836830079">
                <text:p>4.32130836830079</text:p>
              </table:table-cell>
              <table:table-cell office:value-type="float" office:value="8.6201841403212">
                <text:p>8.6201841403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5.17943605555333">
                <text:p>5.17943605555333</text:p>
              </table:table-cell>
              <table:table-cell office:value-type="float" office:value="9.77845719500531">
                <text:p>9.77845719500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6.06490127557821">
                <text:p>6.06490127557821</text:p>
              </table:table-cell>
              <table:table-cell office:value-type="float" office:value="11.0009519181518">
                <text:p>11.0009519181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6.95569172440993">
                <text:p>6.95569172440993</text:p>
              </table:table-cell>
              <table:table-cell office:value-type="float" office:value="12.1779732419335">
                <text:p>12.1779732419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7.86136558079174">
                <text:p>7.86136558079174</text:p>
              </table:table-cell>
              <table:table-cell office:value-type="float" office:value="13.9685714285714">
                <text:p>13.9685714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8.76245074190568">
                <text:p>8.76245074190568</text:p>
              </table:table-cell>
              <table:table-cell office:value-type="float" office:value="15.9057142857143">
                <text:p>15.9057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9.65318843085598">
                <text:p>9.65318843085598</text:p>
              </table:table-cell>
              <table:table-cell office:value-type="float" office:value="17.5571428571429">
                <text:p>17.55714285714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01cm" svg:height="12.941cm" xlink:href=".." xlink:type="simple" chart:class="chart:scatter" chart:style-name="ch1">
        <chart:title svg:x="4.677cm" svg:y="0.393cm" chart:style-name="ch2">
          <text:p>Tempo de Resposta(s) x Tamanho da Mensagem(bytes)</text:p>
        </chart:title>
        <chart:legend chart:legend-position="end" svg:x="20.149cm" svg:y="5.922cm" style:legend-expansion="high" chart:style-name="ch3"/>
        <chart:plot-area chart:style-name="ch4" table:cell-range-address="Planilha4.A2:Planilha4.C12 Planilha4.B1:Planilha4.C1" chart:data-source-has-labels="row" svg:x="1.52cm" svg:y="1.504cm" svg:width="18.169cm" svg:height="10.149cm">
          <chartooo:coordinate-region svg:x="2.432cm" svg:y="1.703cm" svg:width="16.606cm" svg:height="9.303cm"/>
          <chart:axis chart:dimension="x" chart:name="primary-x" chart:style-name="ch5">
            <chart:title svg:x="8.185cm" svg:y="11.912cm" chart:style-name="ch6">
              <text:p>Tamanho da Mensagem(bytes)</text:p>
            </chart:title>
          </chart:axis>
          <chart:axis chart:dimension="y" chart:name="primary-y" chart:style-name="ch7">
            <chart:title svg:x="0.451cm" svg:y="8.362cm" chart:style-name="ch8">
              <text:p>Tempo de Resposta(s)</text:p>
            </chart:title>
            <chart:grid chart:style-name="ch9" chart:class="major"/>
          </chart:axis>
          <chart:series chart:style-name="ch10" chart:values-cell-range-address="Planilha4.B2:Planilha4.B12" chart:label-cell-address="Planilha4.B1:Planilha4.B1" chart:class="chart:scatter">
            <chart:domain table:cell-range-address="Planilha4.A2:Planilha4.A12"/>
            <chart:data-point chart:repeated="11"/>
          </chart:series>
          <chart:series chart:style-name="ch11" chart:values-cell-range-address="Planilha4.C2:Planilha4.C12" chart:label-cell-address="Planilha4.C1:Planilha4.C1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enário A</text:p>
                <draw:g>
                  <svg:desc>Planilha4.B1:Planilha4.B1</svg:desc>
                </draw:g>
              </table:table-cell>
              <table:table-cell office:value-type="string">
                <text:p>Cenário B</text:p>
                <draw:g>
                  <svg:desc>Planilha4.C1:Planilha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4.A2:Planilha4.A12</svg:desc>
                </draw:g>
              </table:table-cell>
              <table:table-cell office:value-type="float" office:value="0">
                <text:p>0</text:p>
                <draw:g>
                  <svg:desc>Planilha4.B2:Planilha4.B12</svg:desc>
                </draw:g>
              </table:table-cell>
              <table:table-cell office:value-type="float" office:value="0">
                <text:p>0</text:p>
                <draw:g>
                  <svg:desc>Planilha4.C2:Planilha4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1.85009705295291">
                <text:p>1.85009705295291</text:p>
              </table:table-cell>
              <table:table-cell office:value-type="float" office:value="1.84072108412536">
                <text:p>1.84072108412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2.80410946995838">
                <text:p>2.80410946995838</text:p>
              </table:table-cell>
              <table:table-cell office:value-type="float" office:value="2.79759458342336">
                <text:p>2.79759458342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3.72819811659553">
                <text:p>3.72819811659553</text:p>
              </table:table-cell>
              <table:table-cell office:value-type="float" office:value="3.75905908051596">
                <text:p>3.759059080515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4.62995583326299">
                <text:p>4.62995583326299</text:p>
              </table:table-cell>
              <table:table-cell office:value-type="float" office:value="4.65285092342595">
                <text:p>4.65285092342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5.59320213133784">
                <text:p>5.59320213133784</text:p>
              </table:table-cell>
              <table:table-cell office:value-type="float" office:value="5.6433583253982">
                <text:p>5.6433583253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6.57282525457693">
                <text:p>6.57282525457693</text:p>
              </table:table-cell>
              <table:table-cell office:value-type="float" office:value="6.67703986943003">
                <text:p>6.67703986943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7.40106274158757">
                <text:p>7.40106274158757</text:p>
              </table:table-cell>
              <table:table-cell office:value-type="float" office:value="7.61065228399405">
                <text:p>7.610652283994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8.24672476593571">
                <text:p>8.24672476593571</text:p>
              </table:table-cell>
              <table:table-cell office:value-type="float" office:value="8.50141922116927">
                <text:p>8.50141922116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9.41681185282999">
                <text:p>9.41681185282999</text:p>
              </table:table-cell>
              <table:table-cell office:value-type="float" office:value="9.50145758275582">
                <text:p>9.501457582755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10.0868693490156">
                <text:p>10.0868693490156</text:p>
              </table:table-cell>
              <table:table-cell office:value-type="float" office:value="10.3115174199735">
                <text:p>10.31151741997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